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41cm"/>
    </style:style>
    <style:style style:name="co2" style:family="table-column">
      <style:table-column-properties fo:break-before="auto" style:column-width="2.048cm"/>
    </style:style>
    <style:style style:name="co3" style:family="table-column">
      <style:table-column-properties fo:break-before="auto" style:column-width="5.193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2.688cm"/>
    </style:style>
    <style:style style:name="co6" style:family="table-column">
      <style:table-column-properties fo:break-before="auto" style:column-width="6.888cm"/>
    </style:style>
    <style:style style:name="co7" style:family="table-column">
      <style:table-column-properties fo:break-before="auto" style:column-width="5.606cm"/>
    </style:style>
    <style:style style:name="co8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5.798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3.106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0.64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101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office:value-type="string" table:number-columns-spanned="1" table:number-rows-spanned="3">
            <text:p>Land</text:p>
          </table:table-cell>
          <table:table-cell table:number-columns-repeated="6"/>
          <table:table-cell office:value-type="string">
            <text:p>%</text:p>
          </table:table-cell>
          <table:table-cell office:value-type="string">
            <text:p>Absolut</text:p>
          </table:table-cell>
          <table:table-cell table:number-columns-repeated="1015"/>
        </table:table-row>
        <table:table-row table:style-name="ro3">
          <table:covered-table-cell/>
          <table:table-cell office:value-type="string">
            <text:p>Träger</text:p>
          </table:table-cell>
          <table:table-cell office:value-type="string">
            <text:p>Hochschulart</text:p>
          </table:table-cell>
          <table:table-cell office:value-type="string">
            <text:p>HS-Art</text:p>
          </table:table-cell>
          <table:table-cell/>
          <table:table-cell office:value-type="string">
            <text:p>Straße</text:p>
          </table:table-cell>
          <table:table-cell office:value-type="string">
            <text:p>PLZ Stadt</text:p>
          </table:table-cell>
          <table:table-cell office:value-type="string" table:number-columns-spanned="1" table:number-rows-spanned="2">
            <text:p>der gewerblichen Wirtschaft (u.dgl.)</text:p>
          </table:table-cell>
          <table:table-cell office:value-type="string" table:number-columns-spanned="1" table:number-rows-spanned="2">
            <text:p>der gewerblichen Wirtschaft (u.dgl.)</text:p>
          </table:table-cell>
          <table:table-cell table:number-columns-repeated="1015"/>
        </table:table-row>
        <table:table-row table:style-name="ro1">
          <table:covered-table-cell/>
          <table:table-cell table:number-columns-repeated="6"/>
          <table:covered-table-cell table:number-columns-repeated="2"/>
          <table:table-cell table:number-columns-repeated="1015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sklinikum Schleswig-Holstein</text:p>
          </table:table-cell>
          <table:table-cell office:value-type="string">
            <text:p>Arnold-Heller-Straße 3 </text:p>
          </table:table-cell>
          <table:table-cell office:value-type="string">
            <text:p>24105 Kiel</text:p>
          </table:table-cell>
          <table:table-cell office:value-type="float" office:value="35.649">
            <text:p>35,649</text:p>
          </table:table-cell>
          <table:table-cell office:value-type="float" office:value="15161623">
            <text:p>15161623</text:p>
          </table:table-cell>
          <table:table-cell/>
          <table:table-cell office:value-type="string">
            <text:p>54.329582</text:p>
          </table:table-cell>
          <table:table-cell office:value-type="string">
            <text:p>10.140986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Kiel</text:p>
          </table:table-cell>
          <table:table-cell office:value-type="string">
            <text:p>Christian-Albrechts-Platz 4</text:p>
          </table:table-cell>
          <table:table-cell office:value-type="string">
            <text:p>24118 Kiel</text:p>
          </table:table-cell>
          <table:table-cell office:value-type="float" office:value="17.222">
            <text:p>17,222</text:p>
          </table:table-cell>
          <table:table-cell office:value-type="float" office:value="9689767">
            <text:p>9689767</text:p>
          </table:table-cell>
          <table:table-cell/>
          <table:table-cell office:value-type="string">
            <text:p>54.338453</text:p>
          </table:table-cell>
          <table:table-cell office:value-type="string">
            <text:p>10.122797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Lübeck</text:p>
          </table:table-cell>
          <table:table-cell office:value-type="string">
            <text:p>Ratzeburger Allee 160</text:p>
          </table:table-cell>
          <table:table-cell office:value-type="string">
            <text:p>23562 Lübeck</text:p>
          </table:table-cell>
          <table:table-cell office:value-type="float" office:value="12.374">
            <text:p>12,374</text:p>
          </table:table-cell>
          <table:table-cell office:value-type="float" office:value="1100782">
            <text:p>1100782</text:p>
          </table:table-cell>
          <table:table-cell/>
          <table:table-cell office:value-type="string">
            <text:p>53.8365</text:p>
          </table:table-cell>
          <table:table-cell office:value-type="string">
            <text:p>10.712459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Flensburg</text:p>
          </table:table-cell>
          <table:table-cell office:value-type="string">
            <text:p>Auf dem Campus 1</text:p>
          </table:table-cell>
          <table:table-cell office:value-type="string">
            <text:p>24943 Flensburg</text:p>
          </table:table-cell>
          <table:table-cell office:value-type="float" office:value="26.373">
            <text:p>26,373</text:p>
          </table:table-cell>
          <table:table-cell office:value-type="float" office:value="567819">
            <text:p>567819</text:p>
          </table:table-cell>
          <table:table-cell/>
          <table:table-cell office:value-type="string">
            <text:p>54.776609</text:p>
          </table:table-cell>
          <table:table-cell office:value-type="string">
            <text:p>9.458917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Musikhochschule Lübeck</text:p>
          </table:table-cell>
          <table:table-cell office:value-type="string">
            <text:p>Große Petersgrube 21</text:p>
          </table:table-cell>
          <table:table-cell office:value-type="string">
            <text:p>23552 Lübec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865045</text:p>
          </table:table-cell>
          <table:table-cell office:value-type="string">
            <text:p>10.682047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Muthesius Kunsthochschule Kiel</text:p>
          </table:table-cell>
          <table:table-cell office:value-type="string">
            <text:p>Legienstraße 35</text:p>
          </table:table-cell>
          <table:table-cell office:value-type="string">
            <text:p>24103 Kiel</text:p>
          </table:table-cell>
          <table:table-cell office:value-type="float" office:value="10.736">
            <text:p>10,736</text:p>
          </table:table-cell>
          <table:table-cell office:value-type="float" office:value="81047">
            <text:p>81047</text:p>
          </table:table-cell>
          <table:table-cell/>
          <table:table-cell office:value-type="string">
            <text:p>54.328057</text:p>
          </table:table-cell>
          <table:table-cell office:value-type="string">
            <text:p>10.128908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Wedel</text:p>
          </table:table-cell>
          <table:table-cell office:value-type="string">
            <text:p>Feldstraße 143</text:p>
          </table:table-cell>
          <table:table-cell office:value-type="string">
            <text:p>22880 Wedel</text:p>
          </table:table-cell>
          <table:table-cell office:value-type="float" office:value="51.02">
            <text:p>51,02</text:p>
          </table:table-cell>
          <table:table-cell office:value-type="float" office:value="37500">
            <text:p>37500</text:p>
          </table:table-cell>
          <table:table-cell/>
          <table:table-cell office:value-type="string">
            <text:p>53.577843</text:p>
          </table:table-cell>
          <table:table-cell office:value-type="string">
            <text:p>9.728757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Elmshorn (Nordakademie)</text:p>
          </table:table-cell>
          <table:table-cell office:value-type="string">
            <text:p>Köllner Chaussee 11</text:p>
          </table:table-cell>
          <table:table-cell office:value-type="string">
            <text:p>25337 Elmshorn</text:p>
          </table:table-cell>
          <table:table-cell office:value-type="float" office:value="100">
            <text:p>100</text:p>
          </table:table-cell>
          <table:table-cell office:value-type="float" office:value="136000">
            <text:p>136000</text:p>
          </table:table-cell>
          <table:table-cell/>
          <table:table-cell office:value-type="string">
            <text:p>53.753383</text:p>
          </table:table-cell>
          <table:table-cell office:value-type="string">
            <text:p>9.672756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lensburg</text:p>
          </table:table-cell>
          <table:table-cell office:value-type="string">
            <text:p>Kanzleistraße 91</text:p>
          </table:table-cell>
          <table:table-cell office:value-type="string">
            <text:p>24943 Flensburg</text:p>
          </table:table-cell>
          <table:table-cell office:value-type="float" office:value="13.11">
            <text:p>13,11</text:p>
          </table:table-cell>
          <table:table-cell office:value-type="float" office:value="398477">
            <text:p>398477</text:p>
          </table:table-cell>
          <table:table-cell/>
          <table:table-cell office:value-type="string">
            <text:p>54.774735</text:p>
          </table:table-cell>
          <table:table-cell office:value-type="string">
            <text:p>9.446456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Kiel</text:p>
          </table:table-cell>
          <table:table-cell office:value-type="string">
            <text:p>Sokratesplatz 1</text:p>
          </table:table-cell>
          <table:table-cell office:value-type="string">
            <text:p>24149 Kiel</text:p>
          </table:table-cell>
          <table:table-cell office:value-type="float" office:value="6.061">
            <text:p>6,061</text:p>
          </table:table-cell>
          <table:table-cell office:value-type="float" office:value="109971">
            <text:p>109971</text:p>
          </table:table-cell>
          <table:table-cell/>
          <table:table-cell office:value-type="string">
            <text:p>54.332683</text:p>
          </table:table-cell>
          <table:table-cell office:value-type="string">
            <text:p>10.180487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Lübeck</text:p>
          </table:table-cell>
          <table:table-cell office:value-type="string">
            <text:p>Mönkhofer Weg 239</text:p>
          </table:table-cell>
          <table:table-cell office:value-type="string">
            <text:p>23562 Lübeck</text:p>
          </table:table-cell>
          <table:table-cell office:value-type="float" office:value="5.366">
            <text:p>5,366</text:p>
          </table:table-cell>
          <table:table-cell office:value-type="float" office:value="171135">
            <text:p>171135</text:p>
          </table:table-cell>
          <table:table-cell/>
          <table:table-cell office:value-type="string">
            <text:p>53.836942</text:p>
          </table:table-cell>
          <table:table-cell office:value-type="string">
            <text:p>10.699963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Westküste, Heide</text:p>
          </table:table-cell>
          <table:table-cell office:value-type="string">
            <text:p>Fritz-Thiedemann-Ring 20</text:p>
          </table:table-cell>
          <table:table-cell office:value-type="string">
            <text:p>25746 Heide</text:p>
          </table:table-cell>
          <table:table-cell office:value-type="float" office:value="52.957">
            <text:p>52,957</text:p>
          </table:table-cell>
          <table:table-cell office:value-type="float" office:value="695583">
            <text:p>695583</text:p>
          </table:table-cell>
          <table:table-cell/>
          <table:table-cell office:value-type="string">
            <text:p>54.195553</text:p>
          </table:table-cell>
          <table:table-cell office:value-type="string">
            <text:p>9.124327</text:p>
          </table:table-cell>
          <table:table-cell table:number-columns-repeated="1012"/>
        </table:table-row>
        <table:table-row table:style-name="ro1">
          <table:table-cell office:value-type="string">
            <text:p>Schleswig-Holtste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FH für Verwaltung und Dienstleistung Altenholz</text:p>
          </table:table-cell>
          <table:table-cell office:value-type="string">
            <text:p>Rehmkamp 10</text:p>
          </table:table-cell>
          <table:table-cell office:value-type="string">
            <text:p>24161 Altenholz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4.402615</text:p>
          </table:table-cell>
          <table:table-cell office:value-type="string">
            <text:p>10.132108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Bucerius Law School Hamburg (Priv. H)</text:p>
          </table:table-cell>
          <table:table-cell office:value-type="string">
            <text:p>Jungiusstraße 6</text:p>
          </table:table-cell>
          <table:table-cell office:value-type="string">
            <text:p>20355 Hamburg</text:p>
          </table:table-cell>
          <table:table-cell office:value-type="float" office:value="82.519">
            <text:p>82,519</text:p>
          </table:table-cell>
          <table:table-cell office:value-type="float" office:value="1254748">
            <text:p>1254748</text:p>
          </table:table-cell>
          <table:table-cell/>
          <table:table-cell office:value-type="string">
            <text:p>53.559045</text:p>
          </table:table-cell>
          <table:table-cell office:value-type="string">
            <text:p>9.982611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Hamburg (Klinikum)</text:p>
          </table:table-cell>
          <table:table-cell office:value-type="string">
            <text:p>Martinistraße 52</text:p>
          </table:table-cell>
          <table:table-cell office:value-type="string">
            <text:p>20246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590013</text:p>
          </table:table-cell>
          <table:table-cell office:value-type="string">
            <text:p>9.978367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Hafencity Universität Hamburg</text:p>
          </table:table-cell>
          <table:table-cell office:value-type="string">
            <text:p>Hebebrandstraße 1</text:p>
          </table:table-cell>
          <table:table-cell office:value-type="string">
            <text:p>22297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607109</text:p>
          </table:table-cell>
          <table:table-cell office:value-type="string">
            <text:p>10.030466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Hamburg (ohne Klinikum)</text:p>
          </table:table-cell>
          <table:table-cell office:value-type="string">
            <text:p>Mittelweg 177</text:p>
          </table:table-cell>
          <table:table-cell office:value-type="string">
            <text:p>20148 Hamburg</text:p>
          </table:table-cell>
          <table:table-cell office:value-type="float" office:value="8.462">
            <text:p>8,462</text:p>
          </table:table-cell>
          <table:table-cell office:value-type="float" office:value="7003550">
            <text:p>7003550</text:p>
          </table:table-cell>
          <table:table-cell/>
          <table:table-cell office:value-type="string">
            <text:p>53.563791</text:p>
          </table:table-cell>
          <table:table-cell office:value-type="string">
            <text:p>9.994432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Staats- und Universitätsbibliothek Hamburg</text:p>
          </table:table-cell>
          <table:table-cell office:value-type="string">
            <text:p>Von-Melle-Park 3</text:p>
          </table:table-cell>
          <table:table-cell office:value-type="string">
            <text:p>20146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564939</text:p>
          </table:table-cell>
          <table:table-cell office:value-type="string">
            <text:p>9.986455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Hamburg-Harburg</text:p>
          </table:table-cell>
          <table:table-cell office:value-type="string">
            <text:p>Schwarzenbergstraße 93</text:p>
          </table:table-cell>
          <table:table-cell office:value-type="string">
            <text:p>21073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463781</text:p>
          </table:table-cell>
          <table:table-cell office:value-type="string">
            <text:p>9.969759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4">
            <text:p>14</text:p>
          </table:table-cell>
          <table:table-cell office:value-type="string">
            <text:p>Helmut-Schmidt-Universität Hamburg</text:p>
          </table:table-cell>
          <table:table-cell office:value-type="string">
            <text:p>Holstenhofweg 85</text:p>
          </table:table-cell>
          <table:table-cell office:value-type="string">
            <text:p>22043 Hamburg</text:p>
          </table:table-cell>
          <table:table-cell office:value-type="float" office:value="41.108">
            <text:p>41,108</text:p>
          </table:table-cell>
          <table:table-cell office:value-type="float" office:value="3202659">
            <text:p>3202659</text:p>
          </table:table-cell>
          <table:table-cell/>
          <table:table-cell office:value-type="string">
            <text:p>53.568973</text:p>
          </table:table-cell>
          <table:table-cell office:value-type="string">
            <text:p>10.106118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und Theater Hamburg</text:p>
          </table:table-cell>
          <table:table-cell office:value-type="string">
            <text:p>Harvestehuder Weg 12</text:p>
          </table:table-cell>
          <table:table-cell office:value-type="string">
            <text:p>20148 Hamburg</text:p>
          </table:table-cell>
          <table:table-cell office:value-type="float" office:value="16.52">
            <text:p>16,52</text:p>
          </table:table-cell>
          <table:table-cell office:value-type="float" office:value="134729">
            <text:p>134729</text:p>
          </table:table-cell>
          <table:table-cell/>
          <table:table-cell office:value-type="string">
            <text:p>53.570369</text:p>
          </table:table-cell>
          <table:table-cell office:value-type="string">
            <text:p>10.000192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Bildende Künste Hamburg</text:p>
          </table:table-cell>
          <table:table-cell office:value-type="string">
            <text:p>Lerchenfeld 2</text:p>
          </table:table-cell>
          <table:table-cell office:value-type="string">
            <text:p>22081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567138</text:p>
          </table:table-cell>
          <table:table-cell office:value-type="string">
            <text:p>10.030938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BC Euro Business College Hamburg (Priv. FH)</text:p>
          </table:table-cell>
          <table:table-cell office:value-type="string">
            <text:p>Esplanade 6</text:p>
          </table:table-cell>
          <table:table-cell office:value-type="string">
            <text:p>20354 Hamburg</text:p>
          </table:table-cell>
          <table:table-cell office:value-type="float" office:value="100">
            <text:p>100</text:p>
          </table:table-cell>
          <table:table-cell office:value-type="float" office:value="71550">
            <text:p>71550</text:p>
          </table:table-cell>
          <table:table-cell/>
          <table:table-cell office:value-type="string">
            <text:p>53.55766</text:p>
          </table:table-cell>
          <table:table-cell office:value-type="string">
            <text:p>9.99187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ISS International Business School of Service Management Hamburg (Priv. FH)</text:p>
          </table:table-cell>
          <table:table-cell office:value-type="string">
            <text:p>Hans-Henny-Jahnn-Weg 9</text:p>
          </table:table-cell>
          <table:table-cell office:value-type="string">
            <text:p>22085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57947</text:p>
          </table:table-cell>
          <table:table-cell office:value-type="string">
            <text:p>10.014242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. Hochschule für Soziale Arbeit und Diakonie, Hamburg (FH)</text:p>
          </table:table-cell>
          <table:table-cell office:value-type="string">
            <text:p>Horner Weg 170</text:p>
          </table:table-cell>
          <table:table-cell office:value-type="string">
            <text:p>22111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555074</text:p>
          </table:table-cell>
          <table:table-cell office:value-type="string">
            <text:p>10.071874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ochschule Fresenius Idstein in Hamburg (Priv. FH)</text:p>
          </table:table-cell>
          <table:table-cell office:value-type="string">
            <text:p>Limburger Straße 2</text:p>
          </table:table-cell>
          <table:table-cell office:value-type="string">
            <text:p>65510 Idste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221345</text:p>
          </table:table-cell>
          <table:table-cell office:value-type="string">
            <text:p>8.267099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SBA Hamburg School of Business Admin. (Priv. FH)</text:p>
          </table:table-cell>
          <table:table-cell office:value-type="string">
            <text:p>Alter Wall 38</text:p>
          </table:table-cell>
          <table:table-cell office:value-type="string">
            <text:p>20457 Ham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549693</text:p>
          </table:table-cell>
          <table:table-cell office:value-type="string">
            <text:p>9.989087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für Angewandte Wissenschaften Hamburg</text:p>
          </table:table-cell>
          <table:table-cell office:value-type="string">
            <text:p>Berliner Tor 5</text:p>
          </table:table-cell>
          <table:table-cell office:value-type="string">
            <text:p>20099 Hamburg</text:p>
          </table:table-cell>
          <table:table-cell office:value-type="float" office:value="18.498">
            <text:p>18,498</text:p>
          </table:table-cell>
          <table:table-cell office:value-type="float" office:value="920742">
            <text:p>920742</text:p>
          </table:table-cell>
          <table:table-cell/>
          <table:table-cell office:value-type="string">
            <text:p>53.556577</text:p>
          </table:table-cell>
          <table:table-cell office:value-type="string">
            <text:p>10.021262</text:p>
          </table:table-cell>
          <table:table-cell table:number-columns-repeated="1012"/>
        </table:table-row>
        <table:table-row table:style-name="ro1">
          <table:table-cell office:value-type="string">
            <text:p>Ham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Hochschule der Polizei, Hamburg (Verw-FH)</text:p>
          </table:table-cell>
          <table:table-cell office:value-type="string">
            <text:p>Braamkamp 3B</text:p>
          </table:table-cell>
          <table:table-cell office:value-type="string">
            <text:p>22297 Hamburg</text:p>
          </table:table-cell>
          <table:table-cell office:value-type="float" office:value="49.107">
            <text:p>49,107</text:p>
          </table:table-cell>
          <table:table-cell office:value-type="float" office:value="275000">
            <text:p>275000</text:p>
          </table:table-cell>
          <table:table-cell/>
          <table:table-cell office:value-type="string">
            <text:p>53.601689</text:p>
          </table:table-cell>
          <table:table-cell office:value-type="string">
            <text:p>9.999381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Göttingen (Klinikum)</text:p>
          </table:table-cell>
          <table:table-cell office:value-type="string">
            <text:p>Robert-Koch-Straße 40</text:p>
          </table:table-cell>
          <table:table-cell office:value-type="string">
            <text:p>37075 Göttingen</text:p>
          </table:table-cell>
          <table:table-cell office:value-type="float" office:value="16.259">
            <text:p>16,259</text:p>
          </table:table-cell>
          <table:table-cell office:value-type="float" office:value="6639361">
            <text:p>6639361</text:p>
          </table:table-cell>
          <table:table-cell/>
          <table:table-cell office:value-type="string">
            <text:p>51.550139</text:p>
          </table:table-cell>
          <table:table-cell office:value-type="string">
            <text:p>9.93975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Medizinische Hochschule Hannover</text:p>
          </table:table-cell>
          <table:table-cell office:value-type="string">
            <text:p>Carl-Neuberg-Str. 1</text:p>
          </table:table-cell>
          <table:table-cell office:value-type="string">
            <text:p>30625 Hannover</text:p>
          </table:table-cell>
          <table:table-cell office:value-type="float" office:value="26.697">
            <text:p>26,697</text:p>
          </table:table-cell>
          <table:table-cell office:value-type="float" office:value="22576207">
            <text:p>22576207</text:p>
          </table:table-cell>
          <table:table-cell/>
          <table:table-cell office:value-type="string">
            <text:p>52.383767</text:p>
          </table:table-cell>
          <table:table-cell office:value-type="string">
            <text:p>9.806692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Oldenburg</text:p>
          </table:table-cell>
          <table:table-cell office:value-type="string">
            <text:p>Ammerländer Heerstraße 114-118</text:p>
          </table:table-cell>
          <table:table-cell office:value-type="string">
            <text:p>26129 Oldenburg</text:p>
          </table:table-cell>
          <table:table-cell office:value-type="float" office:value="17.229">
            <text:p>17,229</text:p>
          </table:table-cell>
          <table:table-cell office:value-type="float" office:value="4809622">
            <text:p>4809622</text:p>
          </table:table-cell>
          <table:table-cell/>
          <table:table-cell office:value-type="string">
            <text:p>53.146617</text:p>
          </table:table-cell>
          <table:table-cell office:value-type="string">
            <text:p>8.186227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Osnabrück</text:p>
          </table:table-cell>
          <table:table-cell office:value-type="string">
            <text:p>Barbarastraße 7</text:p>
          </table:table-cell>
          <table:table-cell office:value-type="string">
            <text:p>49076 Osnabrück</text:p>
          </table:table-cell>
          <table:table-cell office:value-type="float" office:value="8.448">
            <text:p>8,448</text:p>
          </table:table-cell>
          <table:table-cell office:value-type="float" office:value="1050561">
            <text:p>1050561</text:p>
          </table:table-cell>
          <table:table-cell/>
          <table:table-cell office:value-type="string">
            <text:p>52.285842</text:p>
          </table:table-cell>
          <table:table-cell office:value-type="string">
            <text:p>8.024148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Vechta</text:p>
          </table:table-cell>
          <table:table-cell office:value-type="string">
            <text:p>Driverstraße 22</text:p>
          </table:table-cell>
          <table:table-cell office:value-type="string">
            <text:p>49377 Vechta</text:p>
          </table:table-cell>
          <table:table-cell office:value-type="float" office:value="45.49">
            <text:p>45,49</text:p>
          </table:table-cell>
          <table:table-cell office:value-type="float" office:value="853216">
            <text:p>853216</text:p>
          </table:table-cell>
          <table:table-cell/>
          <table:table-cell office:value-type="string">
            <text:p>52.721681</text:p>
          </table:table-cell>
          <table:table-cell office:value-type="string">
            <text:p>8.293637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Hildesheim</text:p>
          </table:table-cell>
          <table:table-cell office:value-type="string">
            <text:p>Marienburger Platz 22</text:p>
          </table:table-cell>
          <table:table-cell office:value-type="string">
            <text:p>31141 Hildesheim</text:p>
          </table:table-cell>
          <table:table-cell office:value-type="float" office:value="25.235">
            <text:p>25,235</text:p>
          </table:table-cell>
          <table:table-cell office:value-type="float" office:value="924969">
            <text:p>924969</text:p>
          </table:table-cell>
          <table:table-cell/>
          <table:table-cell office:value-type="string">
            <text:p>52.133403</text:p>
          </table:table-cell>
          <table:table-cell office:value-type="string">
            <text:p>9.974953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Lüneburg</text:p>
          </table:table-cell>
          <table:table-cell office:value-type="string">
            <text:p>Scharnhorststraße 1</text:p>
          </table:table-cell>
          <table:table-cell office:value-type="string">
            <text:p>21335 Lüneburg</text:p>
          </table:table-cell>
          <table:table-cell office:value-type="float" office:value="17.836">
            <text:p>17,836</text:p>
          </table:table-cell>
          <table:table-cell office:value-type="float" office:value="1798241">
            <text:p>1798241</text:p>
          </table:table-cell>
          <table:table-cell/>
          <table:table-cell office:value-type="string">
            <text:p>53.230227</text:p>
          </table:table-cell>
          <table:table-cell office:value-type="string">
            <text:p>10.404863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Göttingen (ohne Klinikum)</text:p>
          </table:table-cell>
          <table:table-cell office:value-type="string">
            <text:p>Goßlerstraße 5</text:p>
          </table:table-cell>
          <table:table-cell office:value-type="string">
            <text:p>37073 Göttingen</text:p>
          </table:table-cell>
          <table:table-cell office:value-type="float" office:value="30.248">
            <text:p>30,248</text:p>
          </table:table-cell>
          <table:table-cell office:value-type="float" office:value="22706182">
            <text:p>22706182</text:p>
          </table:table-cell>
          <table:table-cell/>
          <table:table-cell office:value-type="string">
            <text:p>51.540154</text:p>
          </table:table-cell>
          <table:table-cell office:value-type="string">
            <text:p>9.938538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Braunschweig</text:p>
          </table:table-cell>
          <table:table-cell office:value-type="string">
            <text:p>Bültenweg 88</text:p>
          </table:table-cell>
          <table:table-cell office:value-type="string">
            <text:p>38106 Braunschweig</text:p>
          </table:table-cell>
          <table:table-cell office:value-type="float" office:value="23.576">
            <text:p>23,576</text:p>
          </table:table-cell>
          <table:table-cell office:value-type="float" office:value="17295152">
            <text:p>17295152</text:p>
          </table:table-cell>
          <table:table-cell/>
          <table:table-cell office:value-type="string">
            <text:p>52.273004</text:p>
          </table:table-cell>
          <table:table-cell office:value-type="string">
            <text:p>10.533559</text:p>
          </table:table-cell>
          <table:table-cell table:number-columns-repeated="1012"/>
        </table:table-row>
        <table:table-row table:style-name="ro4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Clausthal</text:p>
          </table:table-cell>
          <table:table-cell office:value-type="string">
            <text:p>Adolph-Roemer-Straße 2a</text:p>
          </table:table-cell>
          <table:table-cell office:value-type="string">
            <text:p>38678 Clausthal-Zellerfeld</text:p>
          </table:table-cell>
          <table:table-cell office:value-type="float" office:value="36.54">
            <text:p>36,54</text:p>
          </table:table-cell>
          <table:table-cell office:value-type="float" office:value="9333202">
            <text:p>9333202</text:p>
          </table:table-cell>
          <table:table-cell/>
          <table:table-cell office:value-type="string">
            <text:p>51.804802</text:p>
          </table:table-cell>
          <table:table-cell office:value-type="string">
            <text:p>10.333893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Hannover</text:p>
          </table:table-cell>
          <table:table-cell office:value-type="string">
            <text:p>Schloßwender Str. 1</text:p>
          </table:table-cell>
          <table:table-cell office:value-type="string">
            <text:p>30159 Hannover</text:p>
          </table:table-cell>
          <table:table-cell office:value-type="float" office:value="27.012">
            <text:p>27,012</text:p>
          </table:table-cell>
          <table:table-cell office:value-type="float" office:value="21427888">
            <text:p>21427888</text:p>
          </table:table-cell>
          <table:table-cell/>
          <table:table-cell office:value-type="string">
            <text:p>52.378853</text:p>
          </table:table-cell>
          <table:table-cell office:value-type="string">
            <text:p>9.722682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ierärztliche Hochschule Hannover</text:p>
          </table:table-cell>
          <table:table-cell office:value-type="string">
            <text:p>Bünteweg 2</text:p>
          </table:table-cell>
          <table:table-cell office:value-type="string">
            <text:p>30559 Hannover</text:p>
          </table:table-cell>
          <table:table-cell office:value-type="float" office:value="4.023">
            <text:p>4,023</text:p>
          </table:table-cell>
          <table:table-cell office:value-type="float" office:value="344626">
            <text:p>344626</text:p>
          </table:table-cell>
          <table:table-cell/>
          <table:table-cell office:value-type="string">
            <text:p>52.35482</text:p>
          </table:table-cell>
          <table:table-cell office:value-type="string">
            <text:p>9.796875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und Theater Hannover</text:p>
          </table:table-cell>
          <table:table-cell office:value-type="string">
            <text:p>Emmichplatz 1</text:p>
          </table:table-cell>
          <table:table-cell office:value-type="string">
            <text:p>30175 Hannover</text:p>
          </table:table-cell>
          <table:table-cell office:value-type="float" office:value="8.041">
            <text:p>8,041</text:p>
          </table:table-cell>
          <table:table-cell office:value-type="float" office:value="61884">
            <text:p>61884</text:p>
          </table:table-cell>
          <table:table-cell/>
          <table:table-cell office:value-type="string">
            <text:p>52.377013</text:p>
          </table:table-cell>
          <table:table-cell office:value-type="string">
            <text:p>9.753057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Bildende Künste Braunschweig</text:p>
          </table:table-cell>
          <table:table-cell office:value-type="string">
            <text:p>Johannes-Selenka-Platz 1</text:p>
          </table:table-cell>
          <table:table-cell office:value-type="string">
            <text:p>38118 Braunschweig</text:p>
          </table:table-cell>
          <table:table-cell office:value-type="float" office:value="57.406">
            <text:p>57,406</text:p>
          </table:table-cell>
          <table:table-cell office:value-type="float" office:value="534243">
            <text:p>534243</text:p>
          </table:table-cell>
          <table:table-cell/>
          <table:table-cell office:value-type="string">
            <text:p>52.258032</text:p>
          </table:table-cell>
          <table:table-cell office:value-type="string">
            <text:p>10.503083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der Wirtschaft Hannove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/>
          <table:table-cell office:value-type="string">
            <text:p>52.380131</text:p>
          </table:table-cell>
          <table:table-cell office:value-type="string">
            <text:p>9.763895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Göttingen</text:p>
          </table:table-cell>
          <table:table-cell office:value-type="string">
            <text:p>Weender Landstraße 3-7</text:p>
          </table:table-cell>
          <table:table-cell office:value-type="string">
            <text:p>37073 Göttingen</text:p>
          </table:table-cell>
          <table:table-cell office:value-type="float" office:value="100">
            <text:p>100</text:p>
          </table:table-cell>
          <table:table-cell office:value-type="float" office:value="203156">
            <text:p>203156</text:p>
          </table:table-cell>
          <table:table-cell/>
          <table:table-cell office:value-type="string">
            <text:p>51.539531</text:p>
          </table:table-cell>
          <table:table-cell office:value-type="string">
            <text:p>9.933522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für Wirtschaft und Technik Vechta/Diepholz/Oldenburg</text:p>
          </table:table-cell>
          <table:table-cell office:value-type="string">
            <text:p>Rombergstraße 40</text:p>
          </table:table-cell>
          <table:table-cell office:value-type="string">
            <text:p>49377 Vechta</text:p>
          </table:table-cell>
          <table:table-cell office:value-type="float" office:value="94.612">
            <text:p>94,612</text:p>
          </table:table-cell>
          <table:table-cell office:value-type="float" office:value="175600">
            <text:p>175600</text:p>
          </table:table-cell>
          <table:table-cell/>
          <table:table-cell office:value-type="string">
            <text:p>52.721233</text:p>
          </table:table-cell>
          <table:table-cell office:value-type="string">
            <text:p>8.278033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FH Ottersberg (Priv. FH)</text:p>
          </table:table-cell>
          <table:table-cell office:value-type="string">
            <text:p>Große Straße 107</text:p>
          </table:table-cell>
          <table:table-cell office:value-type="string">
            <text:p>28870 Otters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10612</text:p>
          </table:table-cell>
          <table:table-cell office:value-type="string">
            <text:p>9.163405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ochschule21, Buxtehude (Priv. FH)</text:p>
          </table:table-cell>
          <table:table-cell office:value-type="string">
            <text:p>Harburger Straße 6</text:p>
          </table:table-cell>
          <table:table-cell office:value-type="string">
            <text:p>21614 Buxtehud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3.47784</text:p>
          </table:table-cell>
          <table:table-cell office:value-type="string">
            <text:p>9.704576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Wilhelmshaven/Oldenburg/Elsfleth (FH)</text:p>
          </table:table-cell>
          <table:table-cell office:value-type="string">
            <text:p>Friedrich-Paffrath-Str. 101</text:p>
          </table:table-cell>
          <table:table-cell office:value-type="string">
            <text:p>26389 Wilhelmshaven</text:p>
          </table:table-cell>
          <table:table-cell office:value-type="float" office:value="25.433">
            <text:p>25,433</text:p>
          </table:table-cell>
          <table:table-cell office:value-type="float" office:value="590418">
            <text:p>590418</text:p>
          </table:table-cell>
          <table:table-cell/>
          <table:table-cell office:value-type="string">
            <text:p>53.545602</text:p>
          </table:table-cell>
          <table:table-cell office:value-type="string">
            <text:p>8.084123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Emden/Leer (FH)</text:p>
          </table:table-cell>
          <table:table-cell office:value-type="string">
            <text:p>Constantiaplatz 4</text:p>
          </table:table-cell>
          <table:table-cell office:value-type="string">
            <text:p>26723 Emden</text:p>
          </table:table-cell>
          <table:table-cell office:value-type="float" office:value="1.885">
            <text:p>1,885</text:p>
          </table:table-cell>
          <table:table-cell office:value-type="float" office:value="20298">
            <text:p>20298</text:p>
          </table:table-cell>
          <table:table-cell/>
          <table:table-cell office:value-type="string">
            <text:p>53.367925</text:p>
          </table:table-cell>
          <table:table-cell office:value-type="string">
            <text:p>7.180744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Braunschweig/Wolfenbüttel (FH)</text:p>
          </table:table-cell>
          <table:table-cell office:value-type="string">
            <text:p>Salzdahlumer Straße 46/48</text:p>
          </table:table-cell>
          <table:table-cell office:value-type="string">
            <text:p>38302 Wolfenbüttel </text:p>
          </table:table-cell>
          <table:table-cell office:value-type="float" office:value="46.639">
            <text:p>46,639</text:p>
          </table:table-cell>
          <table:table-cell office:value-type="float" office:value="2047700">
            <text:p>2047700</text:p>
          </table:table-cell>
          <table:table-cell/>
          <table:table-cell office:value-type="string">
            <text:p>52.1769</text:p>
          </table:table-cell>
          <table:table-cell office:value-type="string">
            <text:p>10.546136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Hannover (FH)</text:p>
          </table:table-cell>
          <table:table-cell office:value-type="string">
            <text:p>Ricklinger Stadtweg 120</text:p>
          </table:table-cell>
          <table:table-cell office:value-type="string">
            <text:p>30459 Hannover</text:p>
          </table:table-cell>
          <table:table-cell office:value-type="float" office:value="5.718">
            <text:p>5,718</text:p>
          </table:table-cell>
          <table:table-cell office:value-type="float" office:value="241872">
            <text:p>241872</text:p>
          </table:table-cell>
          <table:table-cell/>
          <table:table-cell office:value-type="string">
            <text:p>52.352983</text:p>
          </table:table-cell>
          <table:table-cell office:value-type="string">
            <text:p>9.722168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Hildesheim/Holzminden/Göttingen (FH)</text:p>
          </table:table-cell>
          <table:table-cell office:value-type="string">
            <text:p>Hohnsen 4</text:p>
          </table:table-cell>
          <table:table-cell office:value-type="string">
            <text:p>31134 Hildesheim</text:p>
          </table:table-cell>
          <table:table-cell office:value-type="float" office:value="21.407">
            <text:p>21,407</text:p>
          </table:table-cell>
          <table:table-cell office:value-type="float" office:value="565058">
            <text:p>565058</text:p>
          </table:table-cell>
          <table:table-cell/>
          <table:table-cell office:value-type="string">
            <text:p>52.142836</text:p>
          </table:table-cell>
          <table:table-cell office:value-type="string">
            <text:p>9.957974</text:p>
          </table:table-cell>
          <table:table-cell table:number-columns-repeated="1012"/>
        </table:table-row>
        <table:table-row table:style-name="ro1">
          <table:table-cell office:value-type="string">
            <text:p>Nieder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Osnabrück (FH)</text:p>
          </table:table-cell>
          <table:table-cell office:value-type="string">
            <text:p>Albrechtstr. 30 </text:p>
          </table:table-cell>
          <table:table-cell office:value-type="string">
            <text:p>49076 Osnabrüc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281847</text:p>
          </table:table-cell>
          <table:table-cell office:value-type="string">
            <text:p>8.02626</text:p>
          </table:table-cell>
          <table:table-cell table:number-columns-repeated="1012"/>
        </table:table-row>
        <table:table-row table:style-name="ro1">
          <table:table-cell office:value-type="string">
            <text:p>Breme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Jacobs University Bremen (Priv. H)</text:p>
          </table:table-cell>
          <table:table-cell office:value-type="string">
            <text:p>Campus Ring 1</text:p>
          </table:table-cell>
          <table:table-cell office:value-type="string">
            <text:p>28759 Bremen</text:p>
          </table:table-cell>
          <table:table-cell office:value-type="float" office:value="12.917">
            <text:p>12,917</text:p>
          </table:table-cell>
          <table:table-cell office:value-type="float" office:value="1424666">
            <text:p>1424666</text:p>
          </table:table-cell>
          <table:table-cell/>
          <table:table-cell office:value-type="string">
            <text:p>53.167947</text:p>
          </table:table-cell>
          <table:table-cell office:value-type="string">
            <text:p>8.648102</text:p>
          </table:table-cell>
          <table:table-cell table:number-columns-repeated="1012"/>
        </table:table-row>
        <table:table-row table:style-name="ro1">
          <table:table-cell office:value-type="string">
            <text:p>Brem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Bremen</text:p>
          </table:table-cell>
          <table:table-cell office:value-type="string">
            <text:p>Bibliothekstr. 1</text:p>
          </table:table-cell>
          <table:table-cell office:value-type="string">
            <text:p>28359 Bremen</text:p>
          </table:table-cell>
          <table:table-cell office:value-type="float" office:value="17.18">
            <text:p>17,18</text:p>
          </table:table-cell>
          <table:table-cell office:value-type="float" office:value="15718376">
            <text:p>15718376</text:p>
          </table:table-cell>
          <table:table-cell/>
          <table:table-cell office:value-type="string">
            <text:p>53.106527</text:p>
          </table:table-cell>
          <table:table-cell office:value-type="string">
            <text:p>8.851431</text:p>
          </table:table-cell>
          <table:table-cell table:number-columns-repeated="1012"/>
        </table:table-row>
        <table:table-row table:style-name="ro1">
          <table:table-cell office:value-type="string">
            <text:p>Brem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Künste Bremen</text:p>
          </table:table-cell>
          <table:table-cell office:value-type="string">
            <text:p>Am Speicher XI 8</text:p>
          </table:table-cell>
          <table:table-cell office:value-type="string">
            <text:p>28217 Bremen</text:p>
          </table:table-cell>
          <table:table-cell office:value-type="float" office:value="100">
            <text:p>100</text:p>
          </table:table-cell>
          <table:table-cell office:value-type="float" office:value="175734">
            <text:p>175734</text:p>
          </table:table-cell>
          <table:table-cell/>
          <table:table-cell office:value-type="string">
            <text:p>53.098028</text:p>
          </table:table-cell>
          <table:table-cell office:value-type="string">
            <text:p>8.767838</text:p>
          </table:table-cell>
          <table:table-cell table:number-columns-repeated="1012"/>
        </table:table-row>
        <table:table-row table:style-name="ro1">
          <table:table-cell office:value-type="string">
            <text:p>Brem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Bremerhaven</text:p>
          </table:table-cell>
          <table:table-cell office:value-type="string">
            <text:p>An der Karlstadt 8</text:p>
          </table:table-cell>
          <table:table-cell office:value-type="string">
            <text:p>27568 Bremerhaven</text:p>
          </table:table-cell>
          <table:table-cell office:value-type="float" office:value="6.458">
            <text:p>6,458</text:p>
          </table:table-cell>
          <table:table-cell office:value-type="float" office:value="175917">
            <text:p>175917</text:p>
          </table:table-cell>
          <table:table-cell/>
          <table:table-cell office:value-type="string">
            <text:p>53.540385</text:p>
          </table:table-cell>
          <table:table-cell office:value-type="string">
            <text:p>8.583813</text:p>
          </table:table-cell>
          <table:table-cell table:number-columns-repeated="1012"/>
        </table:table-row>
        <table:table-row table:style-name="ro1">
          <table:table-cell office:value-type="string">
            <text:p>Brem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Bremen</text:p>
          </table:table-cell>
          <table:table-cell office:value-type="string">
            <text:p>Neustadtswall 30</text:p>
          </table:table-cell>
          <table:table-cell office:value-type="string">
            <text:p>28199 Bremen</text:p>
          </table:table-cell>
          <table:table-cell office:value-type="float" office:value="100">
            <text:p>100</text:p>
          </table:table-cell>
          <table:table-cell office:value-type="float" office:value="4898229">
            <text:p>4898229</text:p>
          </table:table-cell>
          <table:table-cell/>
          <table:table-cell office:value-type="string">
            <text:p>53.071564</text:p>
          </table:table-cell>
          <table:table-cell office:value-type="string">
            <text:p>8.795324</text:p>
          </table:table-cell>
          <table:table-cell table:number-columns-repeated="1012"/>
        </table:table-row>
        <table:table-row table:style-name="ro1">
          <table:table-cell office:value-type="string">
            <text:p>Brem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Hochschule für öffentliche Verwaltung Bremen</text:p>
          </table:table-cell>
          <table:table-cell office:value-type="string">
            <text:p>Doventorscontrescarpe 172</text:p>
          </table:table-cell>
          <table:table-cell office:value-type="string">
            <text:p>28195 Bremen</text:p>
          </table:table-cell>
          <table:table-cell office:value-type="float" office:value="100">
            <text:p>100</text:p>
          </table:table-cell>
          <table:table-cell office:value-type="float" office:value="51940">
            <text:p>51940</text:p>
          </table:table-cell>
          <table:table-cell/>
          <table:table-cell office:value-type="string">
            <text:p>53.083928</text:p>
          </table:table-cell>
          <table:table-cell office:value-type="string">
            <text:p>8.796476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Priv. wiss. Hochschule Witten-Herdecke (ohne Klinikum)</text:p>
          </table:table-cell>
          <table:table-cell office:value-type="string">
            <text:p>Alfred-Herrhausen-Straße 50 </text:p>
          </table:table-cell>
          <table:table-cell office:value-type="string">
            <text:p>58448 Witten</text:p>
          </table:table-cell>
          <table:table-cell office:value-type="float" office:value="30.368">
            <text:p>30,368</text:p>
          </table:table-cell>
          <table:table-cell office:value-type="float" office:value="1099000">
            <text:p>1099000</text:p>
          </table:table-cell>
          <table:table-cell/>
          <table:table-cell office:value-type="string">
            <text:p>51.452737</text:p>
          </table:table-cell>
          <table:table-cell office:value-type="string">
            <text:p>7.35733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Duisburg-Essen (Klinikum)</text:p>
          </table:table-cell>
          <table:table-cell office:value-type="string">
            <text:p>Hufelandstraße 55</text:p>
          </table:table-cell>
          <table:table-cell office:value-type="string">
            <text:p>45122 Essen</text:p>
          </table:table-cell>
          <table:table-cell office:value-type="float" office:value="47.003">
            <text:p>47,003</text:p>
          </table:table-cell>
          <table:table-cell office:value-type="float" office:value="13746863">
            <text:p>13746863</text:p>
          </table:table-cell>
          <table:table-cell/>
          <table:table-cell office:value-type="string">
            <text:p>51.436457</text:p>
          </table:table-cell>
          <table:table-cell office:value-type="string">
            <text:p>6.98967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Bochum (Klinikum)</text:p>
          </table:table-cell>
          <table:table-cell office:value-type="string">
            <text:p>In der Schornau 23 - 25</text:p>
          </table:table-cell>
          <table:table-cell/>
          <table:table-cell office:value-type="float" office:value="45.936">
            <text:p>45,936</text:p>
          </table:table-cell>
          <table:table-cell office:value-type="float" office:value="7088073">
            <text:p>7088073</text:p>
          </table:table-cell>
          <table:table-cell/>
          <table:table-cell office:value-type="string">
            <text:p>51.47881</text:p>
          </table:table-cell>
          <table:table-cell office:value-type="string">
            <text:p>7.22119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Bonn (Klinikum)</text:p>
          </table:table-cell>
          <table:table-cell office:value-type="string">
            <text:p>Sigmund-Freud-Straße 25</text:p>
          </table:table-cell>
          <table:table-cell office:value-type="string">
            <text:p>53127 Bonn</text:p>
          </table:table-cell>
          <table:table-cell office:value-type="float" office:value="4.023">
            <text:p>4,023</text:p>
          </table:table-cell>
          <table:table-cell office:value-type="float" office:value="1312237">
            <text:p>1312237</text:p>
          </table:table-cell>
          <table:table-cell/>
          <table:table-cell office:value-type="string">
            <text:p>50.700428</text:p>
          </table:table-cell>
          <table:table-cell office:value-type="string">
            <text:p>7.10339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Düsseldorf (Klinikum)</text:p>
          </table:table-cell>
          <table:table-cell office:value-type="string">
            <text:p>Moorenstraße 5</text:p>
          </table:table-cell>
          <table:table-cell office:value-type="string">
            <text:p>40225 Düsseldorf</text:p>
          </table:table-cell>
          <table:table-cell office:value-type="float" office:value="15.945">
            <text:p>15,945</text:p>
          </table:table-cell>
          <table:table-cell office:value-type="float" office:value="3514027">
            <text:p>3514027</text:p>
          </table:table-cell>
          <table:table-cell/>
          <table:table-cell office:value-type="string">
            <text:p>51.198947</text:p>
          </table:table-cell>
          <table:table-cell office:value-type="string">
            <text:p>6.78866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Köln (Klinikum)</text:p>
          </table:table-cell>
          <table:table-cell office:value-type="string">
            <text:p>Kerpener Straße 62</text:p>
          </table:table-cell>
          <table:table-cell office:value-type="string">
            <text:p>50937 Köln</text:p>
          </table:table-cell>
          <table:table-cell office:value-type="float" office:value="37.591">
            <text:p>37,591</text:p>
          </table:table-cell>
          <table:table-cell office:value-type="float" office:value="22505630">
            <text:p>22505630</text:p>
          </table:table-cell>
          <table:table-cell/>
          <table:table-cell office:value-type="string">
            <text:p>50.92274</text:p>
          </table:table-cell>
          <table:table-cell office:value-type="string">
            <text:p>6.91574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Münster (Klinikum)</text:p>
          </table:table-cell>
          <table:table-cell office:value-type="string">
            <text:p>Domagkstraße 5</text:p>
          </table:table-cell>
          <table:table-cell office:value-type="string">
            <text:p>48149 Münster</text:p>
          </table:table-cell>
          <table:table-cell office:value-type="float" office:value="22.248">
            <text:p>22,248</text:p>
          </table:table-cell>
          <table:table-cell office:value-type="float" office:value="9183857">
            <text:p>9183857</text:p>
          </table:table-cell>
          <table:table-cell/>
          <table:table-cell office:value-type="string">
            <text:p>51.961432</text:p>
          </table:table-cell>
          <table:table-cell office:value-type="string">
            <text:p>7.60097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TH Aachen (Klinikum)</text:p>
          </table:table-cell>
          <table:table-cell office:value-type="string">
            <text:p>Pauwelsstraße 30</text:p>
          </table:table-cell>
          <table:table-cell office:value-type="string">
            <text:p>52074 Aachen</text:p>
          </table:table-cell>
          <table:table-cell office:value-type="float" office:value="21.386">
            <text:p>21,386</text:p>
          </table:table-cell>
          <table:table-cell office:value-type="float" office:value="6907640">
            <text:p>6907640</text:p>
          </table:table-cell>
          <table:table-cell/>
          <table:table-cell office:value-type="string">
            <text:p>50.775633</text:p>
          </table:table-cell>
          <table:table-cell office:value-type="string">
            <text:p>6.0439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Duisburg-Essen (ohne Klinikum)</text:p>
          </table:table-cell>
          <table:table-cell office:value-type="string">
            <text:p>Universitätsstraße 2</text:p>
          </table:table-cell>
          <table:table-cell office:value-type="string">
            <text:p>45141 Essen</text:p>
          </table:table-cell>
          <table:table-cell office:value-type="float" office:value="29.457">
            <text:p>29,457</text:p>
          </table:table-cell>
          <table:table-cell office:value-type="float" office:value="18353275">
            <text:p>18353275</text:p>
          </table:table-cell>
          <table:table-cell/>
          <table:table-cell office:value-type="string">
            <text:p>51.463073</text:p>
          </table:table-cell>
          <table:table-cell office:value-type="string">
            <text:p>7.00416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Paderborn</text:p>
          </table:table-cell>
          <table:table-cell office:value-type="string">
            <text:p>Warburger Straße 100</text:p>
          </table:table-cell>
          <table:table-cell office:value-type="string">
            <text:p>33098 Paderborn</text:p>
          </table:table-cell>
          <table:table-cell office:value-type="float" office:value="21.757">
            <text:p>21,757</text:p>
          </table:table-cell>
          <table:table-cell office:value-type="float" office:value="7920865">
            <text:p>7920865</text:p>
          </table:table-cell>
          <table:table-cell/>
          <table:table-cell office:value-type="string">
            <text:p>51.7102</text:p>
          </table:table-cell>
          <table:table-cell office:value-type="string">
            <text:p>8.774184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Siegen</text:p>
          </table:table-cell>
          <table:table-cell office:value-type="string">
            <text:p>Hölderlinstraße 3</text:p>
          </table:table-cell>
          <table:table-cell office:value-type="string">
            <text:p>57076 Siegen</text:p>
          </table:table-cell>
          <table:table-cell office:value-type="float" office:value="18.912">
            <text:p>18,912</text:p>
          </table:table-cell>
          <table:table-cell office:value-type="float" office:value="3898540">
            <text:p>3898540</text:p>
          </table:table-cell>
          <table:table-cell/>
          <table:table-cell office:value-type="string">
            <text:p>50.906199</text:p>
          </table:table-cell>
          <table:table-cell office:value-type="string">
            <text:p>8.0275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Wuppertal</text:p>
          </table:table-cell>
          <table:table-cell office:value-type="string">
            <text:p>Pauluskirchstraße 7</text:p>
          </table:table-cell>
          <table:table-cell office:value-type="string">
            <text:p>42285 Wuppertal</text:p>
          </table:table-cell>
          <table:table-cell office:value-type="float" office:value="30.954">
            <text:p>30,954</text:p>
          </table:table-cell>
          <table:table-cell office:value-type="float" office:value="6073896">
            <text:p>6073896</text:p>
          </table:table-cell>
          <table:table-cell/>
          <table:table-cell office:value-type="string">
            <text:p>51.259754</text:p>
          </table:table-cell>
          <table:table-cell office:value-type="string">
            <text:p>7.16757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Fernuniversität Hagen</text:p>
          </table:table-cell>
          <table:table-cell office:value-type="string">
            <text:p>Universitätsstraße 11</text:p>
          </table:table-cell>
          <table:table-cell office:value-type="string">
            <text:p>58084 Hagen</text:p>
          </table:table-cell>
          <table:table-cell office:value-type="float" office:value="57.055">
            <text:p>57,055</text:p>
          </table:table-cell>
          <table:table-cell office:value-type="float" office:value="4383425">
            <text:p>4383425</text:p>
          </table:table-cell>
          <table:table-cell/>
          <table:table-cell office:value-type="string">
            <text:p>51.376431</text:p>
          </table:table-cell>
          <table:table-cell office:value-type="string">
            <text:p>7.49556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Deutsche Hochschule der Polizei, Münster </text:p>
          </table:table-cell>
          <table:table-cell office:value-type="string">
            <text:p>Zum Roten Berge 18</text:p>
          </table:table-cell>
          <table:table-cell office:value-type="string">
            <text:p>48165 Münste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899359</text:p>
          </table:table-cell>
          <table:table-cell office:value-type="string">
            <text:p>7.6443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Bochum (ohne Klinikum)</text:p>
          </table:table-cell>
          <table:table-cell office:value-type="string">
            <text:p>Universitätsstraße 150</text:p>
          </table:table-cell>
          <table:table-cell office:value-type="string">
            <text:p>44801 Bochum</text:p>
          </table:table-cell>
          <table:table-cell office:value-type="float" office:value="20.803">
            <text:p>20,803</text:p>
          </table:table-cell>
          <table:table-cell office:value-type="float" office:value="17084870">
            <text:p>17084870</text:p>
          </table:table-cell>
          <table:table-cell/>
          <table:table-cell office:value-type="string">
            <text:p>51.446101</text:p>
          </table:table-cell>
          <table:table-cell office:value-type="string">
            <text:p>7.25882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Bonn (ohne Klinikum)</text:p>
          </table:table-cell>
          <table:table-cell office:value-type="string">
            <text:p>Regina-Pacis-Weg 3</text:p>
          </table:table-cell>
          <table:table-cell office:value-type="string">
            <text:p>53113 Bonn</text:p>
          </table:table-cell>
          <table:table-cell office:value-type="float" office:value="7.41">
            <text:p>7,41</text:p>
          </table:table-cell>
          <table:table-cell office:value-type="float" office:value="6282117">
            <text:p>6282117</text:p>
          </table:table-cell>
          <table:table-cell/>
          <table:table-cell office:value-type="string">
            <text:p>50.73376</text:p>
          </table:table-cell>
          <table:table-cell office:value-type="string">
            <text:p>7.1036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Düsseldorf (ohne Klinikum)</text:p>
          </table:table-cell>
          <table:table-cell office:value-type="string">
            <text:p>Universitätsstraße 1</text:p>
          </table:table-cell>
          <table:table-cell office:value-type="string">
            <text:p>40225 Düsseldorf</text:p>
          </table:table-cell>
          <table:table-cell office:value-type="float" office:value="23.326">
            <text:p>23,326</text:p>
          </table:table-cell>
          <table:table-cell office:value-type="float" office:value="6061200">
            <text:p>6061200</text:p>
          </table:table-cell>
          <table:table-cell/>
          <table:table-cell office:value-type="string">
            <text:p>51.19223</text:p>
          </table:table-cell>
          <table:table-cell office:value-type="string">
            <text:p>6.79524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Köln (ohne Klinikum)</text:p>
          </table:table-cell>
          <table:table-cell office:value-type="string">
            <text:p>Albertus-Magnus-Platz</text:p>
          </table:table-cell>
          <table:table-cell office:value-type="string">
            <text:p>50923 Köln</text:p>
          </table:table-cell>
          <table:table-cell office:value-type="float" office:value="8.904">
            <text:p>8,904</text:p>
          </table:table-cell>
          <table:table-cell office:value-type="float" office:value="4556006">
            <text:p>4556006</text:p>
          </table:table-cell>
          <table:table-cell/>
          <table:table-cell office:value-type="string">
            <text:p>50.927949</text:p>
          </table:table-cell>
          <table:table-cell office:value-type="string">
            <text:p>6.928026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Münster (ohne Klinikum)</text:p>
          </table:table-cell>
          <table:table-cell office:value-type="string">
            <text:p>Schlossplatz 2</text:p>
          </table:table-cell>
          <table:table-cell office:value-type="string">
            <text:p>48149 Münster</text:p>
          </table:table-cell>
          <table:table-cell office:value-type="float" office:value="19.129">
            <text:p>19,129</text:p>
          </table:table-cell>
          <table:table-cell office:value-type="float" office:value="16291579">
            <text:p>16291579</text:p>
          </table:table-cell>
          <table:table-cell/>
          <table:table-cell office:value-type="string">
            <text:p>51.963845</text:p>
          </table:table-cell>
          <table:table-cell office:value-type="string">
            <text:p>7.613911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Dortmund</text:p>
          </table:table-cell>
          <table:table-cell office:value-type="string">
            <text:p>August-Schmidt-Straße 4</text:p>
          </table:table-cell>
          <table:table-cell office:value-type="string">
            <text:p>44227 Dortmund </text:p>
          </table:table-cell>
          <table:table-cell office:value-type="float" office:value="17.03">
            <text:p>17,03</text:p>
          </table:table-cell>
          <table:table-cell office:value-type="float" office:value="10739856">
            <text:p>10739856</text:p>
          </table:table-cell>
          <table:table-cell/>
          <table:table-cell office:value-type="string">
            <text:p>51.484776</text:p>
          </table:table-cell>
          <table:table-cell office:value-type="string">
            <text:p>7.41375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Bielefeld</text:p>
          </table:table-cell>
          <table:table-cell office:value-type="string">
            <text:p>Universitätsstraße 25</text:p>
          </table:table-cell>
          <table:table-cell office:value-type="string">
            <text:p>33615 Bielefeld</text:p>
          </table:table-cell>
          <table:table-cell office:value-type="float" office:value="7.632">
            <text:p>7,632</text:p>
          </table:table-cell>
          <table:table-cell office:value-type="float" office:value="3733428">
            <text:p>3733428</text:p>
          </table:table-cell>
          <table:table-cell/>
          <table:table-cell office:value-type="string">
            <text:p>52.039212</text:p>
          </table:table-cell>
          <table:table-cell office:value-type="string">
            <text:p>8.49414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Deutsche Sporthochschule Köln</text:p>
          </table:table-cell>
          <table:table-cell office:value-type="string">
            <text:p>Am Sportpark Müngersdorf 6</text:p>
          </table:table-cell>
          <table:table-cell office:value-type="string">
            <text:p>50933 Köln</text:p>
          </table:table-cell>
          <table:table-cell office:value-type="float" office:value="69.969">
            <text:p>69,969</text:p>
          </table:table-cell>
          <table:table-cell office:value-type="float" office:value="6830289">
            <text:p>6830289</text:p>
          </table:table-cell>
          <table:table-cell/>
          <table:table-cell office:value-type="string">
            <text:p>50.935393</text:p>
          </table:table-cell>
          <table:table-cell office:value-type="string">
            <text:p>6.87032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H Aachen (ohne Klinikum)</text:p>
          </table:table-cell>
          <table:table-cell office:value-type="string">
            <text:p>Templergraben 55</text:p>
          </table:table-cell>
          <table:table-cell office:value-type="string">
            <text:p>52056 Aachen</text:p>
          </table:table-cell>
          <table:table-cell office:value-type="float" office:value="31.069">
            <text:p>31,069</text:p>
          </table:table-cell>
          <table:table-cell office:value-type="float" office:value="72930445">
            <text:p>72930445</text:p>
          </table:table-cell>
          <table:table-cell/>
          <table:table-cell office:value-type="string">
            <text:p>50.777689</text:p>
          </table:table-cell>
          <table:table-cell office:value-type="string">
            <text:p>6.07843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Uniklinik</text:p>
          </table:table-cell>
          <table:table-cell office:value-type="float" office:value="15">
            <text:p>15</text:p>
          </table:table-cell>
          <table:table-cell office:value-type="string">
            <text:p>Priv. wiss. H Witten-Herdecke (Klinikum)</text:p>
          </table:table-cell>
          <table:table-cell office:value-type="string">
            <text:p>Alfred-Herrhausen-Straße 50</text:p>
          </table:table-cell>
          <table:table-cell office:value-type="string">
            <text:p>58448 Witten</text:p>
          </table:table-cell>
          <table:table-cell office:value-type="float" office:value="32.86">
            <text:p>32,86</text:p>
          </table:table-cell>
          <table:table-cell office:value-type="float" office:value="1621000">
            <text:p>1621000</text:p>
          </table:table-cell>
          <table:table-cell/>
          <table:table-cell office:value-type="string">
            <text:p>51.452737</text:p>
          </table:table-cell>
          <table:table-cell office:value-type="string">
            <text:p>7.35733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Hochschule für Kirchenmusik der evang. Kirche von Westfalen, Herford</text:p>
          </table:table-cell>
          <table:table-cell office:value-type="string">
            <text:p>Parkstraße 6</text:p>
          </table:table-cell>
          <table:table-cell office:value-type="string">
            <text:p>32049 Herford</text:p>
          </table:table-cell>
          <table:table-cell office:value-type="float" office:value="77.585">
            <text:p>77,585</text:p>
          </table:table-cell>
          <table:table-cell office:value-type="float" office:value="27690">
            <text:p>27690</text:p>
          </table:table-cell>
          <table:table-cell/>
          <table:table-cell office:value-type="string">
            <text:p>52.111693</text:p>
          </table:table-cell>
          <table:table-cell office:value-type="string">
            <text:p>8.68416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Theol. Fakultät Paderborn (rk)</text:p>
          </table:table-cell>
          <table:table-cell office:value-type="string">
            <text:p>Kamp 6</text:p>
          </table:table-cell>
          <table:table-cell office:value-type="string">
            <text:p>33098 Paderborn</text:p>
          </table:table-cell>
          <table:table-cell office:value-type="float" office:value="3.147">
            <text:p>3,147</text:p>
          </table:table-cell>
          <table:table-cell office:value-type="float" office:value="683">
            <text:p>683</text:p>
          </table:table-cell>
          <table:table-cell/>
          <table:table-cell office:value-type="string">
            <text:p>51.716569</text:p>
          </table:table-cell>
          <table:table-cell office:value-type="string">
            <text:p>8.75488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Kirchliche Hochschule Wuppertal / Bethel (ev)</text:p>
          </table:table-cell>
          <table:table-cell office:value-type="string">
            <text:p>Remterweg 45</text:p>
          </table:table-cell>
          <table:table-cell office:value-type="string">
            <text:p>33617 Bielefeld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00503</text:p>
          </table:table-cell>
          <table:table-cell office:value-type="string">
            <text:p>8.536366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Kunsthochschule</text:p>
          </table:table-cell>
          <table:table-cell office:value-type="float" office:value="51">
            <text:p>51</text:p>
          </table:table-cell>
          <table:table-cell office:value-type="string">
            <text:p>Alanus Hochschule Alfter (Priv. H)</text:p>
          </table:table-cell>
          <table:table-cell office:value-type="string">
            <text:p>Villestraße 3</text:p>
          </table:table-cell>
          <table:table-cell office:value-type="string">
            <text:p>53347 Alfte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745005</text:p>
          </table:table-cell>
          <table:table-cell office:value-type="string">
            <text:p>7.02816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Detmold</text:p>
          </table:table-cell>
          <table:table-cell office:value-type="string">
            <text:p>Neustadt 22</text:p>
          </table:table-cell>
          <table:table-cell office:value-type="string">
            <text:p>32756 Detmold</text:p>
          </table:table-cell>
          <table:table-cell office:value-type="float" office:value="26.224">
            <text:p>26,224</text:p>
          </table:table-cell>
          <table:table-cell office:value-type="float" office:value="75145">
            <text:p>75145</text:p>
          </table:table-cell>
          <table:table-cell/>
          <table:table-cell office:value-type="string">
            <text:p>51.931153</text:p>
          </table:table-cell>
          <table:table-cell office:value-type="string">
            <text:p>8.876009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Folkwang-Hochschule Essen</text:p>
          </table:table-cell>
          <table:table-cell office:value-type="string">
            <text:p>Klemensborn 39</text:p>
          </table:table-cell>
          <table:table-cell office:value-type="string">
            <text:p>45239 Essen</text:p>
          </table:table-cell>
          <table:table-cell office:value-type="float" office:value="90.96">
            <text:p>90,96</text:p>
          </table:table-cell>
          <table:table-cell office:value-type="float" office:value="1203281">
            <text:p>1203281</text:p>
          </table:table-cell>
          <table:table-cell/>
          <table:table-cell office:value-type="string">
            <text:p>51.387441</text:p>
          </table:table-cell>
          <table:table-cell office:value-type="string">
            <text:p>7.003241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Köln</text:p>
          </table:table-cell>
          <table:table-cell office:value-type="string">
            <text:p>Unter Krahnenbäumen 87</text:p>
          </table:table-cell>
          <table:table-cell office:value-type="string">
            <text:p>50668 Köln</text:p>
          </table:table-cell>
          <table:table-cell office:value-type="float" office:value="48.179">
            <text:p>48,179</text:p>
          </table:table-cell>
          <table:table-cell office:value-type="float" office:value="262593">
            <text:p>262593</text:p>
          </table:table-cell>
          <table:table-cell/>
          <table:table-cell office:value-type="string">
            <text:p>50.94742</text:p>
          </table:table-cell>
          <table:table-cell office:value-type="string">
            <text:p>6.96044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Kunstakademie Düsseldorf</text:p>
          </table:table-cell>
          <table:table-cell office:value-type="string">
            <text:p>Eiskellerstraße 1</text:p>
          </table:table-cell>
          <table:table-cell office:value-type="string">
            <text:p>40213 Düsseldorf</text:p>
          </table:table-cell>
          <table:table-cell office:value-type="float" office:value="38.032">
            <text:p>38,032</text:p>
          </table:table-cell>
          <table:table-cell office:value-type="float" office:value="74877">
            <text:p>74877</text:p>
          </table:table-cell>
          <table:table-cell/>
          <table:table-cell office:value-type="string">
            <text:p>51.230482</text:p>
          </table:table-cell>
          <table:table-cell office:value-type="string">
            <text:p>6.773754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Robert-Schumann-H Düsseldorf</text:p>
          </table:table-cell>
          <table:table-cell office:value-type="string">
            <text:p>Fischerstraße 110</text:p>
          </table:table-cell>
          <table:table-cell office:value-type="string">
            <text:p>40476 Düsseldorf</text:p>
          </table:table-cell>
          <table:table-cell office:value-type="float" office:value="14.912">
            <text:p>14,912</text:p>
          </table:table-cell>
          <table:table-cell office:value-type="float" office:value="159948">
            <text:p>159948</text:p>
          </table:table-cell>
          <table:table-cell/>
          <table:table-cell office:value-type="string">
            <text:p>51.242124</text:p>
          </table:table-cell>
          <table:table-cell office:value-type="string">
            <text:p>6.77314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KH für Medien Köln</text:p>
          </table:table-cell>
          <table:table-cell office:value-type="string">
            <text:p>Peter-Welter-Platz 2</text:p>
          </table:table-cell>
          <table:table-cell office:value-type="string">
            <text:p>50676 Köln</text:p>
          </table:table-cell>
          <table:table-cell office:value-type="float" office:value="12.924">
            <text:p>12,924</text:p>
          </table:table-cell>
          <table:table-cell office:value-type="float" office:value="47787">
            <text:p>47787</text:p>
          </table:table-cell>
          <table:table-cell/>
          <table:table-cell office:value-type="string">
            <text:p>50.93403</text:p>
          </table:table-cell>
          <table:table-cell office:value-type="string">
            <text:p>6.96196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Kunstakademie Münster</text:p>
          </table:table-cell>
          <table:table-cell office:value-type="string">
            <text:p>Leonardo-Campus 2</text:p>
          </table:table-cell>
          <table:table-cell office:value-type="string">
            <text:p>48149 Münster</text:p>
          </table:table-cell>
          <table:table-cell office:value-type="float" office:value="81.798">
            <text:p>81,798</text:p>
          </table:table-cell>
          <table:table-cell office:value-type="float" office:value="160779">
            <text:p>160779</text:p>
          </table:table-cell>
          <table:table-cell/>
          <table:table-cell office:value-type="string">
            <text:p>51.974908</text:p>
          </table:table-cell>
          <table:table-cell office:value-type="string">
            <text:p>7.60214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FH der Diakonie Bielefeld-Bethel</text:p>
          </table:table-cell>
          <table:table-cell office:value-type="string">
            <text:p>Grete-Reich-Weg 9</text:p>
          </table:table-cell>
          <table:table-cell office:value-type="string">
            <text:p>33617 Bielefeld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008825</text:p>
          </table:table-cell>
          <table:table-cell office:value-type="string">
            <text:p>8.526156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ochschule der Sparkassen-Finanzgruppe Bonn (Priv. FH)</text:p>
          </table:table-cell>
          <table:table-cell office:value-type="string">
            <text:p>Simrockstraße 4</text:p>
          </table:table-cell>
          <table:table-cell office:value-type="string">
            <text:p>53113 Bonn</text:p>
          </table:table-cell>
          <table:table-cell office:value-type="float" office:value="63.668">
            <text:p>63,668</text:p>
          </table:table-cell>
          <table:table-cell office:value-type="float" office:value="100000">
            <text:p>100000</text:p>
          </table:table-cell>
          <table:table-cell/>
          <table:table-cell office:value-type="string">
            <text:p>50.720811</text:p>
          </table:table-cell>
          <table:table-cell office:value-type="string">
            <text:p>7.11344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International School of Management, Dortmund</text:p>
          </table:table-cell>
          <table:table-cell office:value-type="string">
            <text:p>Otto-Hahn-Straße 19</text:p>
          </table:table-cell>
          <table:table-cell office:value-type="string">
            <text:p>44227 Dortmund</text:p>
          </table:table-cell>
          <table:table-cell office:value-type="float" office:value="15.748">
            <text:p>15,748</text:p>
          </table:table-cell>
          <table:table-cell office:value-type="float" office:value="17196">
            <text:p>17196</text:p>
          </table:table-cell>
          <table:table-cell/>
          <table:table-cell office:value-type="string">
            <text:p>51.489522</text:p>
          </table:table-cell>
          <table:table-cell office:value-type="string">
            <text:p>7.40629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Intern. FH (IFH) Bad Honnef-Bonn (Priv. FH)</text:p>
          </table:table-cell>
          <table:table-cell office:value-type="string">
            <text:p>Mülheimer Straße 38</text:p>
          </table:table-cell>
          <table:table-cell office:value-type="string">
            <text:p>53604 Bad Honnef</text:p>
          </table:table-cell>
          <table:table-cell office:value-type="float" office:value="100">
            <text:p>100</text:p>
          </table:table-cell>
          <table:table-cell office:value-type="float" office:value="122673">
            <text:p>122673</text:p>
          </table:table-cell>
          <table:table-cell/>
          <table:table-cell office:value-type="string">
            <text:p>50.642487</text:p>
          </table:table-cell>
          <table:table-cell office:value-type="string">
            <text:p>7.22918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Business and Information Technology School Iserlohn (Priv. FH)</text:p>
          </table:table-cell>
          <table:table-cell office:value-type="string">
            <text:p>Reiterweg 26 b</text:p>
          </table:table-cell>
          <table:table-cell office:value-type="string">
            <text:p>58636 Iserloh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384873</text:p>
          </table:table-cell>
          <table:table-cell office:value-type="string">
            <text:p>7.72007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FH des Mittelstandes Bielefeld (Priv. FH)</text:p>
          </table:table-cell>
          <table:table-cell office:value-type="string">
            <text:p>Ravensberger Straße 10G</text:p>
          </table:table-cell>
          <table:table-cell office:value-type="string">
            <text:p>33602 Bielefeld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017394</text:p>
          </table:table-cell>
          <table:table-cell office:value-type="string">
            <text:p>8.53517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der Wirtschaft Paderborn</text:p>
          </table:table-cell>
          <table:table-cell office:value-type="string">
            <text:p>Fürstenallee 3-5</text:p>
          </table:table-cell>
          <table:table-cell office:value-type="string">
            <text:p>33102 Paderborn</text:p>
          </table:table-cell>
          <table:table-cell office:value-type="float" office:value="68.402">
            <text:p>68,402</text:p>
          </table:table-cell>
          <table:table-cell office:value-type="float" office:value="302763">
            <text:p>302763</text:p>
          </table:table-cell>
          <table:table-cell/>
          <table:table-cell office:value-type="string">
            <text:p>51.722603</text:p>
          </table:table-cell>
          <table:table-cell office:value-type="string">
            <text:p>8.74331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Technische FH (TFH) Georg Agricola zu Bochum (Priv. FH)</text:p>
          </table:table-cell>
          <table:table-cell office:value-type="string">
            <text:p>Herner Straße 45</text:p>
          </table:table-cell>
          <table:table-cell office:value-type="string">
            <text:p>44787 Bochum</text:p>
          </table:table-cell>
          <table:table-cell office:value-type="float" office:value="100">
            <text:p>100</text:p>
          </table:table-cell>
          <table:table-cell office:value-type="float" office:value="221657">
            <text:p>221657</text:p>
          </table:table-cell>
          <table:table-cell/>
          <table:table-cell office:value-type="string">
            <text:p>51.488161</text:p>
          </table:table-cell>
          <table:table-cell office:value-type="string">
            <text:p>7.21395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Rheinische FH Köln</text:p>
          </table:table-cell>
          <table:table-cell office:value-type="string">
            <text:p>Vogelsanger Straße 295</text:p>
          </table:table-cell>
          <table:table-cell office:value-type="string">
            <text:p>50825 Köl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952499</text:p>
          </table:table-cell>
          <table:table-cell office:value-type="string">
            <text:p>6.89926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. FH Rheinland-Westfalen-Lippe, Bochum</text:p>
          </table:table-cell>
          <table:table-cell office:value-type="string">
            <text:p>Immanuel-Kant-Straße 18-20</text:p>
          </table:table-cell>
          <table:table-cell office:value-type="string">
            <text:p>44803 Bochum</text:p>
          </table:table-cell>
          <table:table-cell office:value-type="float" office:value="57.129">
            <text:p>57,129</text:p>
          </table:table-cell>
          <table:table-cell office:value-type="float" office:value="30000">
            <text:p>30000</text:p>
          </table:table-cell>
          <table:table-cell/>
          <table:table-cell office:value-type="string">
            <text:p>51.473373</text:p>
          </table:table-cell>
          <table:table-cell office:value-type="string">
            <text:p>7.252791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Kath. Hochschule Nordrhein-Westfalen</text:p>
          </table:table-cell>
          <table:table-cell office:value-type="string">
            <text:p>Wörthstraße 10</text:p>
          </table:table-cell>
          <table:table-cell office:value-type="string">
            <text:p>50668 Köl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953417</text:p>
          </table:table-cell>
          <table:table-cell office:value-type="string">
            <text:p>6.96451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ochschule Fresenius Idstein in Köln (Priv. FH)</text:p>
          </table:table-cell>
          <table:table-cell office:value-type="string">
            <text:p>Limburger Straße 2</text:p>
          </table:table-cell>
          <table:table-cell office:value-type="string">
            <text:p>65510 Idste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221345</text:p>
          </table:table-cell>
          <table:table-cell office:value-type="string">
            <text:p>8.267099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uropäische FH (EUFH) Rhein/Erft, Brühl (Priv. FH)</text:p>
          </table:table-cell>
          <table:table-cell office:value-type="string">
            <text:p>Kaiserstraße 6</text:p>
          </table:table-cell>
          <table:table-cell office:value-type="string">
            <text:p>50321 Brüh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833838</text:p>
          </table:table-cell>
          <table:table-cell office:value-type="string">
            <text:p>6.905471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für Ökonomie und Management Essen</text:p>
          </table:table-cell>
          <table:table-cell office:value-type="string">
            <text:p>Herkulesstraße 32</text:p>
          </table:table-cell>
          <table:table-cell office:value-type="string">
            <text:p>45127 Ess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457014</text:p>
          </table:table-cell>
          <table:table-cell office:value-type="string">
            <text:p>7.023007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Westliches Ruhrgebiet</text:p>
          </table:table-cell>
          <table:table-cell office:value-type="string">
            <text:p>Wiesenstraße 36</text:p>
          </table:table-cell>
          <table:table-cell office:value-type="string">
            <text:p>45473 Mülheim</text:p>
          </table:table-cell>
          <table:table-cell office:value-type="float" office:value="21.82">
            <text:p>21,82</text:p>
          </table:table-cell>
          <table:table-cell office:value-type="float" office:value="70177">
            <text:p>70177</text:p>
          </table:table-cell>
          <table:table-cell/>
          <table:table-cell office:value-type="string">
            <text:p>51.439397</text:p>
          </table:table-cell>
          <table:table-cell office:value-type="string">
            <text:p>6.87859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Rhein-Waal</text:p>
          </table:table-cell>
          <table:table-cell office:value-type="string">
            <text:p>Landwehr 4</text:p>
          </table:table-cell>
          <table:table-cell office:value-type="string">
            <text:p>47533 Kleve</text:p>
          </table:table-cell>
          <table:table-cell office:value-type="float" office:value="85.275">
            <text:p>85,275</text:p>
          </table:table-cell>
          <table:table-cell office:value-type="float" office:value="47903">
            <text:p>47903</text:p>
          </table:table-cell>
          <table:table-cell/>
          <table:table-cell office:value-type="string">
            <text:p>51.800578</text:p>
          </table:table-cell>
          <table:table-cell office:value-type="string">
            <text:p>6.13369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Hamm-Lippstadt</text:p>
          </table:table-cell>
          <table:table-cell office:value-type="string">
            <text:p>Peter-Röttgen-Platz 10</text:p>
          </table:table-cell>
          <table:table-cell office:value-type="string">
            <text:p>59063 Hamm</text:p>
          </table:table-cell>
          <table:table-cell office:value-type="float" office:value="100">
            <text:p>100</text:p>
          </table:table-cell>
          <table:table-cell office:value-type="float" office:value="22501">
            <text:p>22501</text:p>
          </table:table-cell>
          <table:table-cell/>
          <table:table-cell office:value-type="string">
            <text:p>51.684955</text:p>
          </table:table-cell>
          <table:table-cell office:value-type="string">
            <text:p>7.836759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Südwestfalen</text:p>
          </table:table-cell>
          <table:table-cell office:value-type="string">
            <text:p>Frauenstuhlweg 31</text:p>
          </table:table-cell>
          <table:table-cell office:value-type="string">
            <text:p>58644 Iserlohn</text:p>
          </table:table-cell>
          <table:table-cell office:value-type="float" office:value="45.474">
            <text:p>45,474</text:p>
          </table:table-cell>
          <table:table-cell office:value-type="float" office:value="2513202">
            <text:p>2513202</text:p>
          </table:table-cell>
          <table:table-cell/>
          <table:table-cell office:value-type="string">
            <text:p>51.368781</text:p>
          </table:table-cell>
          <table:table-cell office:value-type="string">
            <text:p>7.683893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Gelsenkirchen</text:p>
          </table:table-cell>
          <table:table-cell office:value-type="string">
            <text:p>Neidenburger Straße 43</text:p>
          </table:table-cell>
          <table:table-cell office:value-type="string">
            <text:p>45897 Gelsenkirchen</text:p>
          </table:table-cell>
          <table:table-cell office:value-type="float" office:value="32.532">
            <text:p>32,532</text:p>
          </table:table-cell>
          <table:table-cell office:value-type="float" office:value="1853793">
            <text:p>1853793</text:p>
          </table:table-cell>
          <table:table-cell/>
          <table:table-cell office:value-type="string">
            <text:p>51.574942</text:p>
          </table:table-cell>
          <table:table-cell office:value-type="string">
            <text:p>7.02737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Aachen</text:p>
          </table:table-cell>
          <table:table-cell office:value-type="string">
            <text:p>Kalverbenden 6</text:p>
          </table:table-cell>
          <table:table-cell office:value-type="string">
            <text:p>52066 Aachen</text:p>
          </table:table-cell>
          <table:table-cell office:value-type="float" office:value="22.822">
            <text:p>22,822</text:p>
          </table:table-cell>
          <table:table-cell office:value-type="float" office:value="1475916">
            <text:p>1475916</text:p>
          </table:table-cell>
          <table:table-cell/>
          <table:table-cell office:value-type="string">
            <text:p>50.757995</text:p>
          </table:table-cell>
          <table:table-cell office:value-type="string">
            <text:p>6.096989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Bielefeld</text:p>
          </table:table-cell>
          <table:table-cell office:value-type="string">
            <text:p>Kurt-Schumacher-Straße 6</text:p>
          </table:table-cell>
          <table:table-cell office:value-type="string">
            <text:p>33615 Bielefeld</text:p>
          </table:table-cell>
          <table:table-cell office:value-type="float" office:value="19.597">
            <text:p>19,597</text:p>
          </table:table-cell>
          <table:table-cell office:value-type="float" office:value="776046">
            <text:p>776046</text:p>
          </table:table-cell>
          <table:table-cell/>
          <table:table-cell office:value-type="string">
            <text:p>52.036117</text:p>
          </table:table-cell>
          <table:table-cell office:value-type="string">
            <text:p>8.503546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Bochum</text:p>
          </table:table-cell>
          <table:table-cell office:value-type="string">
            <text:p>Lennershofstr. 140</text:p>
          </table:table-cell>
          <table:table-cell office:value-type="string">
            <text:p>44801 Bochum</text:p>
          </table:table-cell>
          <table:table-cell office:value-type="float" office:value="71.866">
            <text:p>71,866</text:p>
          </table:table-cell>
          <table:table-cell office:value-type="float" office:value="1975770">
            <text:p>1975770</text:p>
          </table:table-cell>
          <table:table-cell/>
          <table:table-cell office:value-type="string">
            <text:p>51.44793</text:p>
          </table:table-cell>
          <table:table-cell office:value-type="string">
            <text:p>7.270458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Dortmund</text:p>
          </table:table-cell>
          <table:table-cell office:value-type="string">
            <text:p>Max-Ophüls-Platz 2</text:p>
          </table:table-cell>
          <table:table-cell office:value-type="string">
            <text:p>44139 Dortmund</text:p>
          </table:table-cell>
          <table:table-cell office:value-type="float" office:value="63.2">
            <text:p>63,2</text:p>
          </table:table-cell>
          <table:table-cell office:value-type="float" office:value="2029527">
            <text:p>2029527</text:p>
          </table:table-cell>
          <table:table-cell/>
          <table:table-cell office:value-type="string">
            <text:p>51.498829</text:p>
          </table:table-cell>
          <table:table-cell office:value-type="string">
            <text:p>7.452854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Düsseldorf</text:p>
          </table:table-cell>
          <table:table-cell office:value-type="string">
            <text:p>Josef-Gockeln-Straße 9</text:p>
          </table:table-cell>
          <table:table-cell office:value-type="string">
            <text:p>40474 Düsseldorf</text:p>
          </table:table-cell>
          <table:table-cell office:value-type="float" office:value="27.164">
            <text:p>27,164</text:p>
          </table:table-cell>
          <table:table-cell office:value-type="float" office:value="692955">
            <text:p>692955</text:p>
          </table:table-cell>
          <table:table-cell/>
          <table:table-cell office:value-type="string">
            <text:p>51.248082</text:p>
          </table:table-cell>
          <table:table-cell office:value-type="string">
            <text:p>6.768551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Köln</text:p>
          </table:table-cell>
          <table:table-cell office:value-type="string">
            <text:p>Betzdorfer Straße 2</text:p>
          </table:table-cell>
          <table:table-cell office:value-type="string">
            <text:p>50679 Köln</text:p>
          </table:table-cell>
          <table:table-cell office:value-type="float" office:value="24.197">
            <text:p>24,197</text:p>
          </table:table-cell>
          <table:table-cell office:value-type="float" office:value="3016142">
            <text:p>3016142</text:p>
          </table:table-cell>
          <table:table-cell/>
          <table:table-cell office:value-type="string">
            <text:p>50.935659</text:p>
          </table:table-cell>
          <table:table-cell office:value-type="string">
            <text:p>6.988985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Niederrhein</text:p>
          </table:table-cell>
          <table:table-cell office:value-type="string">
            <text:p>Reinarzstraße 49</text:p>
          </table:table-cell>
          <table:table-cell office:value-type="string">
            <text:p>47805 Krefeld</text:p>
          </table:table-cell>
          <table:table-cell office:value-type="float" office:value="36.162">
            <text:p>36,162</text:p>
          </table:table-cell>
          <table:table-cell office:value-type="float" office:value="847697">
            <text:p>847697</text:p>
          </table:table-cell>
          <table:table-cell/>
          <table:table-cell office:value-type="string">
            <text:p>51.316767</text:p>
          </table:table-cell>
          <table:table-cell office:value-type="string">
            <text:p>6.57199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Ostwestfalen-Lippe</text:p>
          </table:table-cell>
          <table:table-cell office:value-type="string">
            <text:p>Liebigstraße 87</text:p>
          </table:table-cell>
          <table:table-cell office:value-type="string">
            <text:p>32657 Lemgo</text:p>
          </table:table-cell>
          <table:table-cell office:value-type="float" office:value="53.035">
            <text:p>53,035</text:p>
          </table:table-cell>
          <table:table-cell office:value-type="float" office:value="4003802">
            <text:p>4003802</text:p>
          </table:table-cell>
          <table:table-cell/>
          <table:table-cell office:value-type="string">
            <text:p>52.015203</text:p>
          </table:table-cell>
          <table:table-cell office:value-type="string">
            <text:p>8.906132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Münster</text:p>
          </table:table-cell>
          <table:table-cell office:value-type="string">
            <text:p>Hüfferstraße 27</text:p>
          </table:table-cell>
          <table:table-cell office:value-type="string">
            <text:p>48149 Münster</text:p>
          </table:table-cell>
          <table:table-cell office:value-type="float" office:value="55.371">
            <text:p>55,371</text:p>
          </table:table-cell>
          <table:table-cell office:value-type="float" office:value="6143252">
            <text:p>6143252</text:p>
          </table:table-cell>
          <table:table-cell/>
          <table:table-cell office:value-type="string">
            <text:p>51.961168</text:p>
          </table:table-cell>
          <table:table-cell office:value-type="string">
            <text:p>7.608161</text:p>
          </table:table-cell>
          <table:table-cell table:number-columns-repeated="1012"/>
        </table:table-row>
        <table:table-row table:style-name="ro1">
          <table:table-cell office:value-type="string">
            <text:p>Nordrhein-Westfal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Bonn-Rhein-Sieg</text:p>
          </table:table-cell>
          <table:table-cell office:value-type="string">
            <text:p>Grantham-Allee 20</text:p>
          </table:table-cell>
          <table:table-cell office:value-type="string">
            <text:p>53757 Sankt Augustin</text:p>
          </table:table-cell>
          <table:table-cell office:value-type="float" office:value="38.193">
            <text:p>38,193</text:p>
          </table:table-cell>
          <table:table-cell office:value-type="float" office:value="2041328">
            <text:p>2041328</text:p>
          </table:table-cell>
          <table:table-cell/>
          <table:table-cell office:value-type="string">
            <text:p>50.779854</text:p>
          </table:table-cell>
          <table:table-cell office:value-type="string">
            <text:p>7.182629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Priv. wiss. Hochschule Oestrich-Winkel (E.B.S.)</text:p>
          </table:table-cell>
          <table:table-cell office:value-type="string">
            <text:p>Gustav-Stresemann-Ring 3</text:p>
          </table:table-cell>
          <table:table-cell office:value-type="string">
            <text:p>65189 Wiesbaden</text:p>
          </table:table-cell>
          <table:table-cell office:value-type="float" office:value="27.753">
            <text:p>27,753</text:p>
          </table:table-cell>
          <table:table-cell office:value-type="float" office:value="3800302">
            <text:p>3800302</text:p>
          </table:table-cell>
          <table:table-cell/>
          <table:table-cell office:value-type="string">
            <text:p>50.071727</text:p>
          </table:table-cell>
          <table:table-cell office:value-type="string">
            <text:p>8.247153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Frankfurt School of Finance &amp; Management-HfB (Priv. H)</text:p>
          </table:table-cell>
          <table:table-cell office:value-type="string">
            <text:p>Sonnemannstraße 9-11</text:p>
          </table:table-cell>
          <table:table-cell office:value-type="string">
            <text:p>60314 Frankfur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109507</text:p>
          </table:table-cell>
          <table:table-cell office:value-type="string">
            <text:p>8.697286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Frankfurt a.M. (Klinikum)</text:p>
          </table:table-cell>
          <table:table-cell office:value-type="string">
            <text:p>Theodor-Stern-Kai 7</text:p>
          </table:table-cell>
          <table:table-cell office:value-type="string">
            <text:p>60590 Frankfurt</text:p>
          </table:table-cell>
          <table:table-cell office:value-type="float" office:value="64.79">
            <text:p>64,79</text:p>
          </table:table-cell>
          <table:table-cell office:value-type="float" office:value="25055273">
            <text:p>25055273</text:p>
          </table:table-cell>
          <table:table-cell/>
          <table:table-cell office:value-type="string">
            <text:p>50.096372</text:p>
          </table:table-cell>
          <table:table-cell office:value-type="string">
            <text:p>8.660783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Kassel</text:p>
          </table:table-cell>
          <table:table-cell office:value-type="string">
            <text:p>Steinstraße 19</text:p>
          </table:table-cell>
          <table:table-cell office:value-type="string">
            <text:p>37213 Witzenhausen</text:p>
          </table:table-cell>
          <table:table-cell office:value-type="float" office:value="29.601">
            <text:p>29,601</text:p>
          </table:table-cell>
          <table:table-cell office:value-type="float" office:value="10712065">
            <text:p>10712065</text:p>
          </table:table-cell>
          <table:table-cell/>
          <table:table-cell office:value-type="string">
            <text:p>51.343727</text:p>
          </table:table-cell>
          <table:table-cell office:value-type="string">
            <text:p>9.860569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Frankfurt a.M. (ohne Klinikum)</text:p>
          </table:table-cell>
          <table:table-cell office:value-type="string">
            <text:p>Altenhöfer Allee 1</text:p>
          </table:table-cell>
          <table:table-cell office:value-type="string">
            <text:p>60438 Frankfurt</text:p>
          </table:table-cell>
          <table:table-cell office:value-type="float" office:value="19.254">
            <text:p>19,254</text:p>
          </table:table-cell>
          <table:table-cell office:value-type="float" office:value="14775063">
            <text:p>14775063</text:p>
          </table:table-cell>
          <table:table-cell/>
          <table:table-cell office:value-type="string">
            <text:p>50.174289</text:p>
          </table:table-cell>
          <table:table-cell office:value-type="string">
            <text:p>8.633915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Gießen</text:p>
          </table:table-cell>
          <table:table-cell office:value-type="string">
            <text:p>Ludwigstraße 23</text:p>
          </table:table-cell>
          <table:table-cell office:value-type="string">
            <text:p>35390 Gießen</text:p>
          </table:table-cell>
          <table:table-cell office:value-type="float" office:value="11.43">
            <text:p>11,43</text:p>
          </table:table-cell>
          <table:table-cell office:value-type="float" office:value="5488689">
            <text:p>5488689</text:p>
          </table:table-cell>
          <table:table-cell/>
          <table:table-cell office:value-type="string">
            <text:p>50.580783</text:p>
          </table:table-cell>
          <table:table-cell office:value-type="string">
            <text:p>8.676789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Marburg</text:p>
          </table:table-cell>
          <table:table-cell office:value-type="string">
            <text:p>Biegenstraße 10 / 12</text:p>
          </table:table-cell>
          <table:table-cell office:value-type="string">
            <text:p>35037 Marburg</text:p>
          </table:table-cell>
          <table:table-cell office:value-type="float" office:value="23.517">
            <text:p>23,517</text:p>
          </table:table-cell>
          <table:table-cell office:value-type="float" office:value="11070341">
            <text:p>11070341</text:p>
          </table:table-cell>
          <table:table-cell/>
          <table:table-cell office:value-type="string">
            <text:p>50.810193</text:p>
          </table:table-cell>
          <table:table-cell office:value-type="string">
            <text:p>8.774245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Darmstadt</text:p>
          </table:table-cell>
          <table:table-cell office:value-type="string">
            <text:p>Karolinenplatz 5</text:p>
          </table:table-cell>
          <table:table-cell office:value-type="string">
            <text:p>64289 Darmstadt</text:p>
          </table:table-cell>
          <table:table-cell office:value-type="float" office:value="21.192">
            <text:p>21,192</text:p>
          </table:table-cell>
          <table:table-cell office:value-type="float" office:value="24461030">
            <text:p>24461030</text:p>
          </table:table-cell>
          <table:table-cell/>
          <table:table-cell office:value-type="string">
            <text:p>49.874578</text:p>
          </table:table-cell>
          <table:table-cell office:value-type="string">
            <text:p>8.655468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Phil.-Theol. Hochschule Frankfurt a.M. (rk)</text:p>
          </table:table-cell>
          <table:table-cell office:value-type="string">
            <text:p>Offenbacher Landstr. 224</text:p>
          </table:table-cell>
          <table:table-cell office:value-type="string">
            <text:p>60599 Frankfurt 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099305</text:p>
          </table:table-cell>
          <table:table-cell office:value-type="string">
            <text:p>8.713294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Luth.-Theol. Hochschule Oberursel (ev)</text:p>
          </table:table-cell>
          <table:table-cell office:value-type="string">
            <text:p>Altkönigstraße 150</text:p>
          </table:table-cell>
          <table:table-cell office:value-type="string">
            <text:p>61440 Oberurse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210804</text:p>
          </table:table-cell>
          <table:table-cell office:value-type="string">
            <text:p>8.556257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und Darstellende Kunst Frankfurt a.M.</text:p>
          </table:table-cell>
          <table:table-cell office:value-type="string">
            <text:p>Eschersheimer Landstraße 29-39</text:p>
          </table:table-cell>
          <table:table-cell office:value-type="string">
            <text:p>60322 Frankfur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120034</text:p>
          </table:table-cell>
          <table:table-cell office:value-type="string">
            <text:p>8.677156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Bildende Künste Frankfurt a.M. (Städelschule)</text:p>
          </table:table-cell>
          <table:table-cell office:value-type="string">
            <text:p>Dürerstraße 10</text:p>
          </table:table-cell>
          <table:table-cell office:value-type="string">
            <text:p>60596 Frankfurt</text:p>
          </table:table-cell>
          <table:table-cell office:value-type="float" office:value="11.331">
            <text:p>11,331</text:p>
          </table:table-cell>
          <table:table-cell office:value-type="float" office:value="37600">
            <text:p>37600</text:p>
          </table:table-cell>
          <table:table-cell/>
          <table:table-cell office:value-type="string">
            <text:p>50.102932</text:p>
          </table:table-cell>
          <table:table-cell office:value-type="string">
            <text:p>8.675321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Gestaltung Offenbach</text:p>
          </table:table-cell>
          <table:table-cell office:value-type="string">
            <text:p>Schloßstraße 31</text:p>
          </table:table-cell>
          <table:table-cell office:value-type="string">
            <text:p>63065 Offenbach</text:p>
          </table:table-cell>
          <table:table-cell office:value-type="float" office:value="16.117">
            <text:p>16,117</text:p>
          </table:table-cell>
          <table:table-cell office:value-type="float" office:value="74014">
            <text:p>74014</text:p>
          </table:table-cell>
          <table:table-cell/>
          <table:table-cell office:value-type="string">
            <text:p>50.107492</text:p>
          </table:table-cell>
          <table:table-cell office:value-type="string">
            <text:p>8.764908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elische Hochschule Darmstadt (EHD)</text:p>
          </table:table-cell>
          <table:table-cell office:value-type="string">
            <text:p>Zweifalltorweg 12</text:p>
          </table:table-cell>
          <table:table-cell office:value-type="string">
            <text:p>64293 Darmstadt</text:p>
          </table:table-cell>
          <table:table-cell office:value-type="float" office:value="13.089">
            <text:p>13,089</text:p>
          </table:table-cell>
          <table:table-cell office:value-type="float" office:value="38543">
            <text:p>38543</text:p>
          </table:table-cell>
          <table:table-cell/>
          <table:table-cell office:value-type="string">
            <text:p>49.87444</text:p>
          </table:table-cell>
          <table:table-cell office:value-type="string">
            <text:p>8.627932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ochschule Fresenius Idstein (Priv. FH)</text:p>
          </table:table-cell>
          <table:table-cell office:value-type="string">
            <text:p>Limburger Straße 2</text:p>
          </table:table-cell>
          <table:table-cell office:value-type="string">
            <text:p>65510 Idste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221345</text:p>
          </table:table-cell>
          <table:table-cell office:value-type="string">
            <text:p>8.267099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_da - Hochschule Darmstadt (FH)</text:p>
          </table:table-cell>
          <table:table-cell office:value-type="string">
            <text:p>Haardtring 100</text:p>
          </table:table-cell>
          <table:table-cell office:value-type="string">
            <text:p>64295 Darmstadt</text:p>
          </table:table-cell>
          <table:table-cell office:value-type="float" office:value="50.625">
            <text:p>50,625</text:p>
          </table:table-cell>
          <table:table-cell office:value-type="float" office:value="1704991">
            <text:p>1704991</text:p>
          </table:table-cell>
          <table:table-cell/>
          <table:table-cell office:value-type="string">
            <text:p>49.864488</text:p>
          </table:table-cell>
          <table:table-cell office:value-type="string">
            <text:p>8.631969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rankfurt a.M.</text:p>
          </table:table-cell>
          <table:table-cell office:value-type="string">
            <text:p>Nibelungenplatz 1</text:p>
          </table:table-cell>
          <table:table-cell office:value-type="string">
            <text:p>60318 Frankfurt</text:p>
          </table:table-cell>
          <table:table-cell office:value-type="float" office:value="17.929">
            <text:p>17,929</text:p>
          </table:table-cell>
          <table:table-cell office:value-type="float" office:value="426127">
            <text:p>426127</text:p>
          </table:table-cell>
          <table:table-cell/>
          <table:table-cell office:value-type="string">
            <text:p>50.129332</text:p>
          </table:table-cell>
          <table:table-cell office:value-type="string">
            <text:p>8.69327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Technische Hochschule Mittelhessen, FH (THM)</text:p>
          </table:table-cell>
          <table:table-cell office:value-type="string">
            <text:p>Wiesenstraße 14</text:p>
          </table:table-cell>
          <table:table-cell office:value-type="string">
            <text:p>35390 Gießen</text:p>
          </table:table-cell>
          <table:table-cell office:value-type="float" office:value="47.965">
            <text:p>47,965</text:p>
          </table:table-cell>
          <table:table-cell office:value-type="float" office:value="1388480">
            <text:p>1388480</text:p>
          </table:table-cell>
          <table:table-cell/>
          <table:table-cell office:value-type="string">
            <text:p>50.587238</text:p>
          </table:table-cell>
          <table:table-cell office:value-type="string">
            <text:p>8.683276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RheinMain (FH)</text:p>
          </table:table-cell>
          <table:table-cell office:value-type="string">
            <text:p>Kurt-Schumacher-Ring 18</text:p>
          </table:table-cell>
          <table:table-cell office:value-type="string">
            <text:p>65197 Wiesbaden</text:p>
          </table:table-cell>
          <table:table-cell office:value-type="float" office:value="99.821">
            <text:p>99,821</text:p>
          </table:table-cell>
          <table:table-cell office:value-type="float" office:value="3345352">
            <text:p>3345352</text:p>
          </table:table-cell>
          <table:table-cell/>
          <table:table-cell office:value-type="string">
            <text:p>50.080956</text:p>
          </table:table-cell>
          <table:table-cell office:value-type="string">
            <text:p>8.218682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ulda</text:p>
          </table:table-cell>
          <table:table-cell office:value-type="string">
            <text:p>Marquardstraße 35</text:p>
          </table:table-cell>
          <table:table-cell office:value-type="string">
            <text:p>36039 Fulda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564061</text:p>
          </table:table-cell>
          <table:table-cell office:value-type="string">
            <text:p>9.685743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FH für Archivwesen Marburg</text:p>
          </table:table-cell>
          <table:table-cell office:value-type="string">
            <text:p>Bismarckstraße 32</text:p>
          </table:table-cell>
          <table:table-cell office:value-type="string">
            <text:p>35037 Mar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803549</text:p>
          </table:table-cell>
          <table:table-cell office:value-type="string">
            <text:p>8.763654</text:p>
          </table:table-cell>
          <table:table-cell table:number-columns-repeated="1012"/>
        </table:table-row>
        <table:table-row table:style-name="ro1">
          <table:table-cell office:value-type="string">
            <text:p>Hes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VerwFH Wiesbaden</text:p>
          </table:table-cell>
          <table:table-cell office:value-type="string">
            <text:p>Schönbergstraße 100</text:p>
          </table:table-cell>
          <table:table-cell office:value-type="string">
            <text:p>65199 Wiesbad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083602</text:p>
          </table:table-cell>
          <table:table-cell office:value-type="string">
            <text:p>8.19435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Priv. wiss. Hochschule für Unternehmensführung, Vallendar</text:p>
          </table:table-cell>
          <table:table-cell office:value-type="string">
            <text:p>Burgplatz 2</text:p>
          </table:table-cell>
          <table:table-cell office:value-type="string">
            <text:p>56179 Vallendar</text:p>
          </table:table-cell>
          <table:table-cell office:value-type="float" office:value="16.745">
            <text:p>16,745</text:p>
          </table:table-cell>
          <table:table-cell office:value-type="float" office:value="72176">
            <text:p>72176</text:p>
          </table:table-cell>
          <table:table-cell/>
          <table:table-cell office:value-type="string">
            <text:p>50.399928</text:p>
          </table:table-cell>
          <table:table-cell office:value-type="string">
            <text:p>7.61349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smedizin der Johannes Gutenberg-Universität Mainz</text:p>
          </table:table-cell>
          <table:table-cell office:value-type="string">
            <text:p>Langenbeckstraße 1</text:p>
          </table:table-cell>
          <table:table-cell office:value-type="string">
            <text:p>55131 Mainz</text:p>
          </table:table-cell>
          <table:table-cell office:value-type="float" office:value="43.083">
            <text:p>43,083</text:p>
          </table:table-cell>
          <table:table-cell office:value-type="float" office:value="17774535">
            <text:p>17774535</text:p>
          </table:table-cell>
          <table:table-cell/>
          <table:table-cell office:value-type="string">
            <text:p>49.993079</text:p>
          </table:table-cell>
          <table:table-cell office:value-type="string">
            <text:p>8.25978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Trier</text:p>
          </table:table-cell>
          <table:table-cell office:value-type="string">
            <text:p>Universitätsring 15</text:p>
          </table:table-cell>
          <table:table-cell office:value-type="string">
            <text:p>54296 Trier</text:p>
          </table:table-cell>
          <table:table-cell office:value-type="float" office:value="13.785">
            <text:p>13,785</text:p>
          </table:table-cell>
          <table:table-cell office:value-type="float" office:value="1853002">
            <text:p>1853002</text:p>
          </table:table-cell>
          <table:table-cell/>
          <table:table-cell office:value-type="string">
            <text:p>49.745196</text:p>
          </table:table-cell>
          <table:table-cell office:value-type="string">
            <text:p>6.688289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Kaiserslautern</text:p>
          </table:table-cell>
          <table:table-cell office:value-type="string">
            <text:p>Gottlieb-Daimler-Straße 47</text:p>
          </table:table-cell>
          <table:table-cell office:value-type="string">
            <text:p>67663 Kaiserslautern</text:p>
          </table:table-cell>
          <table:table-cell office:value-type="float" office:value="17.878">
            <text:p>17,878</text:p>
          </table:table-cell>
          <table:table-cell office:value-type="float" office:value="6331837">
            <text:p>6331837</text:p>
          </table:table-cell>
          <table:table-cell/>
          <table:table-cell office:value-type="string">
            <text:p>49.422302</text:p>
          </table:table-cell>
          <table:table-cell office:value-type="string">
            <text:p>7.750648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Mainz</text:p>
          </table:table-cell>
          <table:table-cell office:value-type="string">
            <text:p>Saarstraße 21</text:p>
          </table:table-cell>
          <table:table-cell office:value-type="string">
            <text:p>55122 Mainz</text:p>
          </table:table-cell>
          <table:table-cell office:value-type="float" office:value="11.206">
            <text:p>11,206</text:p>
          </table:table-cell>
          <table:table-cell office:value-type="float" office:value="5219200">
            <text:p>5219200</text:p>
          </table:table-cell>
          <table:table-cell/>
          <table:table-cell office:value-type="string">
            <text:p>49.996544</text:p>
          </table:table-cell>
          <table:table-cell office:value-type="string">
            <text:p>8.245521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Hochschule für Verwaltungswissenschaften Speyer</text:p>
          </table:table-cell>
          <table:table-cell office:value-type="string">
            <text:p>Freiherr-vom-Stein-Straße 2</text:p>
          </table:table-cell>
          <table:table-cell office:value-type="string">
            <text:p>67346 Speyer</text:p>
          </table:table-cell>
          <table:table-cell office:value-type="float" office:value="24.024">
            <text:p>24,024</text:p>
          </table:table-cell>
          <table:table-cell office:value-type="float" office:value="94122">
            <text:p>94122</text:p>
          </table:table-cell>
          <table:table-cell/>
          <table:table-cell office:value-type="string">
            <text:p>49.316952</text:p>
          </table:table-cell>
          <table:table-cell office:value-type="string">
            <text:p>8.41695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Koblenz-Landau</text:p>
          </table:table-cell>
          <table:table-cell office:value-type="string">
            <text:p>Fortstraße 7</text:p>
          </table:table-cell>
          <table:table-cell office:value-type="string">
            <text:p>76829 Landau in der Pfalz</text:p>
          </table:table-cell>
          <table:table-cell office:value-type="float" office:value="9.01">
            <text:p>9,01</text:p>
          </table:table-cell>
          <table:table-cell office:value-type="float" office:value="1360940">
            <text:p>1360940</text:p>
          </table:table-cell>
          <table:table-cell/>
          <table:table-cell office:value-type="string">
            <text:p>49.203876</text:p>
          </table:table-cell>
          <table:table-cell office:value-type="string">
            <text:p>8.10919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Theol. H Vallendar</text:p>
          </table:table-cell>
          <table:table-cell office:value-type="string">
            <text:p>Pallottistr. 3</text:p>
          </table:table-cell>
          <table:table-cell office:value-type="string">
            <text:p>56179 Vallendar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401929</text:p>
          </table:table-cell>
          <table:table-cell office:value-type="string">
            <text:p>7.628803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Kath. FH Mainz</text:p>
          </table:table-cell>
          <table:table-cell office:value-type="string">
            <text:p>Saarstraße 3</text:p>
          </table:table-cell>
          <table:table-cell office:value-type="string">
            <text:p>55122 Mainz</text:p>
          </table:table-cell>
          <table:table-cell office:value-type="float" office:value="4.803">
            <text:p>4,803</text:p>
          </table:table-cell>
          <table:table-cell office:value-type="float" office:value="16059">
            <text:p>16059</text:p>
          </table:table-cell>
          <table:table-cell/>
          <table:table-cell office:value-type="string">
            <text:p>49.99729</text:p>
          </table:table-cell>
          <table:table-cell office:value-type="string">
            <text:p>8.25276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Bingen</text:p>
          </table:table-cell>
          <table:table-cell office:value-type="string">
            <text:p>Berlinstraße 109</text:p>
          </table:table-cell>
          <table:table-cell office:value-type="string">
            <text:p>55411 Bingen am Rhein</text:p>
          </table:table-cell>
          <table:table-cell office:value-type="float" office:value="44.441">
            <text:p>44,441</text:p>
          </table:table-cell>
          <table:table-cell office:value-type="float" office:value="454795">
            <text:p>454795</text:p>
          </table:table-cell>
          <table:table-cell/>
          <table:table-cell office:value-type="string">
            <text:p>49.953379</text:p>
          </table:table-cell>
          <table:table-cell office:value-type="string">
            <text:p>7.92359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Kaiserslautern</text:p>
          </table:table-cell>
          <table:table-cell office:value-type="string">
            <text:p>Morlauterer Straße 31</text:p>
          </table:table-cell>
          <table:table-cell office:value-type="string">
            <text:p>67657 Kaiserslautern</text:p>
          </table:table-cell>
          <table:table-cell office:value-type="float" office:value="35.592">
            <text:p>35,592</text:p>
          </table:table-cell>
          <table:table-cell office:value-type="float" office:value="1039657">
            <text:p>1039657</text:p>
          </table:table-cell>
          <table:table-cell/>
          <table:table-cell office:value-type="string">
            <text:p>49.451831</text:p>
          </table:table-cell>
          <table:table-cell office:value-type="string">
            <text:p>7.76424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Koblenz</text:p>
          </table:table-cell>
          <table:table-cell office:value-type="string">
            <text:p>Konrad-Zuse-Straße 1</text:p>
          </table:table-cell>
          <table:table-cell office:value-type="string">
            <text:p>56075 Koblenz</text:p>
          </table:table-cell>
          <table:table-cell office:value-type="float" office:value="21.982">
            <text:p>21,982</text:p>
          </table:table-cell>
          <table:table-cell office:value-type="float" office:value="547912">
            <text:p>547912</text:p>
          </table:table-cell>
          <table:table-cell/>
          <table:table-cell office:value-type="string">
            <text:p>50.335579</text:p>
          </table:table-cell>
          <table:table-cell office:value-type="string">
            <text:p>7.566884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Trier</text:p>
          </table:table-cell>
          <table:table-cell office:value-type="string">
            <text:p>Schneidershof</text:p>
          </table:table-cell>
          <table:table-cell office:value-type="string">
            <text:p>54208 Trier</text:p>
          </table:table-cell>
          <table:table-cell office:value-type="float" office:value="23.633">
            <text:p>23,633</text:p>
          </table:table-cell>
          <table:table-cell office:value-type="float" office:value="1224074">
            <text:p>1224074</text:p>
          </table:table-cell>
          <table:table-cell/>
          <table:table-cell office:value-type="string">
            <text:p>49.76803</text:p>
          </table:table-cell>
          <table:table-cell office:value-type="string">
            <text:p>6.62777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Ludwigshafen</text:p>
          </table:table-cell>
          <table:table-cell office:value-type="string">
            <text:p>Ernst-Boehe-Straße 4</text:p>
          </table:table-cell>
          <table:table-cell office:value-type="string">
            <text:p>67059 Ludwigshafen</text:p>
          </table:table-cell>
          <table:table-cell office:value-type="float" office:value="44.989">
            <text:p>44,989</text:p>
          </table:table-cell>
          <table:table-cell office:value-type="float" office:value="604469">
            <text:p>604469</text:p>
          </table:table-cell>
          <table:table-cell/>
          <table:table-cell office:value-type="string">
            <text:p>49.473422</text:p>
          </table:table-cell>
          <table:table-cell office:value-type="string">
            <text:p>8.4234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Worms</text:p>
          </table:table-cell>
          <table:table-cell office:value-type="string">
            <text:p>Erenburger Straße 19</text:p>
          </table:table-cell>
          <table:table-cell office:value-type="string">
            <text:p>67549 Worms</text:p>
          </table:table-cell>
          <table:table-cell office:value-type="float" office:value="52.984">
            <text:p>52,984</text:p>
          </table:table-cell>
          <table:table-cell office:value-type="float" office:value="493888">
            <text:p>493888</text:p>
          </table:table-cell>
          <table:table-cell/>
          <table:table-cell office:value-type="string">
            <text:p>49.632638</text:p>
          </table:table-cell>
          <table:table-cell office:value-type="string">
            <text:p>8.344262</text:p>
          </table:table-cell>
          <table:table-cell table:number-columns-repeated="1012"/>
        </table:table-row>
        <table:table-row table:style-name="ro1">
          <table:table-cell office:value-type="string">
            <text:p>Rheinland-Pfalz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Mainz</text:p>
          </table:table-cell>
          <table:table-cell office:value-type="string">
            <text:p>Lucy-Hillebrand-Str. 2</text:p>
          </table:table-cell>
          <table:table-cell office:value-type="string">
            <text:p>55128 Mainz</text:p>
          </table:table-cell>
          <table:table-cell office:value-type="float" office:value="42.551">
            <text:p>42,551</text:p>
          </table:table-cell>
          <table:table-cell office:value-type="float" office:value="961485">
            <text:p>961485</text:p>
          </table:table-cell>
          <table:table-cell/>
          <table:table-cell office:value-type="string">
            <text:p>49.988085</text:p>
          </table:table-cell>
          <table:table-cell office:value-type="string">
            <text:p>8.225305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Priv. wiss. Hochschule Bierbronnen</text:p>
          </table:table-cell>
          <table:table-cell office:value-type="string">
            <text:p>Oberbierbronnen 1</text:p>
          </table:table-cell>
          <table:table-cell office:value-type="string">
            <text:p>79809 Weilheim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7.67848</text:p>
          </table:table-cell>
          <table:table-cell office:value-type="string">
            <text:p>8.198775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AKAD, Wissenschaftliche Hochschule Lahr (Priv. Fern-H für Berufstätige)</text:p>
          </table:table-cell>
          <table:table-cell office:value-type="string">
            <text:p>Hohbergweg 15–17</text:p>
          </table:table-cell>
          <table:table-cell office:value-type="string">
            <text:p>77933 Lahr</text:p>
          </table:table-cell>
          <table:table-cell office:value-type="float" office:value="45.773">
            <text:p>45,773</text:p>
          </table:table-cell>
          <table:table-cell office:value-type="float" office:value="62967">
            <text:p>62967</text:p>
          </table:table-cell>
          <table:table-cell/>
          <table:table-cell office:value-type="string">
            <text:p>48.33736</text:p>
          </table:table-cell>
          <table:table-cell office:value-type="string">
            <text:p>7.8925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Zeppelin University Friedrichshafen (Priv. H)</text:p>
          </table:table-cell>
          <table:table-cell office:value-type="string">
            <text:p>Am Seemooser Horn 20</text:p>
          </table:table-cell>
          <table:table-cell office:value-type="string">
            <text:p>88045 Friedrichshafen</text:p>
          </table:table-cell>
          <table:table-cell office:value-type="float" office:value="8.496">
            <text:p>8,496</text:p>
          </table:table-cell>
          <table:table-cell office:value-type="float" office:value="628142">
            <text:p>628142</text:p>
          </table:table-cell>
          <table:table-cell/>
          <table:table-cell office:value-type="string">
            <text:p>47.658768</text:p>
          </table:table-cell>
          <table:table-cell office:value-type="string">
            <text:p>9.43389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Hochschule für jüdische Studien Heidelberg</text:p>
          </table:table-cell>
          <table:table-cell office:value-type="string">
            <text:p>Landfriedstraße 12</text:p>
          </table:table-cell>
          <table:table-cell office:value-type="string">
            <text:p>69117 Heidel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41011</text:p>
          </table:table-cell>
          <table:table-cell office:value-type="string">
            <text:p>8.70131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Freiburg i.Br. (Klinikum)</text:p>
          </table:table-cell>
          <table:table-cell office:value-type="string">
            <text:p>Hugstetter Straße 49</text:p>
          </table:table-cell>
          <table:table-cell office:value-type="string">
            <text:p>79106 Freiburg</text:p>
          </table:table-cell>
          <table:table-cell office:value-type="float" office:value="19.602">
            <text:p>19,602</text:p>
          </table:table-cell>
          <table:table-cell office:value-type="float" office:value="13445342">
            <text:p>13445342</text:p>
          </table:table-cell>
          <table:table-cell/>
          <table:table-cell office:value-type="string">
            <text:p>48.004321</text:p>
          </table:table-cell>
          <table:table-cell office:value-type="string">
            <text:p>7.840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Heidelberg - Medizinische Fakultät Mannheim</text:p>
          </table:table-cell>
          <table:table-cell office:value-type="string">
            <text:p>Theodor-Kutzer-Ufer 1 - 3</text:p>
          </table:table-cell>
          <table:table-cell office:value-type="string">
            <text:p>68167 Mannheim</text:p>
          </table:table-cell>
          <table:table-cell office:value-type="float" office:value="62.565">
            <text:p>62,565</text:p>
          </table:table-cell>
          <table:table-cell office:value-type="float" office:value="13326357">
            <text:p>13326357</text:p>
          </table:table-cell>
          <table:table-cell/>
          <table:table-cell office:value-type="string">
            <text:p>49.4915</text:p>
          </table:table-cell>
          <table:table-cell office:value-type="string">
            <text:p>8.48519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Heidelberg (Klinikum)</text:p>
          </table:table-cell>
          <table:table-cell office:value-type="string">
            <text:p>Im Neuenheimer Feld 672</text:p>
          </table:table-cell>
          <table:table-cell office:value-type="string">
            <text:p>69120 Heidelberg</text:p>
          </table:table-cell>
          <table:table-cell office:value-type="float" office:value="29.736">
            <text:p>29,736</text:p>
          </table:table-cell>
          <table:table-cell office:value-type="float" office:value="24723739">
            <text:p>24723739</text:p>
          </table:table-cell>
          <table:table-cell/>
          <table:table-cell office:value-type="string">
            <text:p>49.42007</text:p>
          </table:table-cell>
          <table:table-cell office:value-type="string">
            <text:p>8.667802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Tübingen (Klinikum)</text:p>
          </table:table-cell>
          <table:table-cell office:value-type="string">
            <text:p>Otfried-Müller-Straße 10</text:p>
          </table:table-cell>
          <table:table-cell office:value-type="string">
            <text:p>72076 Tübingen</text:p>
          </table:table-cell>
          <table:table-cell office:value-type="float" office:value="22.853">
            <text:p>22,853</text:p>
          </table:table-cell>
          <table:table-cell office:value-type="float" office:value="16454372">
            <text:p>16454372</text:p>
          </table:table-cell>
          <table:table-cell/>
          <table:table-cell office:value-type="string">
            <text:p>48.529754</text:p>
          </table:table-cell>
          <table:table-cell office:value-type="string">
            <text:p>9.04078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Ulm (Klinikum)</text:p>
          </table:table-cell>
          <table:table-cell office:value-type="string">
            <text:p>Albert-Einstein-Allee 7</text:p>
          </table:table-cell>
          <table:table-cell office:value-type="string">
            <text:p>89081 Ulm</text:p>
          </table:table-cell>
          <table:table-cell office:value-type="float" office:value="26.54">
            <text:p>26,54</text:p>
          </table:table-cell>
          <table:table-cell office:value-type="float" office:value="10762227">
            <text:p>10762227</text:p>
          </table:table-cell>
          <table:table-cell/>
          <table:table-cell office:value-type="string">
            <text:p>48.425097</text:p>
          </table:table-cell>
          <table:table-cell office:value-type="string">
            <text:p>9.95444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Freiburg i.Br. (ohne Klinikum)</text:p>
          </table:table-cell>
          <table:table-cell office:value-type="string">
            <text:p>Fahnenbergplatz</text:p>
          </table:table-cell>
          <table:table-cell office:value-type="string">
            <text:p>79098 Freiburg</text:p>
          </table:table-cell>
          <table:table-cell office:value-type="float" office:value="17.858">
            <text:p>17,858</text:p>
          </table:table-cell>
          <table:table-cell office:value-type="float" office:value="15469964">
            <text:p>15469964</text:p>
          </table:table-cell>
          <table:table-cell/>
          <table:table-cell office:value-type="string">
            <text:p>47.998384</text:p>
          </table:table-cell>
          <table:table-cell office:value-type="string">
            <text:p>7.84789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Heidelberg (ohne Klinikum)</text:p>
          </table:table-cell>
          <table:table-cell office:value-type="string">
            <text:p>Grabengasse 1</text:p>
          </table:table-cell>
          <table:table-cell office:value-type="string">
            <text:p>69117 Heidelberg</text:p>
          </table:table-cell>
          <table:table-cell office:value-type="float" office:value="4.792">
            <text:p>4,792</text:p>
          </table:table-cell>
          <table:table-cell office:value-type="float" office:value="4614279">
            <text:p>4614279</text:p>
          </table:table-cell>
          <table:table-cell/>
          <table:table-cell office:value-type="string">
            <text:p>49.411108</text:p>
          </table:table-cell>
          <table:table-cell office:value-type="string">
            <text:p>8.70580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Konstanz</text:p>
          </table:table-cell>
          <table:table-cell office:value-type="string">
            <text:p>Universitätsstraße 10</text:p>
          </table:table-cell>
          <table:table-cell office:value-type="string">
            <text:p>78464 Konstanz</text:p>
          </table:table-cell>
          <table:table-cell office:value-type="float" office:value="4.637">
            <text:p>4,637</text:p>
          </table:table-cell>
          <table:table-cell office:value-type="float" office:value="2273247">
            <text:p>2273247</text:p>
          </table:table-cell>
          <table:table-cell/>
          <table:table-cell office:value-type="string">
            <text:p>47.689881</text:p>
          </table:table-cell>
          <table:table-cell office:value-type="string">
            <text:p>9.18655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Tübingen (ohne Klinikum)</text:p>
          </table:table-cell>
          <table:table-cell office:value-type="string">
            <text:p>Geschwister-Scholl-Platz</text:p>
          </table:table-cell>
          <table:table-cell office:value-type="string">
            <text:p>72074 Tübingen</text:p>
          </table:table-cell>
          <table:table-cell office:value-type="float" office:value="15.623">
            <text:p>15,623</text:p>
          </table:table-cell>
          <table:table-cell office:value-type="float" office:value="7682233">
            <text:p>7682233</text:p>
          </table:table-cell>
          <table:table-cell/>
          <table:table-cell office:value-type="string">
            <text:p>48.524345</text:p>
          </table:table-cell>
          <table:table-cell office:value-type="string">
            <text:p>9.059975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Karlsruher Institut für Technologie (KIT) - Bereich Hochschule</text:p>
          </table:table-cell>
          <table:table-cell office:value-type="string">
            <text:p>Kaiserstraße 12</text:p>
          </table:table-cell>
          <table:table-cell office:value-type="string">
            <text:p>76131 Karlsruhe</text:p>
          </table:table-cell>
          <table:table-cell office:value-type="float" office:value="16.021">
            <text:p>16,021</text:p>
          </table:table-cell>
          <table:table-cell office:value-type="float" office:value="21962248">
            <text:p>21962248</text:p>
          </table:table-cell>
          <table:table-cell/>
          <table:table-cell office:value-type="string">
            <text:p>49.009202</text:p>
          </table:table-cell>
          <table:table-cell office:value-type="string">
            <text:p>8.41399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Stuttgart</text:p>
          </table:table-cell>
          <table:table-cell office:value-type="string">
            <text:p>Keplerstraße 7</text:p>
          </table:table-cell>
          <table:table-cell office:value-type="string">
            <text:p>70174 Stuttgart</text:p>
          </table:table-cell>
          <table:table-cell office:value-type="float" office:value="25.498">
            <text:p>25,498</text:p>
          </table:table-cell>
          <table:table-cell office:value-type="float" office:value="32854604">
            <text:p>32854604</text:p>
          </table:table-cell>
          <table:table-cell/>
          <table:table-cell office:value-type="string">
            <text:p>48.781934</text:p>
          </table:table-cell>
          <table:table-cell office:value-type="string">
            <text:p>9.17575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Hohenheim</text:p>
          </table:table-cell>
          <table:table-cell office:value-type="string">
            <text:p>Garbenstraße 30</text:p>
          </table:table-cell>
          <table:table-cell office:value-type="string">
            <text:p>70599 Stuttgart</text:p>
          </table:table-cell>
          <table:table-cell office:value-type="float" office:value="10.582">
            <text:p>10,582</text:p>
          </table:table-cell>
          <table:table-cell office:value-type="float" office:value="3276483">
            <text:p>3276483</text:p>
          </table:table-cell>
          <table:table-cell/>
          <table:table-cell office:value-type="string">
            <text:p>48.711233</text:p>
          </table:table-cell>
          <table:table-cell office:value-type="string">
            <text:p>9.208876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Mannheim</text:p>
          </table:table-cell>
          <table:table-cell table:number-columns-repeated="2" office:value-type="string">
            <text:p>Schloss</text:p>
          </table:table-cell>
          <table:table-cell office:value-type="float" office:value="18.167">
            <text:p>18,167</text:p>
          </table:table-cell>
          <table:table-cell office:value-type="float" office:value="3146572">
            <text:p>3146572</text:p>
          </table:table-cell>
          <table:table-cell/>
          <table:table-cell office:value-type="string">
            <text:p>49.805666</text:p>
          </table:table-cell>
          <table:table-cell office:value-type="string">
            <text:p>7.74320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Ulm (ohne Klinikum)</text:p>
          </table:table-cell>
          <table:table-cell office:value-type="string">
            <text:p>Albert-Einstein-Allee 11</text:p>
          </table:table-cell>
          <table:table-cell office:value-type="string">
            <text:p>89081 Ulm</text:p>
          </table:table-cell>
          <table:table-cell office:value-type="float" office:value="30.392">
            <text:p>30,392</text:p>
          </table:table-cell>
          <table:table-cell office:value-type="float" office:value="9187346">
            <text:p>9187346</text:p>
          </table:table-cell>
          <table:table-cell/>
          <table:table-cell office:value-type="string">
            <text:p>48.424537</text:p>
          </table:table-cell>
          <table:table-cell office:value-type="string">
            <text:p>9.95294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Pädagogische Hochschule</text:p>
          </table:table-cell>
          <table:table-cell office:value-type="float" office:value="33">
            <text:p>33</text:p>
          </table:table-cell>
          <table:table-cell office:value-type="string">
            <text:p>PH Freiburg i.Br.</text:p>
          </table:table-cell>
          <table:table-cell office:value-type="string">
            <text:p>Kunzenweg 21</text:p>
          </table:table-cell>
          <table:table-cell office:value-type="string">
            <text:p>79117 Freiburg</text:p>
          </table:table-cell>
          <table:table-cell office:value-type="float" office:value="2.537">
            <text:p>2,537</text:p>
          </table:table-cell>
          <table:table-cell office:value-type="float" office:value="60426">
            <text:p>60426</text:p>
          </table:table-cell>
          <table:table-cell/>
          <table:table-cell office:value-type="string">
            <text:p>47.980813</text:p>
          </table:table-cell>
          <table:table-cell office:value-type="string">
            <text:p>7.89303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Pädagogische Hochschule</text:p>
          </table:table-cell>
          <table:table-cell office:value-type="float" office:value="33">
            <text:p>33</text:p>
          </table:table-cell>
          <table:table-cell office:value-type="string">
            <text:p>PH Heidelberg</text:p>
          </table:table-cell>
          <table:table-cell office:value-type="string">
            <text:p>Keplerstraße 87</text:p>
          </table:table-cell>
          <table:table-cell office:value-type="string">
            <text:p>69120 Heidelberg</text:p>
          </table:table-cell>
          <table:table-cell office:value-type="float" office:value="10.626">
            <text:p>10,626</text:p>
          </table:table-cell>
          <table:table-cell office:value-type="float" office:value="188948">
            <text:p>188948</text:p>
          </table:table-cell>
          <table:table-cell/>
          <table:table-cell office:value-type="string">
            <text:p>49.420394</text:p>
          </table:table-cell>
          <table:table-cell office:value-type="string">
            <text:p>8.684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Pädagogische Hochschule</text:p>
          </table:table-cell>
          <table:table-cell office:value-type="float" office:value="33">
            <text:p>33</text:p>
          </table:table-cell>
          <table:table-cell office:value-type="string">
            <text:p>PH Karlsruhe</text:p>
          </table:table-cell>
          <table:table-cell office:value-type="string">
            <text:p>Bismarckstraße 10</text:p>
          </table:table-cell>
          <table:table-cell office:value-type="string">
            <text:p>76133 Karlsruhe</text:p>
          </table:table-cell>
          <table:table-cell office:value-type="float" office:value="37.063">
            <text:p>37,063</text:p>
          </table:table-cell>
          <table:table-cell office:value-type="float" office:value="233606">
            <text:p>233606</text:p>
          </table:table-cell>
          <table:table-cell/>
          <table:table-cell office:value-type="string">
            <text:p>49.012963</text:p>
          </table:table-cell>
          <table:table-cell office:value-type="string">
            <text:p>8.39281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Pädagogische Hochschule</text:p>
          </table:table-cell>
          <table:table-cell office:value-type="float" office:value="33">
            <text:p>33</text:p>
          </table:table-cell>
          <table:table-cell office:value-type="string">
            <text:p>PH Schwäbisch Gmünd</text:p>
          </table:table-cell>
          <table:table-cell office:value-type="string">
            <text:p>Oberbettringer Straße 200</text:p>
          </table:table-cell>
          <table:table-cell office:value-type="string">
            <text:p>73525 Schwäbisch Gmünd</text:p>
          </table:table-cell>
          <table:table-cell office:value-type="float" office:value="21.33">
            <text:p>21,33</text:p>
          </table:table-cell>
          <table:table-cell office:value-type="float" office:value="135910">
            <text:p>135910</text:p>
          </table:table-cell>
          <table:table-cell/>
          <table:table-cell office:value-type="string">
            <text:p>48.792138</text:p>
          </table:table-cell>
          <table:table-cell office:value-type="string">
            <text:p>9.829839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Pädagogische Hochschule</text:p>
          </table:table-cell>
          <table:table-cell office:value-type="float" office:value="33">
            <text:p>33</text:p>
          </table:table-cell>
          <table:table-cell office:value-type="string">
            <text:p>PH Ludwigsburg</text:p>
          </table:table-cell>
          <table:table-cell office:value-type="string">
            <text:p>Reuteallee 46</text:p>
          </table:table-cell>
          <table:table-cell office:value-type="string">
            <text:p>71634 Ludwigsburg</text:p>
          </table:table-cell>
          <table:table-cell office:value-type="float" office:value="24.623">
            <text:p>24,623</text:p>
          </table:table-cell>
          <table:table-cell office:value-type="float" office:value="215953">
            <text:p>215953</text:p>
          </table:table-cell>
          <table:table-cell/>
          <table:table-cell office:value-type="string">
            <text:p>48.909421</text:p>
          </table:table-cell>
          <table:table-cell office:value-type="string">
            <text:p>9.18224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Pädagogische Hochschule</text:p>
          </table:table-cell>
          <table:table-cell office:value-type="float" office:value="33">
            <text:p>33</text:p>
          </table:table-cell>
          <table:table-cell office:value-type="string">
            <text:p>PH Weingarten</text:p>
          </table:table-cell>
          <table:table-cell office:value-type="string">
            <text:p>Kirchplatz 2</text:p>
          </table:table-cell>
          <table:table-cell office:value-type="string">
            <text:p>88250 Weingarten</text:p>
          </table:table-cell>
          <table:table-cell office:value-type="float" office:value="12.606">
            <text:p>12,606</text:p>
          </table:table-cell>
          <table:table-cell office:value-type="float" office:value="107890">
            <text:p>107890</text:p>
          </table:table-cell>
          <table:table-cell/>
          <table:table-cell office:value-type="string">
            <text:p>47.808879</text:p>
          </table:table-cell>
          <table:table-cell office:value-type="string">
            <text:p>9.645832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Hochschule für Musik und Darstellende Kunst Mannheim</text:p>
          </table:table-cell>
          <table:table-cell office:value-type="string">
            <text:p>N7 18</text:p>
          </table:table-cell>
          <table:table-cell office:value-type="string">
            <text:p>68161 Mannheim</text:p>
          </table:table-cell>
          <table:table-cell office:value-type="float" office:value="16.884">
            <text:p>16,884</text:p>
          </table:table-cell>
          <table:table-cell office:value-type="float" office:value="30422">
            <text:p>30422</text:p>
          </table:table-cell>
          <table:table-cell/>
          <table:table-cell office:value-type="string">
            <text:p>49.483844</text:p>
          </table:table-cell>
          <table:table-cell office:value-type="string">
            <text:p>8.47034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Hochschule für Musik Karlsruhe</text:p>
          </table:table-cell>
          <table:table-cell office:value-type="string">
            <text:p>Am Schloss Gottesaue 7</text:p>
          </table:table-cell>
          <table:table-cell office:value-type="string">
            <text:p>76131 Karlsruhe</text:p>
          </table:table-cell>
          <table:table-cell office:value-type="float" office:value="31.685">
            <text:p>31,685</text:p>
          </table:table-cell>
          <table:table-cell office:value-type="float" office:value="278894">
            <text:p>278894</text:p>
          </table:table-cell>
          <table:table-cell/>
          <table:table-cell office:value-type="string">
            <text:p>49.005182</text:p>
          </table:table-cell>
          <table:table-cell office:value-type="string">
            <text:p>8.4267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Hochschule für Musik und Darstellende Kunst Stuttgart</text:p>
          </table:table-cell>
          <table:table-cell office:value-type="string">
            <text:p>Urbanstraße 25</text:p>
          </table:table-cell>
          <table:table-cell office:value-type="string">
            <text:p>70182 Stuttgar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778253</text:p>
          </table:table-cell>
          <table:table-cell office:value-type="string">
            <text:p>9.18655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Hochschule für Musik Trossingen</text:p>
          </table:table-cell>
          <table:table-cell office:value-type="string">
            <text:p>Schultheiß-Koch-Platz 3</text:p>
          </table:table-cell>
          <table:table-cell office:value-type="string">
            <text:p>78647 Trossing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074857</text:p>
          </table:table-cell>
          <table:table-cell office:value-type="string">
            <text:p>8.63806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Hochschule für Gestaltung Karlsruhe</text:p>
          </table:table-cell>
          <table:table-cell office:value-type="string">
            <text:p>Lorenzstr. 15</text:p>
          </table:table-cell>
          <table:table-cell office:value-type="string">
            <text:p>76135 Karlsruhe</text:p>
          </table:table-cell>
          <table:table-cell office:value-type="float" office:value="64.035">
            <text:p>64,035</text:p>
          </table:table-cell>
          <table:table-cell office:value-type="float" office:value="641408">
            <text:p>641408</text:p>
          </table:table-cell>
          <table:table-cell/>
          <table:table-cell office:value-type="string">
            <text:p>49.00209</text:p>
          </table:table-cell>
          <table:table-cell office:value-type="string">
            <text:p>8.383152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Akademie der Bildenden Künste Karlsruhe</text:p>
          </table:table-cell>
          <table:table-cell office:value-type="string">
            <text:p>Reinhold-Frank-Straße 67</text:p>
          </table:table-cell>
          <table:table-cell office:value-type="string">
            <text:p>76133 Karlsruh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012878</text:p>
          </table:table-cell>
          <table:table-cell office:value-type="string">
            <text:p>8.38772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Staatl. Akademie der Bildenden Künste Stuttgart</text:p>
          </table:table-cell>
          <table:table-cell office:value-type="string">
            <text:p>Am Weißenhof 1</text:p>
          </table:table-cell>
          <table:table-cell office:value-type="string">
            <text:p>70191 Stuttgart</text:p>
          </table:table-cell>
          <table:table-cell office:value-type="float" office:value="29.267">
            <text:p>29,267</text:p>
          </table:table-cell>
          <table:table-cell office:value-type="float" office:value="87591">
            <text:p>87591</text:p>
          </table:table-cell>
          <table:table-cell/>
          <table:table-cell office:value-type="string">
            <text:p>48.799695</text:p>
          </table:table-cell>
          <table:table-cell office:value-type="string">
            <text:p>9.17540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Isny</text:p>
          </table:table-cell>
          <table:table-cell office:value-type="string">
            <text:p>Seidenstraße 16</text:p>
          </table:table-cell>
          <table:table-cell office:value-type="string">
            <text:p>88316 Isny</text:p>
          </table:table-cell>
          <table:table-cell office:value-type="float" office:value="83.672">
            <text:p>83,672</text:p>
          </table:table-cell>
          <table:table-cell office:value-type="float" office:value="8594">
            <text:p>8594</text:p>
          </table:table-cell>
          <table:table-cell/>
          <table:table-cell office:value-type="string">
            <text:p>47.693658</text:p>
          </table:table-cell>
          <table:table-cell office:value-type="string">
            <text:p>10.03724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. Hochschule Freiburg (FH)</text:p>
          </table:table-cell>
          <table:table-cell office:value-type="string">
            <text:p>Bugginger Straße 38</text:p>
          </table:table-cell>
          <table:table-cell office:value-type="string">
            <text:p>79114 Frei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7.997456</text:p>
          </table:table-cell>
          <table:table-cell office:value-type="string">
            <text:p>7.80316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Kath. FH Freiburg i.Br.</text:p>
          </table:table-cell>
          <table:table-cell office:value-type="string">
            <text:p>Karlstr. 63</text:p>
          </table:table-cell>
          <table:table-cell office:value-type="string">
            <text:p>79104 Freiburg 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003887</text:p>
          </table:table-cell>
          <table:table-cell office:value-type="string">
            <text:p>7.857116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für Gestaltung Stuttgart (Merz-Akademie)</text:p>
          </table:table-cell>
          <table:table-cell office:value-type="string">
            <text:p>Teckstraße 58</text:p>
          </table:table-cell>
          <table:table-cell office:value-type="string">
            <text:p>70190 Stuttgar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789674</text:p>
          </table:table-cell>
          <table:table-cell office:value-type="string">
            <text:p>9.20908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für Kunsttherapie Nürtingen</text:p>
          </table:table-cell>
          <table:table-cell office:value-type="string">
            <text:p>Sigmaringer Straße 15</text:p>
          </table:table-cell>
          <table:table-cell office:value-type="string">
            <text:p>72622 Nürting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629152</text:p>
          </table:table-cell>
          <table:table-cell office:value-type="string">
            <text:p>9.340712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FH Berufsförderungswerk der Stiftung Rehabilitation Heidelberg (Priv. FH)</text:p>
          </table:table-cell>
          <table:table-cell office:value-type="string">
            <text:p>Bonhoefferstraße 1</text:p>
          </table:table-cell>
          <table:table-cell office:value-type="string">
            <text:p>69123 Heidel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412922</text:p>
          </table:table-cell>
          <table:table-cell office:value-type="string">
            <text:p>8.65156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Fernhochschule Riedlingen (Priv. FH)</text:p>
          </table:table-cell>
          <table:table-cell office:value-type="string">
            <text:p>Lange Straße 19</text:p>
          </table:table-cell>
          <table:table-cell office:value-type="string">
            <text:p>88499 Riedlingen</text:p>
          </table:table-cell>
          <table:table-cell office:value-type="float" office:value="15.61">
            <text:p>15,61</text:p>
          </table:table-cell>
          <table:table-cell office:value-type="float" office:value="25000">
            <text:p>25000</text:p>
          </table:table-cell>
          <table:table-cell/>
          <table:table-cell office:value-type="string">
            <text:p>48.152752</text:p>
          </table:table-cell>
          <table:table-cell office:value-type="string">
            <text:p>9.47408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elische Hochschule Ludwigsburg (FH)</text:p>
          </table:table-cell>
          <table:table-cell office:value-type="string">
            <text:p>Paulusweg 6</text:p>
          </table:table-cell>
          <table:table-cell office:value-type="string">
            <text:p>71638 Ludwigs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884029</text:p>
          </table:table-cell>
          <table:table-cell office:value-type="string">
            <text:p>9.196135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Priv. FH Calw - H für Wirtschaft und Medien</text:p>
          </table:table-cell>
          <table:table-cell office:value-type="string">
            <text:p>Lederstraße 1</text:p>
          </table:table-cell>
          <table:table-cell office:value-type="string">
            <text:p>75365 Calw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714387</text:p>
          </table:table-cell>
          <table:table-cell office:value-type="string">
            <text:p>8.73999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Theologisches Seminar Reutlingen (evang. FH)</text:p>
          </table:table-cell>
          <table:table-cell office:value-type="string">
            <text:p>Friedrich-Ebert-Straße 31</text:p>
          </table:table-cell>
          <table:table-cell office:value-type="string">
            <text:p>72762 Reutling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487189</text:p>
          </table:table-cell>
          <table:table-cell office:value-type="string">
            <text:p>9.210606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Aalen</text:p>
          </table:table-cell>
          <table:table-cell office:value-type="string">
            <text:p>Beethovenstraße 1</text:p>
          </table:table-cell>
          <table:table-cell office:value-type="string">
            <text:p>73430 Aalen</text:p>
          </table:table-cell>
          <table:table-cell office:value-type="float" office:value="49.051">
            <text:p>49,051</text:p>
          </table:table-cell>
          <table:table-cell office:value-type="float" office:value="1730044">
            <text:p>1730044</text:p>
          </table:table-cell>
          <table:table-cell/>
          <table:table-cell office:value-type="string">
            <text:p>48.838573</text:p>
          </table:table-cell>
          <table:table-cell office:value-type="string">
            <text:p>10.07211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Biberach a. d. Riss</text:p>
          </table:table-cell>
          <table:table-cell office:value-type="string">
            <text:p>Karlstraße 11</text:p>
          </table:table-cell>
          <table:table-cell office:value-type="string">
            <text:p>88400 Biberach</text:p>
          </table:table-cell>
          <table:table-cell office:value-type="float" office:value="45.017">
            <text:p>45,017</text:p>
          </table:table-cell>
          <table:table-cell office:value-type="float" office:value="727363">
            <text:p>727363</text:p>
          </table:table-cell>
          <table:table-cell/>
          <table:table-cell office:value-type="string">
            <text:p>48.093632</text:p>
          </table:table-cell>
          <table:table-cell office:value-type="string">
            <text:p>9.787891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Esslingen (FH)</text:p>
          </table:table-cell>
          <table:table-cell office:value-type="string">
            <text:p>Kanalstraße 33</text:p>
          </table:table-cell>
          <table:table-cell office:value-type="string">
            <text:p>73728 Esslingen</text:p>
          </table:table-cell>
          <table:table-cell office:value-type="float" office:value="48.081">
            <text:p>48,081</text:p>
          </table:table-cell>
          <table:table-cell office:value-type="float" office:value="1117925">
            <text:p>1117925</text:p>
          </table:table-cell>
          <table:table-cell/>
          <table:table-cell office:value-type="string">
            <text:p>48.737913</text:p>
          </table:table-cell>
          <table:table-cell office:value-type="string">
            <text:p>9.31089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urtwangen</text:p>
          </table:table-cell>
          <table:table-cell office:value-type="string">
            <text:p>Gerwigstraße 1</text:p>
          </table:table-cell>
          <table:table-cell office:value-type="string">
            <text:p>78120 Furtwangen </text:p>
          </table:table-cell>
          <table:table-cell office:value-type="float" office:value="28.175">
            <text:p>28,175</text:p>
          </table:table-cell>
          <table:table-cell office:value-type="float" office:value="507070">
            <text:p>507070</text:p>
          </table:table-cell>
          <table:table-cell/>
          <table:table-cell office:value-type="string">
            <text:p>48.05176</text:p>
          </table:table-cell>
          <table:table-cell office:value-type="string">
            <text:p>8.206216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Heilbronn</text:p>
          </table:table-cell>
          <table:table-cell office:value-type="string">
            <text:p>Max-Planck-Straße 39</text:p>
          </table:table-cell>
          <table:table-cell office:value-type="string">
            <text:p>74081 Heilbronn</text:p>
          </table:table-cell>
          <table:table-cell office:value-type="float" office:value="40.612">
            <text:p>40,612</text:p>
          </table:table-cell>
          <table:table-cell office:value-type="float" office:value="1611779">
            <text:p>1611779</text:p>
          </table:table-cell>
          <table:table-cell/>
          <table:table-cell office:value-type="string">
            <text:p>49.121503</text:p>
          </table:table-cell>
          <table:table-cell office:value-type="string">
            <text:p>9.21088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Karlsruhe (FH)</text:p>
          </table:table-cell>
          <table:table-cell office:value-type="string">
            <text:p>Moltkestraße 30</text:p>
          </table:table-cell>
          <table:table-cell office:value-type="string">
            <text:p>76133 Karlsruhe</text:p>
          </table:table-cell>
          <table:table-cell office:value-type="float" office:value="9.042">
            <text:p>9,042</text:p>
          </table:table-cell>
          <table:table-cell office:value-type="float" office:value="691766">
            <text:p>691766</text:p>
          </table:table-cell>
          <table:table-cell/>
          <table:table-cell office:value-type="string">
            <text:p>49.014583</text:p>
          </table:table-cell>
          <table:table-cell office:value-type="string">
            <text:p>8.38969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Konstanz</text:p>
          </table:table-cell>
          <table:table-cell office:value-type="string">
            <text:p>Brauneggerstraße 55</text:p>
          </table:table-cell>
          <table:table-cell office:value-type="string">
            <text:p>78462 Konstanz</text:p>
          </table:table-cell>
          <table:table-cell office:value-type="float" office:value="42.305">
            <text:p>42,305</text:p>
          </table:table-cell>
          <table:table-cell office:value-type="float" office:value="740856">
            <text:p>740856</text:p>
          </table:table-cell>
          <table:table-cell/>
          <table:table-cell office:value-type="string">
            <text:p>47.667078</text:p>
          </table:table-cell>
          <table:table-cell office:value-type="string">
            <text:p>9.171792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Mannheim (FH)</text:p>
          </table:table-cell>
          <table:table-cell office:value-type="string">
            <text:p>Paul-Wittsack-Straße 10</text:p>
          </table:table-cell>
          <table:table-cell office:value-type="string">
            <text:p>68163 Mannheim</text:p>
          </table:table-cell>
          <table:table-cell office:value-type="float" office:value="19.508">
            <text:p>19,508</text:p>
          </table:table-cell>
          <table:table-cell office:value-type="float" office:value="801000">
            <text:p>801000</text:p>
          </table:table-cell>
          <table:table-cell/>
          <table:table-cell office:value-type="string">
            <text:p>49.469932</text:p>
          </table:table-cell>
          <table:table-cell office:value-type="string">
            <text:p>8.48282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Nürtingen</text:p>
          </table:table-cell>
          <table:table-cell office:value-type="string">
            <text:p>Neckarsteige 6-10</text:p>
          </table:table-cell>
          <table:table-cell office:value-type="string">
            <text:p>72622 Nürtingen</text:p>
          </table:table-cell>
          <table:table-cell office:value-type="float" office:value="53.485">
            <text:p>53,485</text:p>
          </table:table-cell>
          <table:table-cell office:value-type="float" office:value="470089">
            <text:p>470089</text:p>
          </table:table-cell>
          <table:table-cell/>
          <table:table-cell office:value-type="string">
            <text:p>48.627099</text:p>
          </table:table-cell>
          <table:table-cell office:value-type="string">
            <text:p>9.33738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Offenburg</text:p>
          </table:table-cell>
          <table:table-cell office:value-type="string">
            <text:p>Badstraße 24</text:p>
          </table:table-cell>
          <table:table-cell office:value-type="string">
            <text:p>77652 Offenburg</text:p>
          </table:table-cell>
          <table:table-cell office:value-type="float" office:value="26.077">
            <text:p>26,077</text:p>
          </table:table-cell>
          <table:table-cell office:value-type="float" office:value="381068">
            <text:p>381068</text:p>
          </table:table-cell>
          <table:table-cell/>
          <table:table-cell office:value-type="string">
            <text:p>48.458125</text:p>
          </table:table-cell>
          <table:table-cell office:value-type="string">
            <text:p>7.94206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Pforzheim</text:p>
          </table:table-cell>
          <table:table-cell office:value-type="string">
            <text:p>Tiefenbronner Straße 65</text:p>
          </table:table-cell>
          <table:table-cell office:value-type="string">
            <text:p>75175 Pforzheim</text:p>
          </table:table-cell>
          <table:table-cell office:value-type="float" office:value="43.895">
            <text:p>43,895</text:p>
          </table:table-cell>
          <table:table-cell office:value-type="float" office:value="701623">
            <text:p>701623</text:p>
          </table:table-cell>
          <table:table-cell/>
          <table:table-cell office:value-type="string">
            <text:p>48.878541</text:p>
          </table:table-cell>
          <table:table-cell office:value-type="string">
            <text:p>8.7161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Ravensburg-Weingarten</text:p>
          </table:table-cell>
          <table:table-cell office:value-type="string">
            <text:p>Doggenried Str.</text:p>
          </table:table-cell>
          <table:table-cell office:value-type="string">
            <text:p>88250 Weingarten</text:p>
          </table:table-cell>
          <table:table-cell office:value-type="float" office:value="12.08">
            <text:p>12,08</text:p>
          </table:table-cell>
          <table:table-cell office:value-type="float" office:value="92210">
            <text:p>92210</text:p>
          </table:table-cell>
          <table:table-cell/>
          <table:table-cell office:value-type="string">
            <text:p>47.81344</text:p>
          </table:table-cell>
          <table:table-cell office:value-type="string">
            <text:p>9.653179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ür Technik und Wirtschaft Reutlingen</text:p>
          </table:table-cell>
          <table:table-cell office:value-type="string">
            <text:p>Alteburgstraße 150</text:p>
          </table:table-cell>
          <table:table-cell office:value-type="string">
            <text:p>72762 Reutlingen</text:p>
          </table:table-cell>
          <table:table-cell office:value-type="float" office:value="46.539">
            <text:p>46,539</text:p>
          </table:table-cell>
          <table:table-cell office:value-type="float" office:value="1790348">
            <text:p>1790348</text:p>
          </table:table-cell>
          <table:table-cell/>
          <table:table-cell office:value-type="string">
            <text:p>48.482798</text:p>
          </table:table-cell>
          <table:table-cell office:value-type="string">
            <text:p>9.18794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Albstadt-Sigmaringen (FH)</text:p>
          </table:table-cell>
          <table:table-cell office:value-type="string">
            <text:p>Jakobstraße 6</text:p>
          </table:table-cell>
          <table:table-cell office:value-type="string">
            <text:p>72458 Albstadt</text:p>
          </table:table-cell>
          <table:table-cell office:value-type="float" office:value="64.72">
            <text:p>64,72</text:p>
          </table:table-cell>
          <table:table-cell office:value-type="float" office:value="469842">
            <text:p>469842</text:p>
          </table:table-cell>
          <table:table-cell/>
          <table:table-cell office:value-type="string">
            <text:p>48.209696</text:p>
          </table:table-cell>
          <table:table-cell office:value-type="string">
            <text:p>9.03439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ür Technik Stuttgart</text:p>
          </table:table-cell>
          <table:table-cell office:value-type="string">
            <text:p>Schellingstr. 24</text:p>
          </table:table-cell>
          <table:table-cell office:value-type="string">
            <text:p>70174 Stuttgart</text:p>
          </table:table-cell>
          <table:table-cell office:value-type="float" office:value="27.472">
            <text:p>27,472</text:p>
          </table:table-cell>
          <table:table-cell office:value-type="float" office:value="907548">
            <text:p>907548</text:p>
          </table:table-cell>
          <table:table-cell/>
          <table:table-cell office:value-type="string">
            <text:p>48.780127</text:p>
          </table:table-cell>
          <table:table-cell office:value-type="string">
            <text:p>9.173131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Stuttgart, H der Medien</text:p>
          </table:table-cell>
          <table:table-cell office:value-type="string">
            <text:p>Nobelstraße 10</text:p>
          </table:table-cell>
          <table:table-cell office:value-type="string">
            <text:p>70569 Stuttgart </text:p>
          </table:table-cell>
          <table:table-cell office:value-type="float" office:value="46.053">
            <text:p>46,053</text:p>
          </table:table-cell>
          <table:table-cell office:value-type="float" office:value="808040">
            <text:p>808040</text:p>
          </table:table-cell>
          <table:table-cell/>
          <table:table-cell office:value-type="string">
            <text:p>48.740317</text:p>
          </table:table-cell>
          <table:table-cell office:value-type="string">
            <text:p>9.10043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Ulm - H für Technik</text:p>
          </table:table-cell>
          <table:table-cell office:value-type="string">
            <text:p>Prittwitzstraße 10</text:p>
          </table:table-cell>
          <table:table-cell office:value-type="string">
            <text:p>89075 Ulm</text:p>
          </table:table-cell>
          <table:table-cell office:value-type="float" office:value="47.066">
            <text:p>47,066</text:p>
          </table:table-cell>
          <table:table-cell office:value-type="float" office:value="759346">
            <text:p>759346</text:p>
          </table:table-cell>
          <table:table-cell/>
          <table:table-cell office:value-type="string">
            <text:p>48.40814</text:p>
          </table:table-cell>
          <table:table-cell office:value-type="string">
            <text:p>9.996511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ür Gestaltung Schwäbisch Gmünd</text:p>
          </table:table-cell>
          <table:table-cell office:value-type="string">
            <text:p>Marie-Curie-Straße 19</text:p>
          </table:table-cell>
          <table:table-cell office:value-type="string">
            <text:p>73529 Schwäbisch Gmünd</text:p>
          </table:table-cell>
          <table:table-cell office:value-type="float" office:value="54.272">
            <text:p>54,272</text:p>
          </table:table-cell>
          <table:table-cell office:value-type="float" office:value="191017">
            <text:p>191017</text:p>
          </table:table-cell>
          <table:table-cell/>
          <table:table-cell office:value-type="string">
            <text:p>48.789013</text:p>
          </table:table-cell>
          <table:table-cell office:value-type="string">
            <text:p>9.75688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für Forstwirtschaft Rottenburg (FH)</text:p>
          </table:table-cell>
          <table:table-cell office:value-type="string">
            <text:p>Schadenweilerstraße 1</text:p>
          </table:table-cell>
          <table:table-cell office:value-type="string">
            <text:p>72108 Rottenburg</text:p>
          </table:table-cell>
          <table:table-cell office:value-type="float" office:value="4.536">
            <text:p>4,536</text:p>
          </table:table-cell>
          <table:table-cell office:value-type="float" office:value="27299">
            <text:p>27299</text:p>
          </table:table-cell>
          <table:table-cell/>
          <table:table-cell office:value-type="string">
            <text:p>48.457638</text:p>
          </table:table-cell>
          <table:table-cell office:value-type="string">
            <text:p>8.94297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Duale Hochschule Baden Württemberg</text:p>
          </table:table-cell>
          <table:table-cell office:value-type="string">
            <text:p>Friedrichstraße 14</text:p>
          </table:table-cell>
          <table:table-cell office:value-type="string">
            <text:p>70174 Stuttgart</text:p>
          </table:table-cell>
          <table:table-cell office:value-type="float" office:value="21.85">
            <text:p>21,85</text:p>
          </table:table-cell>
          <table:table-cell office:value-type="float" office:value="422357">
            <text:p>422357</text:p>
          </table:table-cell>
          <table:table-cell/>
          <table:table-cell office:value-type="string">
            <text:p>48.782351</text:p>
          </table:table-cell>
          <table:table-cell office:value-type="string">
            <text:p>9.177094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FH für öffentliche Verwaltung Kehl</text:p>
          </table:table-cell>
          <table:table-cell office:value-type="string">
            <text:p>Kinzigallee 1</text:p>
          </table:table-cell>
          <table:table-cell office:value-type="string">
            <text:p>77694 Kehl</text:p>
          </table:table-cell>
          <table:table-cell office:value-type="float" office:value="29.273">
            <text:p>29,273</text:p>
          </table:table-cell>
          <table:table-cell office:value-type="float" office:value="24887">
            <text:p>24887</text:p>
          </table:table-cell>
          <table:table-cell/>
          <table:table-cell office:value-type="string">
            <text:p>48.573958</text:p>
          </table:table-cell>
          <table:table-cell office:value-type="string">
            <text:p>7.817573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Hochschule für öffentliche Verwaltung und Finanzen Ludwigsburg</text:p>
          </table:table-cell>
          <table:table-cell office:value-type="string">
            <text:p>Reuteallee 46</text:p>
          </table:table-cell>
          <table:table-cell office:value-type="string">
            <text:p>71634 Ludwigs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909421</text:p>
          </table:table-cell>
          <table:table-cell office:value-type="string">
            <text:p>9.182248</text:p>
          </table:table-cell>
          <table:table-cell table:number-columns-repeated="1012"/>
        </table:table-row>
        <table:table-row table:style-name="ro1">
          <table:table-cell office:value-type="string">
            <text:p>Baden-Württembe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Staatl. FH für Polizei Villingen-Schwenningen</text:p>
          </table:table-cell>
          <table:table-cell office:value-type="string">
            <text:p>Sturm­bühl­straße 250</text:p>
          </table:table-cell>
          <table:table-cell office:value-type="string">
            <text:p>78054 Vil­lingen-Schwen­ning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063697</text:p>
          </table:table-cell>
          <table:table-cell office:value-type="string">
            <text:p>8.514968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Kath. Universität Eichstätt-Ingolstadt</text:p>
          </table:table-cell>
          <table:table-cell office:value-type="string">
            <text:p>Ostenstraße 26</text:p>
          </table:table-cell>
          <table:table-cell office:value-type="string">
            <text:p>85072 Eichstät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889662</text:p>
          </table:table-cell>
          <table:table-cell office:value-type="string">
            <text:p>11.189627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Erlangen-Nürnberg (Klinikum)</text:p>
          </table:table-cell>
          <table:table-cell office:value-type="string">
            <text:p>Maximiliansplatz 2</text:p>
          </table:table-cell>
          <table:table-cell office:value-type="string">
            <text:p>91054 Erlangen</text:p>
          </table:table-cell>
          <table:table-cell office:value-type="float" office:value="31.296">
            <text:p>31,296</text:p>
          </table:table-cell>
          <table:table-cell office:value-type="float" office:value="8769201">
            <text:p>8769201</text:p>
          </table:table-cell>
          <table:table-cell/>
          <table:table-cell office:value-type="string">
            <text:p>49.600847</text:p>
          </table:table-cell>
          <table:table-cell office:value-type="string">
            <text:p>11.01014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München (Klinikum)</text:p>
          </table:table-cell>
          <table:table-cell office:value-type="string">
            <text:p>Marchioninistraße 15</text:p>
          </table:table-cell>
          <table:table-cell office:value-type="string">
            <text:p>81377 Münch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111884</text:p>
          </table:table-cell>
          <table:table-cell office:value-type="string">
            <text:p>11.475309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Würzburg (Klinikum)</text:p>
          </table:table-cell>
          <table:table-cell office:value-type="string">
            <text:p>Josef-Schneider-Str. 2</text:p>
          </table:table-cell>
          <table:table-cell office:value-type="string">
            <text:p>97080 Würzburg</text:p>
          </table:table-cell>
          <table:table-cell office:value-type="float" office:value="39.192">
            <text:p>39,192</text:p>
          </table:table-cell>
          <table:table-cell office:value-type="float" office:value="7867665">
            <text:p>7867665</text:p>
          </table:table-cell>
          <table:table-cell/>
          <table:table-cell office:value-type="string">
            <text:p>49.801045</text:p>
          </table:table-cell>
          <table:table-cell office:value-type="string">
            <text:p>9.953461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Regensburg (Klinikum)</text:p>
          </table:table-cell>
          <table:table-cell office:value-type="string">
            <text:p>Franz-Josef-Strauß-Allee 11</text:p>
          </table:table-cell>
          <table:table-cell office:value-type="string">
            <text:p>93053 Regensburg</text:p>
          </table:table-cell>
          <table:table-cell office:value-type="float" office:value="39.611">
            <text:p>39,611</text:p>
          </table:table-cell>
          <table:table-cell office:value-type="float" office:value="6945573">
            <text:p>6945573</text:p>
          </table:table-cell>
          <table:table-cell/>
          <table:table-cell office:value-type="string">
            <text:p>48.988935</text:p>
          </table:table-cell>
          <table:table-cell office:value-type="string">
            <text:p>12.089879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TU München (Klinikum)</text:p>
          </table:table-cell>
          <table:table-cell office:value-type="string">
            <text:p>Ismaninger Straße 22</text:p>
          </table:table-cell>
          <table:table-cell office:value-type="string">
            <text:p>81675 München</text:p>
          </table:table-cell>
          <table:table-cell office:value-type="float" office:value="24.05">
            <text:p>24,05</text:p>
          </table:table-cell>
          <table:table-cell office:value-type="float" office:value="10388452">
            <text:p>10388452</text:p>
          </table:table-cell>
          <table:table-cell/>
          <table:table-cell office:value-type="string">
            <text:p>48.136885</text:p>
          </table:table-cell>
          <table:table-cell office:value-type="string">
            <text:p>11.59865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Bamberg</text:p>
          </table:table-cell>
          <table:table-cell office:value-type="string">
            <text:p>Kapuzinerstraße 16</text:p>
          </table:table-cell>
          <table:table-cell office:value-type="string">
            <text:p>96047 Bam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893777</text:p>
          </table:table-cell>
          <table:table-cell office:value-type="string">
            <text:p>10.88582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Bayreuth</text:p>
          </table:table-cell>
          <table:table-cell office:value-type="string">
            <text:p>Universitätsstraße 30</text:p>
          </table:table-cell>
          <table:table-cell office:value-type="string">
            <text:p>95447 Bayreuth</text:p>
          </table:table-cell>
          <table:table-cell office:value-type="float" office:value="0.073">
            <text:p>0,073</text:p>
          </table:table-cell>
          <table:table-cell office:value-type="float" office:value="25308">
            <text:p>25308</text:p>
          </table:table-cell>
          <table:table-cell/>
          <table:table-cell office:value-type="string">
            <text:p>49.926185</text:p>
          </table:table-cell>
          <table:table-cell office:value-type="string">
            <text:p>11.58549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Passau</text:p>
          </table:table-cell>
          <table:table-cell office:value-type="string">
            <text:p>Innstraße 33</text:p>
          </table:table-cell>
          <table:table-cell office:value-type="string">
            <text:p>94032 Passau</text:p>
          </table:table-cell>
          <table:table-cell office:value-type="float" office:value="1.061">
            <text:p>1,061</text:p>
          </table:table-cell>
          <table:table-cell office:value-type="float" office:value="75844">
            <text:p>75844</text:p>
          </table:table-cell>
          <table:table-cell/>
          <table:table-cell office:value-type="string">
            <text:p>48.56775</text:p>
          </table:table-cell>
          <table:table-cell office:value-type="string">
            <text:p>13.45116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Erlangen-Nürnberg</text:p>
          </table:table-cell>
          <table:table-cell office:value-type="string">
            <text:p>Schloßplatz 4</text:p>
          </table:table-cell>
          <table:table-cell office:value-type="string">
            <text:p>91054 Erlangen</text:p>
          </table:table-cell>
          <table:table-cell office:value-type="float" office:value="37.845">
            <text:p>37,845</text:p>
          </table:table-cell>
          <table:table-cell office:value-type="float" office:value="36442616">
            <text:p>36442616</text:p>
          </table:table-cell>
          <table:table-cell/>
          <table:table-cell office:value-type="string">
            <text:p>49.597863</text:p>
          </table:table-cell>
          <table:table-cell office:value-type="string">
            <text:p>11.004368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München (ohne Klinikum)</text:p>
          </table:table-cell>
          <table:table-cell office:value-type="string">
            <text:p>Geschwister-Scholl-Platz 1</text:p>
          </table:table-cell>
          <table:table-cell office:value-type="string">
            <text:p>80539 München</text:p>
          </table:table-cell>
          <table:table-cell office:value-type="float" office:value="22.154">
            <text:p>22,154</text:p>
          </table:table-cell>
          <table:table-cell office:value-type="float" office:value="28497910">
            <text:p>28497910</text:p>
          </table:table-cell>
          <table:table-cell/>
          <table:table-cell office:value-type="string">
            <text:p>48.150747</text:p>
          </table:table-cell>
          <table:table-cell office:value-type="string">
            <text:p>11.580607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Würzburg (ohne Klinikum)</text:p>
          </table:table-cell>
          <table:table-cell office:value-type="string">
            <text:p>Am Hubland</text:p>
          </table:table-cell>
          <table:table-cell office:value-type="string">
            <text:p>97074 Würzburg</text:p>
          </table:table-cell>
          <table:table-cell office:value-type="float" office:value="16.941">
            <text:p>16,941</text:p>
          </table:table-cell>
          <table:table-cell office:value-type="float" office:value="11129255">
            <text:p>11129255</text:p>
          </table:table-cell>
          <table:table-cell/>
          <table:table-cell office:value-type="string">
            <text:p>49.779645</text:p>
          </table:table-cell>
          <table:table-cell office:value-type="string">
            <text:p>9.966696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Regensburg (ohne Klinikum)</text:p>
          </table:table-cell>
          <table:table-cell office:value-type="string">
            <text:p>Universitätsstraße 31</text:p>
          </table:table-cell>
          <table:table-cell office:value-type="string">
            <text:p>93053 Regensburg</text:p>
          </table:table-cell>
          <table:table-cell office:value-type="float" office:value="30.135">
            <text:p>30,135</text:p>
          </table:table-cell>
          <table:table-cell office:value-type="float" office:value="11915945">
            <text:p>11915945</text:p>
          </table:table-cell>
          <table:table-cell/>
          <table:table-cell office:value-type="string">
            <text:p>49.00038</text:p>
          </table:table-cell>
          <table:table-cell office:value-type="string">
            <text:p>12.092461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Augsburg</text:p>
          </table:table-cell>
          <table:table-cell office:value-type="string">
            <text:p>Universitätsstraße 2</text:p>
          </table:table-cell>
          <table:table-cell office:value-type="string">
            <text:p>86135 Augsburg</text:p>
          </table:table-cell>
          <table:table-cell office:value-type="float" office:value="0.078">
            <text:p>0,078</text:p>
          </table:table-cell>
          <table:table-cell office:value-type="float" office:value="13000">
            <text:p>13000</text:p>
          </table:table-cell>
          <table:table-cell/>
          <table:table-cell office:value-type="string">
            <text:p>48.332798</text:p>
          </table:table-cell>
          <table:table-cell office:value-type="string">
            <text:p>10.898655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München (ohne Klinikum)</text:p>
          </table:table-cell>
          <table:table-cell office:value-type="string">
            <text:p>Arcisstraße 21</text:p>
          </table:table-cell>
          <table:table-cell office:value-type="string">
            <text:p>80333 München</text:p>
          </table:table-cell>
          <table:table-cell office:value-type="float" office:value="34.172">
            <text:p>34,172</text:p>
          </table:table-cell>
          <table:table-cell office:value-type="float" office:value="72325962">
            <text:p>72325962</text:p>
          </table:table-cell>
          <table:table-cell/>
          <table:table-cell office:value-type="string">
            <text:p>48.148338</text:p>
          </table:table-cell>
          <table:table-cell office:value-type="string">
            <text:p>11.56849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Hochschule für Politik München</text:p>
          </table:table-cell>
          <table:table-cell office:value-type="string">
            <text:p>Ludwigstraße 8</text:p>
          </table:table-cell>
          <table:table-cell office:value-type="string">
            <text:p>80539 Münch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145627</text:p>
          </table:table-cell>
          <table:table-cell office:value-type="string">
            <text:p>11.57898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4">
            <text:p>14</text:p>
          </table:table-cell>
          <table:table-cell office:value-type="string">
            <text:p>Universität der Bundeswehr München (FB Universitätsstudiengänge)</text:p>
          </table:table-cell>
          <table:table-cell office:value-type="string">
            <text:p>Werner-Heisenberg-Weg 39</text:p>
          </table:table-cell>
          <table:table-cell office:value-type="string">
            <text:p>85577 Neubiberg</text:p>
          </table:table-cell>
          <table:table-cell office:value-type="float" office:value="21.23">
            <text:p>21,23</text:p>
          </table:table-cell>
          <table:table-cell office:value-type="float" office:value="3366173">
            <text:p>3366173</text:p>
          </table:table-cell>
          <table:table-cell/>
          <table:table-cell office:value-type="string">
            <text:p>48.080121</text:p>
          </table:table-cell>
          <table:table-cell office:value-type="string">
            <text:p>11.641631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Hochschule für Philosophie München (rk)</text:p>
          </table:table-cell>
          <table:table-cell office:value-type="string">
            <text:p>Kaulbachstraße 31a</text:p>
          </table:table-cell>
          <table:table-cell office:value-type="string">
            <text:p>80539 Münch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148931</text:p>
          </table:table-cell>
          <table:table-cell office:value-type="string">
            <text:p>11.58361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Phil.-Theol. H Benediktbeuern (rk)</text:p>
          </table:table-cell>
          <table:table-cell office:value-type="string">
            <text:p>Don-Bosco-Straße 1</text:p>
          </table:table-cell>
          <table:table-cell office:value-type="string">
            <text:p>83671 Benediktbeuern</text:p>
          </table:table-cell>
          <table:table-cell office:value-type="float" office:value="64.558">
            <text:p>64,558</text:p>
          </table:table-cell>
          <table:table-cell office:value-type="float" office:value="232000">
            <text:p>232000</text:p>
          </table:table-cell>
          <table:table-cell/>
          <table:table-cell office:value-type="string">
            <text:p>47.709305</text:p>
          </table:table-cell>
          <table:table-cell office:value-type="string">
            <text:p>11.39902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Kunsthochschule</text:p>
          </table:table-cell>
          <table:table-cell office:value-type="float" office:value="51">
            <text:p>51</text:p>
          </table:table-cell>
          <table:table-cell office:value-type="string">
            <text:p>Hochschule für Kath. Kirchenmusik und Musikpädagogik, Regensburg</text:p>
          </table:table-cell>
          <table:table-cell office:value-type="string">
            <text:p>Andreasstraße 9</text:p>
          </table:table-cell>
          <table:table-cell office:value-type="string">
            <text:p>93059 Regens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024585</text:p>
          </table:table-cell>
          <table:table-cell office:value-type="string">
            <text:p>12.098636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Würzburg</text:p>
          </table:table-cell>
          <table:table-cell office:value-type="string">
            <text:p>Hofstallstraße 6-8</text:p>
          </table:table-cell>
          <table:table-cell office:value-type="string">
            <text:p>97070 Würz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795054</text:p>
          </table:table-cell>
          <table:table-cell office:value-type="string">
            <text:p>9.940915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und Theater München</text:p>
          </table:table-cell>
          <table:table-cell office:value-type="string">
            <text:p>Arcisstraße 12</text:p>
          </table:table-cell>
          <table:table-cell office:value-type="string">
            <text:p>80333 München</text:p>
          </table:table-cell>
          <table:table-cell office:value-type="float" office:value="10.056">
            <text:p>10,056</text:p>
          </table:table-cell>
          <table:table-cell office:value-type="float" office:value="72660">
            <text:p>72660</text:p>
          </table:table-cell>
          <table:table-cell/>
          <table:table-cell office:value-type="string">
            <text:p>48.146187</text:p>
          </table:table-cell>
          <table:table-cell office:value-type="string">
            <text:p>11.56713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Fernsehen und Film München</text:p>
          </table:table-cell>
          <table:table-cell office:value-type="string">
            <text:p>Bernd-Eichinger-Platz 1</text:p>
          </table:table-cell>
          <table:table-cell office:value-type="string">
            <text:p>80333 Münch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14582</text:p>
          </table:table-cell>
          <table:table-cell office:value-type="string">
            <text:p>11.565175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Akademie der Bildenden Künste München</text:p>
          </table:table-cell>
          <table:table-cell office:value-type="string">
            <text:p>Akademiestrasse 2-4</text:p>
          </table:table-cell>
          <table:table-cell office:value-type="string">
            <text:p>80799 Münch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8.152482</text:p>
          </table:table-cell>
          <table:table-cell office:value-type="string">
            <text:p>11.5809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Akademie der Bildenden Künste Nürnberg</text:p>
          </table:table-cell>
          <table:table-cell office:value-type="string">
            <text:p>Bingstraße 60</text:p>
          </table:table-cell>
          <table:table-cell office:value-type="string">
            <text:p>90480 Nürn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446852</text:p>
          </table:table-cell>
          <table:table-cell office:value-type="string">
            <text:p>11.13635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Nürnberg</text:p>
          </table:table-cell>
          <table:table-cell office:value-type="string">
            <text:p>Veilhofstraße 34</text:p>
          </table:table-cell>
          <table:table-cell office:value-type="string">
            <text:p>90489 Nürn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458846</text:p>
          </table:table-cell>
          <table:table-cell office:value-type="string">
            <text:p>11.10822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Macromedia FH der Medien, München (Priv. FH)</text:p>
          </table:table-cell>
          <table:table-cell office:value-type="string">
            <text:p>Gollierstraße 4</text:p>
          </table:table-cell>
          <table:table-cell office:value-type="string">
            <text:p>80339 München</text:p>
          </table:table-cell>
          <table:table-cell office:value-type="float" office:value="100">
            <text:p>100</text:p>
          </table:table-cell>
          <table:table-cell office:value-type="float" office:value="54758">
            <text:p>54758</text:p>
          </table:table-cell>
          <table:table-cell/>
          <table:table-cell office:value-type="string">
            <text:p>48.135648</text:p>
          </table:table-cell>
          <table:table-cell office:value-type="string">
            <text:p>11.547276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. Hochschule Nürnberg (FH)</text:p>
          </table:table-cell>
          <table:table-cell office:value-type="string">
            <text:p>Bärenschanzstraße 4</text:p>
          </table:table-cell>
          <table:table-cell office:value-type="string">
            <text:p>90429 Nürnbe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450771</text:p>
          </table:table-cell>
          <table:table-cell office:value-type="string">
            <text:p>11.060425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Kath. Stiftungs FH München in München</text:p>
          </table:table-cell>
          <table:table-cell office:value-type="string">
            <text:p>Don-Bosco-Straße 1</text:p>
          </table:table-cell>
          <table:table-cell office:value-type="string">
            <text:p>83671 Benediktbeuern</text:p>
          </table:table-cell>
          <table:table-cell office:value-type="float" office:value="20.486">
            <text:p>20,486</text:p>
          </table:table-cell>
          <table:table-cell office:value-type="float" office:value="105851">
            <text:p>105851</text:p>
          </table:table-cell>
          <table:table-cell/>
          <table:table-cell office:value-type="string">
            <text:p>47.709305</text:p>
          </table:table-cell>
          <table:table-cell office:value-type="string">
            <text:p>11.39902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Munich Business School München (Priv. FH)</text:p>
          </table:table-cell>
          <table:table-cell office:value-type="string">
            <text:p>Elsenheimerstraße 61</text:p>
          </table:table-cell>
          <table:table-cell office:value-type="string">
            <text:p>80687 München</text:p>
          </table:table-cell>
          <table:table-cell office:value-type="float" office:value="100">
            <text:p>100</text:p>
          </table:table-cell>
          <table:table-cell office:value-type="float" office:value="38900">
            <text:p>38900</text:p>
          </table:table-cell>
          <table:table-cell/>
          <table:table-cell office:value-type="string">
            <text:p>48.136252</text:p>
          </table:table-cell>
          <table:table-cell office:value-type="string">
            <text:p>11.524397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Augsburg</text:p>
          </table:table-cell>
          <table:table-cell office:value-type="string">
            <text:p>An der Hochschule 1</text:p>
          </table:table-cell>
          <table:table-cell office:value-type="string">
            <text:p>86161 Augsburg</text:p>
          </table:table-cell>
          <table:table-cell office:value-type="float" office:value="59.753">
            <text:p>59,753</text:p>
          </table:table-cell>
          <table:table-cell office:value-type="float" office:value="1424035">
            <text:p>1424035</text:p>
          </table:table-cell>
          <table:table-cell/>
          <table:table-cell office:value-type="string">
            <text:p>48.354632</text:p>
          </table:table-cell>
          <table:table-cell office:value-type="string">
            <text:p>10.905917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Coburg</text:p>
          </table:table-cell>
          <table:table-cell office:value-type="string">
            <text:p>Am Hofbräuhaus 1</text:p>
          </table:table-cell>
          <table:table-cell office:value-type="string">
            <text:p>96450 Coburg</text:p>
          </table:table-cell>
          <table:table-cell office:value-type="float" office:value="60.775">
            <text:p>60,775</text:p>
          </table:table-cell>
          <table:table-cell office:value-type="float" office:value="1722423">
            <text:p>1722423</text:p>
          </table:table-cell>
          <table:table-cell/>
          <table:table-cell office:value-type="string">
            <text:p>50.253124</text:p>
          </table:table-cell>
          <table:table-cell office:value-type="string">
            <text:p>10.95754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München</text:p>
          </table:table-cell>
          <table:table-cell office:value-type="string">
            <text:p>Lothstr. 34</text:p>
          </table:table-cell>
          <table:table-cell office:value-type="string">
            <text:p>80335 München</text:p>
          </table:table-cell>
          <table:table-cell office:value-type="float" office:value="48.54">
            <text:p>48,54</text:p>
          </table:table-cell>
          <table:table-cell office:value-type="float" office:value="3245290">
            <text:p>3245290</text:p>
          </table:table-cell>
          <table:table-cell/>
          <table:table-cell office:value-type="string">
            <text:p>48.153637</text:p>
          </table:table-cell>
          <table:table-cell office:value-type="string">
            <text:p>11.552728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Nürnberg</text:p>
          </table:table-cell>
          <table:table-cell office:value-type="string">
            <text:p>Keßlerplatz 12</text:p>
          </table:table-cell>
          <table:table-cell office:value-type="string">
            <text:p>90489 Nürnberg</text:p>
          </table:table-cell>
          <table:table-cell office:value-type="float" office:value="59.804">
            <text:p>59,804</text:p>
          </table:table-cell>
          <table:table-cell office:value-type="float" office:value="3790077">
            <text:p>3790077</text:p>
          </table:table-cell>
          <table:table-cell/>
          <table:table-cell office:value-type="string">
            <text:p>49.453072</text:p>
          </table:table-cell>
          <table:table-cell office:value-type="string">
            <text:p>11.092398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Regensburg</text:p>
          </table:table-cell>
          <table:table-cell office:value-type="string">
            <text:p>Prüfeninger Straße 58</text:p>
          </table:table-cell>
          <table:table-cell office:value-type="string">
            <text:p>93049 Regensburg</text:p>
          </table:table-cell>
          <table:table-cell office:value-type="float" office:value="59.562">
            <text:p>59,562</text:p>
          </table:table-cell>
          <table:table-cell office:value-type="float" office:value="1712378">
            <text:p>1712378</text:p>
          </table:table-cell>
          <table:table-cell/>
          <table:table-cell office:value-type="string">
            <text:p>49.016434</text:p>
          </table:table-cell>
          <table:table-cell office:value-type="string">
            <text:p>12.07068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Rosenheim</text:p>
          </table:table-cell>
          <table:table-cell office:value-type="string">
            <text:p>Hochschulstraße 1</text:p>
          </table:table-cell>
          <table:table-cell office:value-type="string">
            <text:p>83024 Rosenheim</text:p>
          </table:table-cell>
          <table:table-cell office:value-type="float" office:value="49.468">
            <text:p>49,468</text:p>
          </table:table-cell>
          <table:table-cell office:value-type="float" office:value="1433209">
            <text:p>1433209</text:p>
          </table:table-cell>
          <table:table-cell/>
          <table:table-cell office:value-type="string">
            <text:p>47.867153</text:p>
          </table:table-cell>
          <table:table-cell office:value-type="string">
            <text:p>12.10726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Weihenstephan-Triesdorf</text:p>
          </table:table-cell>
          <table:table-cell office:value-type="string">
            <text:p>Am Hofgarten 4</text:p>
          </table:table-cell>
          <table:table-cell office:value-type="string">
            <text:p>85354 Freising</text:p>
          </table:table-cell>
          <table:table-cell office:value-type="float" office:value="44.757">
            <text:p>44,757</text:p>
          </table:table-cell>
          <table:table-cell office:value-type="float" office:value="1365060">
            <text:p>1365060</text:p>
          </table:table-cell>
          <table:table-cell/>
          <table:table-cell office:value-type="string">
            <text:p>48.395914</text:p>
          </table:table-cell>
          <table:table-cell office:value-type="string">
            <text:p>11.730823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Würzburg-Schweinfurt</text:p>
          </table:table-cell>
          <table:table-cell office:value-type="string">
            <text:p>Ignaz-Schön-Straße 11</text:p>
          </table:table-cell>
          <table:table-cell office:value-type="string">
            <text:p>97421 Schweinfurt</text:p>
          </table:table-cell>
          <table:table-cell office:value-type="float" office:value="24.135">
            <text:p>24,135</text:p>
          </table:table-cell>
          <table:table-cell office:value-type="float" office:value="252283">
            <text:p>252283</text:p>
          </table:table-cell>
          <table:table-cell/>
          <table:table-cell office:value-type="string">
            <text:p>50.045618</text:p>
          </table:table-cell>
          <table:table-cell office:value-type="string">
            <text:p>10.209434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Kempten</text:p>
          </table:table-cell>
          <table:table-cell office:value-type="string">
            <text:p>Bahnhofstraße 61</text:p>
          </table:table-cell>
          <table:table-cell office:value-type="string">
            <text:p>87435 Kempten</text:p>
          </table:table-cell>
          <table:table-cell office:value-type="float" office:value="21.192">
            <text:p>21,192</text:p>
          </table:table-cell>
          <table:table-cell office:value-type="float" office:value="632744">
            <text:p>632744</text:p>
          </table:table-cell>
          <table:table-cell/>
          <table:table-cell office:value-type="string">
            <text:p>47.716061</text:p>
          </table:table-cell>
          <table:table-cell office:value-type="string">
            <text:p>10.314361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Landshut</text:p>
          </table:table-cell>
          <table:table-cell office:value-type="string">
            <text:p>Am Lurzenhof 1</text:p>
          </table:table-cell>
          <table:table-cell office:value-type="string">
            <text:p>84036 Landshut</text:p>
          </table:table-cell>
          <table:table-cell office:value-type="float" office:value="86.715">
            <text:p>86,715</text:p>
          </table:table-cell>
          <table:table-cell office:value-type="float" office:value="716720">
            <text:p>716720</text:p>
          </table:table-cell>
          <table:table-cell/>
          <table:table-cell office:value-type="string">
            <text:p>48.555072</text:p>
          </table:table-cell>
          <table:table-cell office:value-type="string">
            <text:p>12.198795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Deggendorf</text:p>
          </table:table-cell>
          <table:table-cell office:value-type="string">
            <text:p>Edlmairstraße 6</text:p>
          </table:table-cell>
          <table:table-cell office:value-type="string">
            <text:p>94469 Deggendorf</text:p>
          </table:table-cell>
          <table:table-cell office:value-type="float" office:value="53.556">
            <text:p>53,556</text:p>
          </table:table-cell>
          <table:table-cell office:value-type="float" office:value="1663113">
            <text:p>1663113</text:p>
          </table:table-cell>
          <table:table-cell/>
          <table:table-cell office:value-type="string">
            <text:p>48.828803</text:p>
          </table:table-cell>
          <table:table-cell office:value-type="string">
            <text:p>12.95620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Hof</text:p>
          </table:table-cell>
          <table:table-cell office:value-type="string">
            <text:p>Alfons-Goppel-Platz 1</text:p>
          </table:table-cell>
          <table:table-cell office:value-type="string">
            <text:p>95028 Hof</text:p>
          </table:table-cell>
          <table:table-cell office:value-type="float" office:value="75.079">
            <text:p>75,079</text:p>
          </table:table-cell>
          <table:table-cell office:value-type="float" office:value="578757">
            <text:p>578757</text:p>
          </table:table-cell>
          <table:table-cell/>
          <table:table-cell office:value-type="string">
            <text:p>50.324829</text:p>
          </table:table-cell>
          <table:table-cell office:value-type="string">
            <text:p>11.94134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Ingolstadt</text:p>
          </table:table-cell>
          <table:table-cell office:value-type="string">
            <text:p>Esplanade 10</text:p>
          </table:table-cell>
          <table:table-cell office:value-type="string">
            <text:p>85049 Ingolstadt</text:p>
          </table:table-cell>
          <table:table-cell office:value-type="float" office:value="77.706">
            <text:p>77,706</text:p>
          </table:table-cell>
          <table:table-cell office:value-type="float" office:value="3709685">
            <text:p>3709685</text:p>
          </table:table-cell>
          <table:table-cell/>
          <table:table-cell office:value-type="string">
            <text:p>48.767565</text:p>
          </table:table-cell>
          <table:table-cell office:value-type="string">
            <text:p>11.431118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Amberg-Weiden</text:p>
          </table:table-cell>
          <table:table-cell office:value-type="string">
            <text:p>Kaiser-Wilhelm-Ring 23</text:p>
          </table:table-cell>
          <table:table-cell office:value-type="string">
            <text:p>92224 Amberg</text:p>
          </table:table-cell>
          <table:table-cell office:value-type="float" office:value="44.548">
            <text:p>44,548</text:p>
          </table:table-cell>
          <table:table-cell office:value-type="float" office:value="532745">
            <text:p>532745</text:p>
          </table:table-cell>
          <table:table-cell/>
          <table:table-cell office:value-type="string">
            <text:p>49.443781</text:p>
          </table:table-cell>
          <table:table-cell office:value-type="string">
            <text:p>11.848517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Ansbach</text:p>
          </table:table-cell>
          <table:table-cell office:value-type="string">
            <text:p>Residenzstraße 8</text:p>
          </table:table-cell>
          <table:table-cell office:value-type="string">
            <text:p>91522 Ansbach</text:p>
          </table:table-cell>
          <table:table-cell office:value-type="float" office:value="86.661">
            <text:p>86,661</text:p>
          </table:table-cell>
          <table:table-cell office:value-type="float" office:value="2151569">
            <text:p>2151569</text:p>
          </table:table-cell>
          <table:table-cell/>
          <table:table-cell office:value-type="string">
            <text:p>49.305029</text:p>
          </table:table-cell>
          <table:table-cell office:value-type="string">
            <text:p>10.56720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Neu-Ulm</text:p>
          </table:table-cell>
          <table:table-cell office:value-type="string">
            <text:p>Wileystraße 1</text:p>
          </table:table-cell>
          <table:table-cell office:value-type="string">
            <text:p>89231 Neu-Ulm</text:p>
          </table:table-cell>
          <table:table-cell office:value-type="float" office:value="69.791">
            <text:p>69,791</text:p>
          </table:table-cell>
          <table:table-cell office:value-type="float" office:value="448453">
            <text:p>448453</text:p>
          </table:table-cell>
          <table:table-cell/>
          <table:table-cell office:value-type="string">
            <text:p>48.383258</text:p>
          </table:table-cell>
          <table:table-cell office:value-type="string">
            <text:p>10.00693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Aschaffenburg</text:p>
          </table:table-cell>
          <table:table-cell office:value-type="string">
            <text:p>Würzburger Straße 45</text:p>
          </table:table-cell>
          <table:table-cell office:value-type="string">
            <text:p>63743 Aschaffenburg</text:p>
          </table:table-cell>
          <table:table-cell office:value-type="float" office:value="38.831">
            <text:p>38,831</text:p>
          </table:table-cell>
          <table:table-cell office:value-type="float" office:value="767757">
            <text:p>767757</text:p>
          </table:table-cell>
          <table:table-cell/>
          <table:table-cell office:value-type="string">
            <text:p>49.971108</text:p>
          </table:table-cell>
          <table:table-cell office:value-type="string">
            <text:p>9.160392</text:p>
          </table:table-cell>
          <table:table-cell table:number-columns-repeated="1012"/>
        </table:table-row>
        <table:table-row table:style-name="ro1">
          <table:table-cell office:value-type="string">
            <text:p>Bay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4">
            <text:p>74</text:p>
          </table:table-cell>
          <table:table-cell office:value-type="string">
            <text:p>Universität der Bundeswehr München (FB Fachhochschulstudiengänge)</text:p>
          </table:table-cell>
          <table:table-cell office:value-type="string">
            <text:p>Werner-Heisenberg-Weg 39</text:p>
          </table:table-cell>
          <table:table-cell office:value-type="string">
            <text:p>85577 Neubiberg</text:p>
          </table:table-cell>
          <table:table-cell office:value-type="float" office:value="84.065">
            <text:p>84,065</text:p>
          </table:table-cell>
          <table:table-cell office:value-type="float" office:value="157674">
            <text:p>157674</text:p>
          </table:table-cell>
          <table:table-cell/>
          <table:table-cell office:value-type="string">
            <text:p>48.080121</text:p>
          </table:table-cell>
          <table:table-cell office:value-type="string">
            <text:p>11.641631</text:p>
          </table:table-cell>
          <table:table-cell table:number-columns-repeated="1012"/>
        </table:table-row>
        <table:table-row table:style-name="ro1">
          <table:table-cell office:value-type="string">
            <text:p>Saarland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des Saarlandes Saarbrücken in Saarbrücken</text:p>
          </table:table-cell>
          <table:table-cell office:value-type="string">
            <text:p>Campus</text:p>
          </table:table-cell>
          <table:table-cell office:value-type="string">
            <text:p>66123 Saarbrücken</text:p>
          </table:table-cell>
          <table:table-cell office:value-type="float" office:value="29.345">
            <text:p>29,345</text:p>
          </table:table-cell>
          <table:table-cell office:value-type="float" office:value="15562226">
            <text:p>15562226</text:p>
          </table:table-cell>
          <table:table-cell/>
          <table:table-cell office:value-type="string">
            <text:p>49.254075</text:p>
          </table:table-cell>
          <table:table-cell office:value-type="string">
            <text:p>7.039295</text:p>
          </table:table-cell>
          <table:table-cell table:number-columns-repeated="1012"/>
        </table:table-row>
        <table:table-row table:style-name="ro1">
          <table:table-cell office:value-type="string">
            <text:p>Saarland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, Saarbrücken</text:p>
          </table:table-cell>
          <table:table-cell office:value-type="string">
            <text:p>Bismarckstraße 1</text:p>
          </table:table-cell>
          <table:table-cell office:value-type="string">
            <text:p>66111 Saarbrück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230784</text:p>
          </table:table-cell>
          <table:table-cell office:value-type="string">
            <text:p>6.998634</text:p>
          </table:table-cell>
          <table:table-cell table:number-columns-repeated="1012"/>
        </table:table-row>
        <table:table-row table:style-name="ro1">
          <table:table-cell office:value-type="string">
            <text:p>Saarland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der Bildenden Künste Saarbrücken</text:p>
          </table:table-cell>
          <table:table-cell office:value-type="string">
            <text:p>Keplerstraße 3-5</text:p>
          </table:table-cell>
          <table:table-cell office:value-type="string">
            <text:p>66117 Saarbrück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49.232125</text:p>
          </table:table-cell>
          <table:table-cell office:value-type="string">
            <text:p>6.985265</text:p>
          </table:table-cell>
          <table:table-cell table:number-columns-repeated="1012"/>
        </table:table-row>
        <table:table-row table:style-name="ro1">
          <table:table-cell office:value-type="string">
            <text:p>Saarland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für Technik und Wirtschaft des Saarlandes Saarbrücken</text:p>
          </table:table-cell>
          <table:table-cell office:value-type="string">
            <text:p>Goebenstraße 40</text:p>
          </table:table-cell>
          <table:table-cell office:value-type="string">
            <text:p>66117 Saarbrücken</text:p>
          </table:table-cell>
          <table:table-cell office:value-type="float" office:value="59.949">
            <text:p>59,949</text:p>
          </table:table-cell>
          <table:table-cell office:value-type="float" office:value="1201815">
            <text:p>1201815</text:p>
          </table:table-cell>
          <table:table-cell/>
          <table:table-cell office:value-type="string">
            <text:p>49.235245</text:p>
          </table:table-cell>
          <table:table-cell office:value-type="string">
            <text:p>6.975552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Europ. School of Management and Technology, Berlin (Priv. H)</text:p>
          </table:table-cell>
          <table:table-cell office:value-type="string">
            <text:p>Schloßplatz 1</text:p>
          </table:table-cell>
          <table:table-cell office:value-type="string">
            <text:p>10178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16144</text:p>
          </table:table-cell>
          <table:table-cell office:value-type="string">
            <text:p>13.401197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Hertie School of Governance Berlin (Priv. wiss. H)</text:p>
          </table:table-cell>
          <table:table-cell office:value-type="string">
            <text:p>Friedrichstraße 180</text:p>
          </table:table-cell>
          <table:table-cell office:value-type="string">
            <text:p>10117 Berlin</text:p>
          </table:table-cell>
          <table:table-cell office:value-type="float" office:value="100">
            <text:p>100</text:p>
          </table:table-cell>
          <table:table-cell office:value-type="float" office:value="287878">
            <text:p>287878</text:p>
          </table:table-cell>
          <table:table-cell/>
          <table:table-cell office:value-type="string">
            <text:p>52.51286</text:p>
          </table:table-cell>
          <table:table-cell office:value-type="string">
            <text:p>13.389493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Deutsche Universität für Weiterbildung Berlin (Priv. wiss. H)</text:p>
          </table:table-cell>
          <table:table-cell office:value-type="string">
            <text:p>Katharinenstraße 17</text:p>
          </table:table-cell>
          <table:table-cell office:value-type="string">
            <text:p>10711 Berlin</text:p>
          </table:table-cell>
          <table:table-cell office:value-type="float" office:value="100">
            <text:p>100</text:p>
          </table:table-cell>
          <table:table-cell office:value-type="float" office:value="113356">
            <text:p>113356</text:p>
          </table:table-cell>
          <table:table-cell/>
          <table:table-cell office:value-type="string">
            <text:p>52.500161</text:p>
          </table:table-cell>
          <table:table-cell office:value-type="string">
            <text:p>13.292695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International Psychoanalytic University Berlin (Priv.)</text:p>
          </table:table-cell>
          <table:table-cell office:value-type="string">
            <text:p>Stromstraße 3</text:p>
          </table:table-cell>
          <table:table-cell office:value-type="string">
            <text:p>10555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23994</text:p>
          </table:table-cell>
          <table:table-cell office:value-type="string">
            <text:p>13.342468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ESCP Europe Wirtschaftshochschule, Berlin (Priv. H)</text:p>
          </table:table-cell>
          <table:table-cell office:value-type="string">
            <text:p>Heubnerweg 8-10</text:p>
          </table:table-cell>
          <table:table-cell office:value-type="string">
            <text:p>14059 Berlin</text:p>
          </table:table-cell>
          <table:table-cell office:value-type="float" office:value="61.795">
            <text:p>61,795</text:p>
          </table:table-cell>
          <table:table-cell office:value-type="float" office:value="41925">
            <text:p>41925</text:p>
          </table:table-cell>
          <table:table-cell/>
          <table:table-cell office:value-type="string">
            <text:p>52.523696</text:p>
          </table:table-cell>
          <table:table-cell office:value-type="string">
            <text:p>13.28856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Steinbeis-Hochschule Berlin (Priv. H)</text:p>
          </table:table-cell>
          <table:table-cell office:value-type="string">
            <text:p>Gürtelstraße 29a/30</text:p>
          </table:table-cell>
          <table:table-cell office:value-type="string">
            <text:p>10247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09593</text:p>
          </table:table-cell>
          <table:table-cell office:value-type="string">
            <text:p>13.473412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Charite - Universitätsmedizin Berlin</text:p>
          </table:table-cell>
          <table:table-cell office:value-type="string">
            <text:p>Charitestraße 1</text:p>
          </table:table-cell>
          <table:table-cell office:value-type="string">
            <text:p>10117 Berlin</text:p>
          </table:table-cell>
          <table:table-cell office:value-type="float" office:value="10.898">
            <text:p>10,898</text:p>
          </table:table-cell>
          <table:table-cell office:value-type="float" office:value="17958483">
            <text:p>17958483</text:p>
          </table:table-cell>
          <table:table-cell/>
          <table:table-cell office:value-type="string">
            <text:p>52.523222</text:p>
          </table:table-cell>
          <table:table-cell office:value-type="string">
            <text:p>13.378516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Humboldt-Universität Berlin</text:p>
          </table:table-cell>
          <table:table-cell office:value-type="string">
            <text:p>Unter den Linden 6</text:p>
          </table:table-cell>
          <table:table-cell office:value-type="string">
            <text:p>10099 Berlin</text:p>
          </table:table-cell>
          <table:table-cell office:value-type="float" office:value="4.553">
            <text:p>4,553</text:p>
          </table:table-cell>
          <table:table-cell office:value-type="float" office:value="4059393">
            <text:p>4059393</text:p>
          </table:table-cell>
          <table:table-cell/>
          <table:table-cell office:value-type="string">
            <text:p>52.517364</text:p>
          </table:table-cell>
          <table:table-cell office:value-type="string">
            <text:p>13.393737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FU Berlin</text:p>
          </table:table-cell>
          <table:table-cell office:value-type="string">
            <text:p>Kaiserswerther Straße 16/18</text:p>
          </table:table-cell>
          <table:table-cell office:value-type="string">
            <text:p>14195 Berlin</text:p>
          </table:table-cell>
          <table:table-cell office:value-type="float" office:value="8.66">
            <text:p>8,66</text:p>
          </table:table-cell>
          <table:table-cell office:value-type="float" office:value="9651555">
            <text:p>9651555</text:p>
          </table:table-cell>
          <table:table-cell/>
          <table:table-cell office:value-type="string">
            <text:p>52.448125</text:p>
          </table:table-cell>
          <table:table-cell office:value-type="string">
            <text:p>13.286075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Berlin</text:p>
          </table:table-cell>
          <table:table-cell office:value-type="string">
            <text:p>Straße des 17. Juni 135</text:p>
          </table:table-cell>
          <table:table-cell office:value-type="string">
            <text:p>10623 Berlin</text:p>
          </table:table-cell>
          <table:table-cell office:value-type="float" office:value="16.41">
            <text:p>16,41</text:p>
          </table:table-cell>
          <table:table-cell office:value-type="float" office:value="23990000">
            <text:p>23990000</text:p>
          </table:table-cell>
          <table:table-cell/>
          <table:table-cell office:value-type="string">
            <text:p>52.512698</text:p>
          </table:table-cell>
          <table:table-cell office:value-type="string">
            <text:p>13.326346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Kunsthochschule Berlin</text:p>
          </table:table-cell>
          <table:table-cell office:value-type="string">
            <text:p>Hardenbergstraße 33</text:p>
          </table:table-cell>
          <table:table-cell office:value-type="string">
            <text:p>10623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09079</text:p>
          </table:table-cell>
          <table:table-cell office:value-type="string">
            <text:p>13.326308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Berlin</text:p>
          </table:table-cell>
          <table:table-cell office:value-type="string">
            <text:p>Charlottenstraße 55</text:p>
          </table:table-cell>
          <table:table-cell office:value-type="string">
            <text:p>10117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13777</text:p>
          </table:table-cell>
          <table:table-cell office:value-type="string">
            <text:p>13.391257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Schauspielkunst Berlin</text:p>
          </table:table-cell>
          <table:table-cell office:value-type="string">
            <text:p>Schnellerstr. 104</text:p>
          </table:table-cell>
          <table:table-cell office:value-type="string">
            <text:p>12439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453946</text:p>
          </table:table-cell>
          <table:table-cell office:value-type="string">
            <text:p>13.519989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Universität der Künste Berlin</text:p>
          </table:table-cell>
          <table:table-cell office:value-type="string">
            <text:p>Einsteinufer 43-53</text:p>
          </table:table-cell>
          <table:table-cell office:value-type="string">
            <text:p>10587 Berlin</text:p>
          </table:table-cell>
          <table:table-cell office:value-type="float" office:value="30.25">
            <text:p>30,25</text:p>
          </table:table-cell>
          <table:table-cell office:value-type="float" office:value="858632">
            <text:p>858632</text:p>
          </table:table-cell>
          <table:table-cell/>
          <table:table-cell office:value-type="string">
            <text:p>52.517219</text:p>
          </table:table-cell>
          <table:table-cell office:value-type="string">
            <text:p>13.323572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Akkon Hochschule Berlin (Priv. FH)</text:p>
          </table:table-cell>
          <table:table-cell office:value-type="string">
            <text:p>Am Köllnischen Park 1</text:p>
          </table:table-cell>
          <table:table-cell office:value-type="string">
            <text:p>10179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11912</text:p>
          </table:table-cell>
          <table:table-cell office:value-type="string">
            <text:p>13.415318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Katholische Hochschule für Sozialwesen Berlin (FH)</text:p>
          </table:table-cell>
          <table:table-cell office:value-type="string">
            <text:p>Köpenicker Allee 39-57</text:p>
          </table:table-cell>
          <table:table-cell office:value-type="string">
            <text:p>10318 Berlin</text:p>
          </table:table-cell>
          <table:table-cell office:value-type="float" office:value="5.648">
            <text:p>5,648</text:p>
          </table:table-cell>
          <table:table-cell office:value-type="float" office:value="66586">
            <text:p>66586</text:p>
          </table:table-cell>
          <table:table-cell/>
          <table:table-cell office:value-type="string">
            <text:p>52.487379</text:p>
          </table:table-cell>
          <table:table-cell office:value-type="string">
            <text:p>13.533051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Evangelische Hochschule Berlin (FH)</text:p>
          </table:table-cell>
          <table:table-cell office:value-type="string">
            <text:p>Teltower Damm 118</text:p>
          </table:table-cell>
          <table:table-cell office:value-type="string">
            <text:p>14167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423724</text:p>
          </table:table-cell>
          <table:table-cell office:value-type="string">
            <text:p>13.263014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SRH Hochschule Berlin (Priv. FH)</text:p>
          </table:table-cell>
          <table:table-cell office:value-type="string">
            <text:p>Ernst-Reuter-Platz 10</text:p>
          </table:table-cell>
          <table:table-cell office:value-type="string">
            <text:p>10587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13157</text:p>
          </table:table-cell>
          <table:table-cell office:value-type="string">
            <text:p>13.321994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für Technik und Wirtschaft Berlin</text:p>
          </table:table-cell>
          <table:table-cell office:value-type="string">
            <text:p>Treskowallee 8</text:p>
          </table:table-cell>
          <table:table-cell office:value-type="string">
            <text:p>10318 Berlin</text:p>
          </table:table-cell>
          <table:table-cell office:value-type="float" office:value="4.918">
            <text:p>4,918</text:p>
          </table:table-cell>
          <table:table-cell office:value-type="float" office:value="354118">
            <text:p>354118</text:p>
          </table:table-cell>
          <table:table-cell/>
          <table:table-cell office:value-type="string">
            <text:p>52.492691</text:p>
          </table:table-cell>
          <table:table-cell office:value-type="string">
            <text:p>13.526498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Beuth-Hochschule für Technik Berlin</text:p>
          </table:table-cell>
          <table:table-cell office:value-type="string">
            <text:p>Luxemburger Straße 10</text:p>
          </table:table-cell>
          <table:table-cell office:value-type="string">
            <text:p>13353 Berlin</text:p>
          </table:table-cell>
          <table:table-cell office:value-type="float" office:value="15.497">
            <text:p>15,497</text:p>
          </table:table-cell>
          <table:table-cell office:value-type="float" office:value="1157227">
            <text:p>1157227</text:p>
          </table:table-cell>
          <table:table-cell/>
          <table:table-cell office:value-type="string">
            <text:p>52.543996</text:p>
          </table:table-cell>
          <table:table-cell office:value-type="string">
            <text:p>13.354628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WR Berlin</text:p>
          </table:table-cell>
          <table:table-cell office:value-type="string">
            <text:p>Alt-Friedrichsfelde 60</text:p>
          </table:table-cell>
          <table:table-cell office:value-type="string">
            <text:p>10315 Berlin</text:p>
          </table:table-cell>
          <table:table-cell office:value-type="float" office:value="13.572">
            <text:p>13,572</text:p>
          </table:table-cell>
          <table:table-cell office:value-type="float" office:value="368381">
            <text:p>368381</text:p>
          </table:table-cell>
          <table:table-cell/>
          <table:table-cell office:value-type="string">
            <text:p>52.510067</text:p>
          </table:table-cell>
          <table:table-cell office:value-type="string">
            <text:p>13.526328</text:p>
          </table:table-cell>
          <table:table-cell table:number-columns-repeated="1012"/>
        </table:table-row>
        <table:table-row table:style-name="ro1">
          <table:table-cell office:value-type="string">
            <text:p>Berli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ASH für Sozialarbeit und Sozialpädagogik Berlin</text:p>
          </table:table-cell>
          <table:table-cell office:value-type="string">
            <text:p>Alice-Salomon-Platz 5</text:p>
          </table:table-cell>
          <table:table-cell office:value-type="string">
            <text:p>12627 Berli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37775</text:p>
          </table:table-cell>
          <table:table-cell office:value-type="string">
            <text:p>13.604794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Europa-Universität Viadrina Frankfurt (Oder)</text:p>
          </table:table-cell>
          <table:table-cell office:value-type="string">
            <text:p>Große Scharrnstraße 59</text:p>
          </table:table-cell>
          <table:table-cell office:value-type="string">
            <text:p>15230 Frankfurt (Oder)</text:p>
          </table:table-cell>
          <table:table-cell office:value-type="float" office:value="21.402">
            <text:p>21,402</text:p>
          </table:table-cell>
          <table:table-cell office:value-type="float" office:value="1160332">
            <text:p>1160332</text:p>
          </table:table-cell>
          <table:table-cell/>
          <table:table-cell office:value-type="string">
            <text:p>52.34222</text:p>
          </table:table-cell>
          <table:table-cell office:value-type="string">
            <text:p>14.553555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Brandenburgische TU Cottbus</text:p>
          </table:table-cell>
          <table:table-cell office:value-type="string">
            <text:p>Platz der Deutschen Einheit 1</text:p>
          </table:table-cell>
          <table:table-cell office:value-type="string">
            <text:p>03046 Cottbus</text:p>
          </table:table-cell>
          <table:table-cell office:value-type="float" office:value="26.723">
            <text:p>26,723</text:p>
          </table:table-cell>
          <table:table-cell office:value-type="float" office:value="5084500">
            <text:p>5084500</text:p>
          </table:table-cell>
          <table:table-cell/>
          <table:table-cell office:value-type="string">
            <text:p>51.75985</text:p>
          </table:table-cell>
          <table:table-cell office:value-type="string">
            <text:p>14.32772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Potsdam</text:p>
          </table:table-cell>
          <table:table-cell office:value-type="string">
            <text:p>Am Neuen Palais 10</text:p>
          </table:table-cell>
          <table:table-cell office:value-type="string">
            <text:p>14469 Potsdam</text:p>
          </table:table-cell>
          <table:table-cell office:value-type="float" office:value="7.584">
            <text:p>7,584</text:p>
          </table:table-cell>
          <table:table-cell office:value-type="float" office:value="2774166">
            <text:p>2774166</text:p>
          </table:table-cell>
          <table:table-cell/>
          <table:table-cell office:value-type="string">
            <text:p>52.398711</text:p>
          </table:table-cell>
          <table:table-cell office:value-type="string">
            <text:p>13.013884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Film und Fernsehen in Potsdam-Babelsberg</text:p>
          </table:table-cell>
          <table:table-cell office:value-type="string">
            <text:p>Marlene-Dietrich-Allee 11</text:p>
          </table:table-cell>
          <table:table-cell office:value-type="string">
            <text:p>14482 Potsdam</text:p>
          </table:table-cell>
          <table:table-cell office:value-type="float" office:value="75.168">
            <text:p>75,168</text:p>
          </table:table-cell>
          <table:table-cell office:value-type="float" office:value="1847570">
            <text:p>1847570</text:p>
          </table:table-cell>
          <table:table-cell/>
          <table:table-cell office:value-type="string">
            <text:p>52.390214</text:p>
          </table:table-cell>
          <table:table-cell office:value-type="string">
            <text:p>13.117689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Theol. Seminar (FH) der Evang. Freikirche Elstal</text:p>
          </table:table-cell>
          <table:table-cell office:value-type="string">
            <text:p>Johann-Gerhard-Oncken-Straße 7</text:p>
          </table:table-cell>
          <table:table-cell office:value-type="string">
            <text:p>14641 Wustermark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543062</text:p>
          </table:table-cell>
          <table:table-cell office:value-type="string">
            <text:p>13.003444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Brandenburg</text:p>
          </table:table-cell>
          <table:table-cell office:value-type="string">
            <text:p>Magdeburger Straße 50</text:p>
          </table:table-cell>
          <table:table-cell office:value-type="string">
            <text:p>14770 Brandenburg</text:p>
          </table:table-cell>
          <table:table-cell office:value-type="float" office:value="29.179">
            <text:p>29,179</text:p>
          </table:table-cell>
          <table:table-cell office:value-type="float" office:value="722343">
            <text:p>722343</text:p>
          </table:table-cell>
          <table:table-cell/>
          <table:table-cell office:value-type="string">
            <text:p>52.412352</text:p>
          </table:table-cell>
          <table:table-cell office:value-type="string">
            <text:p>12.537257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für nachhaltige Entwicklung Eberswalde (FH)</text:p>
          </table:table-cell>
          <table:table-cell office:value-type="string">
            <text:p>Friedrich-Ebert-Straße 28</text:p>
          </table:table-cell>
          <table:table-cell office:value-type="string">
            <text:p>16225 Eberswalde</text:p>
          </table:table-cell>
          <table:table-cell office:value-type="float" office:value="21.436">
            <text:p>21,436</text:p>
          </table:table-cell>
          <table:table-cell office:value-type="float" office:value="681816">
            <text:p>681816</text:p>
          </table:table-cell>
          <table:table-cell/>
          <table:table-cell office:value-type="string">
            <text:p>52.833509</text:p>
          </table:table-cell>
          <table:table-cell office:value-type="string">
            <text:p>13.818077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Lausitz, University of Applied Sciences (FH)</text:p>
          </table:table-cell>
          <table:table-cell office:value-type="string">
            <text:p>Großenhainer Straße 57</text:p>
          </table:table-cell>
          <table:table-cell office:value-type="string">
            <text:p>01968 Senftenberg</text:p>
          </table:table-cell>
          <table:table-cell office:value-type="float" office:value="26.545">
            <text:p>26,545</text:p>
          </table:table-cell>
          <table:table-cell office:value-type="float" office:value="1508888">
            <text:p>1508888</text:p>
          </table:table-cell>
          <table:table-cell/>
          <table:table-cell office:value-type="string">
            <text:p>51.521581</text:p>
          </table:table-cell>
          <table:table-cell office:value-type="string">
            <text:p>13.987607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Technische Hochschule Wildau (FH)</text:p>
          </table:table-cell>
          <table:table-cell office:value-type="string">
            <text:p>Bahnhofstraße</text:p>
          </table:table-cell>
          <table:table-cell office:value-type="string">
            <text:p>15745 Wildau</text:p>
          </table:table-cell>
          <table:table-cell office:value-type="float" office:value="14.285">
            <text:p>14,285</text:p>
          </table:table-cell>
          <table:table-cell office:value-type="float" office:value="716589">
            <text:p>716589</text:p>
          </table:table-cell>
          <table:table-cell/>
          <table:table-cell office:value-type="string">
            <text:p>52.318152</text:p>
          </table:table-cell>
          <table:table-cell office:value-type="string">
            <text:p>13.632909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Potsdam</text:p>
          </table:table-cell>
          <table:table-cell office:value-type="string">
            <text:p>Pappelallee 8-9</text:p>
          </table:table-cell>
          <table:table-cell office:value-type="string">
            <text:p>14469 Potsdam</text:p>
          </table:table-cell>
          <table:table-cell office:value-type="float" office:value="29.372">
            <text:p>29,372</text:p>
          </table:table-cell>
          <table:table-cell office:value-type="float" office:value="731336">
            <text:p>731336</text:p>
          </table:table-cell>
          <table:table-cell/>
          <table:table-cell office:value-type="string">
            <text:p>52.412787</text:p>
          </table:table-cell>
          <table:table-cell office:value-type="string">
            <text:p>13.036782</text:p>
          </table:table-cell>
          <table:table-cell table:number-columns-repeated="1012"/>
        </table:table-row>
        <table:table-row table:style-name="ro1">
          <table:table-cell office:value-type="string">
            <text:p>Brandenburg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73">
            <text:p>73</text:p>
          </table:table-cell>
          <table:table-cell office:value-type="string">
            <text:p>FH der Polizei Brandenburg (VerwFH) in Oranienburg</text:p>
          </table:table-cell>
          <table:table-cell office:value-type="string">
            <text:p>Bernauer Straße 146</text:p>
          </table:table-cell>
          <table:table-cell office:value-type="string">
            <text:p>16515 Oranienbur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738233</text:p>
          </table:table-cell>
          <table:table-cell office:value-type="string">
            <text:p>13.241331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Greifswald (Klinikum)</text:p>
          </table:table-cell>
          <table:table-cell office:value-type="string">
            <text:p>Fleischmannstraße 8 </text:p>
          </table:table-cell>
          <table:table-cell office:value-type="string">
            <text:p>Fleischmannstraße 8 </text:p>
          </table:table-cell>
          <table:table-cell office:value-type="float" office:value="100">
            <text:p>100</text:p>
          </table:table-cell>
          <table:table-cell office:value-type="float" office:value="3350478">
            <text:p>3350478</text:p>
          </table:table-cell>
          <table:table-cell/>
          <table:table-cell office:value-type="string">
            <text:p>54.087536</text:p>
          </table:table-cell>
          <table:table-cell office:value-type="string">
            <text:p>13.402188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Rostock (ohne Klinikum)</text:p>
          </table:table-cell>
          <table:table-cell office:value-type="string">
            <text:p>Ulmenstraße 69</text:p>
          </table:table-cell>
          <table:table-cell office:value-type="string">
            <text:p>18057 Rostock</text:p>
          </table:table-cell>
          <table:table-cell office:value-type="float" office:value="17.36">
            <text:p>17,36</text:p>
          </table:table-cell>
          <table:table-cell office:value-type="float" office:value="5235100">
            <text:p>5235100</text:p>
          </table:table-cell>
          <table:table-cell/>
          <table:table-cell office:value-type="string">
            <text:p>54.086712</text:p>
          </table:table-cell>
          <table:table-cell office:value-type="string">
            <text:p>12.110542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Med. Fakultät Rostock</text:p>
          </table:table-cell>
          <table:table-cell office:value-type="string">
            <text:p>Schillingallee 35 </text:p>
          </table:table-cell>
          <table:table-cell office:value-type="string">
            <text:p>18057 Rostock</text:p>
          </table:table-cell>
          <table:table-cell office:value-type="float" office:value="29.58">
            <text:p>29,58</text:p>
          </table:table-cell>
          <table:table-cell office:value-type="float" office:value="3043424">
            <text:p>3043424</text:p>
          </table:table-cell>
          <table:table-cell/>
          <table:table-cell office:value-type="string">
            <text:p>54.08528</text:p>
          </table:table-cell>
          <table:table-cell office:value-type="string">
            <text:p>12.101102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Greifswald (ohne Klinikum)</text:p>
          </table:table-cell>
          <table:table-cell office:value-type="string">
            <text:p>Goethestraße 2A</text:p>
          </table:table-cell>
          <table:table-cell office:value-type="string">
            <text:p>17489 Greifswald</text:p>
          </table:table-cell>
          <table:table-cell office:value-type="float" office:value="7.349">
            <text:p>7,349</text:p>
          </table:table-cell>
          <table:table-cell office:value-type="float" office:value="1705132">
            <text:p>1705132</text:p>
          </table:table-cell>
          <table:table-cell/>
          <table:table-cell office:value-type="string">
            <text:p>54.093301</text:p>
          </table:table-cell>
          <table:table-cell office:value-type="string">
            <text:p>13.38337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Medizinische Fakultät Greifswald</text:p>
          </table:table-cell>
          <table:table-cell office:value-type="string">
            <text:p>Medizinische Fakultät Greifswald</text:p>
          </table:table-cell>
          <table:table-cell office:value-type="string">
            <text:p>17475 Greifswald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4.091595</text:p>
          </table:table-cell>
          <table:table-cell office:value-type="string">
            <text:p>13.400875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und Theater, Rostock</text:p>
          </table:table-cell>
          <table:table-cell office:value-type="string">
            <text:p>Beim St.-Katharinenstift 8</text:p>
          </table:table-cell>
          <table:table-cell office:value-type="string">
            <text:p>18055 Rostock</text:p>
          </table:table-cell>
          <table:table-cell office:value-type="float" office:value="40.298">
            <text:p>40,298</text:p>
          </table:table-cell>
          <table:table-cell office:value-type="float" office:value="193127">
            <text:p>193127</text:p>
          </table:table-cell>
          <table:table-cell/>
          <table:table-cell office:value-type="string">
            <text:p>54.091178</text:p>
          </table:table-cell>
          <table:table-cell office:value-type="string">
            <text:p>12.144316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Neubrandenburg</text:p>
          </table:table-cell>
          <table:table-cell office:value-type="string">
            <text:p>Brodaer Straße 2</text:p>
          </table:table-cell>
          <table:table-cell office:value-type="string">
            <text:p>17033 Neubrandenburg</text:p>
          </table:table-cell>
          <table:table-cell office:value-type="float" office:value="15.949">
            <text:p>15,949</text:p>
          </table:table-cell>
          <table:table-cell office:value-type="float" office:value="434616">
            <text:p>434616</text:p>
          </table:table-cell>
          <table:table-cell/>
          <table:table-cell office:value-type="string">
            <text:p>53.556035</text:p>
          </table:table-cell>
          <table:table-cell office:value-type="string">
            <text:p>13.247622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Stralsund</text:p>
          </table:table-cell>
          <table:table-cell office:value-type="string">
            <text:p>Zur Schwedenschanze 15</text:p>
          </table:table-cell>
          <table:table-cell office:value-type="string">
            <text:p>18435 Stralsund</text:p>
          </table:table-cell>
          <table:table-cell office:value-type="float" office:value="17.888">
            <text:p>17,888</text:p>
          </table:table-cell>
          <table:table-cell office:value-type="float" office:value="499073">
            <text:p>499073</text:p>
          </table:table-cell>
          <table:table-cell/>
          <table:table-cell office:value-type="string">
            <text:p>54.33803</text:p>
          </table:table-cell>
          <table:table-cell office:value-type="string">
            <text:p>13.07008</text:p>
          </table:table-cell>
          <table:table-cell table:number-columns-repeated="1012"/>
        </table:table-row>
        <table:table-row table:style-name="ro1">
          <table:table-cell office:value-type="string">
            <text:p>Mecklenburg-Vorpommer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Wismar</text:p>
          </table:table-cell>
          <table:table-cell office:value-type="string">
            <text:p>Philipp-Müller-Straße 14</text:p>
          </table:table-cell>
          <table:table-cell office:value-type="string">
            <text:p>23966 Wismar</text:p>
          </table:table-cell>
          <table:table-cell office:value-type="float" office:value="10.773">
            <text:p>10,773</text:p>
          </table:table-cell>
          <table:table-cell office:value-type="float" office:value="422969">
            <text:p>422969</text:p>
          </table:table-cell>
          <table:table-cell/>
          <table:table-cell office:value-type="string">
            <text:p>53.889783</text:p>
          </table:table-cell>
          <table:table-cell office:value-type="string">
            <text:p>11.444633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Handelshochschule Leipzig (Priv. H)</text:p>
          </table:table-cell>
          <table:table-cell office:value-type="string">
            <text:p>Jahnallee 59 </text:p>
          </table:table-cell>
          <table:table-cell office:value-type="string">
            <text:p>04109 Leipzig</text:p>
          </table:table-cell>
          <table:table-cell office:value-type="float" office:value="17.354">
            <text:p>17,354</text:p>
          </table:table-cell>
          <table:table-cell office:value-type="float" office:value="345914">
            <text:p>345914</text:p>
          </table:table-cell>
          <table:table-cell/>
          <table:table-cell office:value-type="string">
            <text:p>51.340258</text:p>
          </table:table-cell>
          <table:table-cell office:value-type="string">
            <text:p>12.351456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privat</text:p>
          </table:table-cell>
          <table:table-cell office:value-type="string">
            <text:p>Universität</text:p>
          </table:table-cell>
          <table:table-cell office:value-type="float" office:value="11">
            <text:p>11</text:p>
          </table:table-cell>
          <table:table-cell office:value-type="string">
            <text:p>DIU-Dresden Intern. University GmbH Dresden (Priv. H)</text:p>
          </table:table-cell>
          <table:table-cell office:value-type="string">
            <text:p>Freiberger Straße 37</text:p>
          </table:table-cell>
          <table:table-cell office:value-type="string">
            <text:p>01067 Dresden</text:p>
          </table:table-cell>
          <table:table-cell office:value-type="float" office:value="16.913">
            <text:p>16,913</text:p>
          </table:table-cell>
          <table:table-cell office:value-type="float" office:value="41231">
            <text:p>41231</text:p>
          </table:table-cell>
          <table:table-cell/>
          <table:table-cell office:value-type="string">
            <text:p>51.049507</text:p>
          </table:table-cell>
          <table:table-cell office:value-type="string">
            <text:p>13.722161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Leipzig (Klinikum)</text:p>
          </table:table-cell>
          <table:table-cell office:value-type="string">
            <text:p>Johannisallee 34</text:p>
          </table:table-cell>
          <table:table-cell office:value-type="string">
            <text:p>04103 Leipzig</text:p>
          </table:table-cell>
          <table:table-cell office:value-type="float" office:value="22.155">
            <text:p>22,155</text:p>
          </table:table-cell>
          <table:table-cell office:value-type="float" office:value="7555721">
            <text:p>7555721</text:p>
          </table:table-cell>
          <table:table-cell/>
          <table:table-cell office:value-type="string">
            <text:p>51.328166</text:p>
          </table:table-cell>
          <table:table-cell office:value-type="string">
            <text:p>12.389146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TU Dresden (Klinikum)</text:p>
          </table:table-cell>
          <table:table-cell office:value-type="string">
            <text:p>Fetscherstraße 74</text:p>
          </table:table-cell>
          <table:table-cell office:value-type="string">
            <text:p>01307 Dresden</text:p>
          </table:table-cell>
          <table:table-cell office:value-type="float" office:value="22.497">
            <text:p>22,497</text:p>
          </table:table-cell>
          <table:table-cell office:value-type="float" office:value="7556543">
            <text:p>7556543</text:p>
          </table:table-cell>
          <table:table-cell/>
          <table:table-cell office:value-type="string">
            <text:p>51.054813</text:p>
          </table:table-cell>
          <table:table-cell office:value-type="string">
            <text:p>13.77778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Leipzig (ohne Klinikum)</text:p>
          </table:table-cell>
          <table:table-cell office:value-type="string">
            <text:p>Augustusplatz 10</text:p>
          </table:table-cell>
          <table:table-cell office:value-type="string">
            <text:p>04109 Leipzig</text:p>
          </table:table-cell>
          <table:table-cell office:value-type="float" office:value="8.779">
            <text:p>8,779</text:p>
          </table:table-cell>
          <table:table-cell office:value-type="float" office:value="4563232">
            <text:p>4563232</text:p>
          </table:table-cell>
          <table:table-cell/>
          <table:table-cell office:value-type="string">
            <text:p>51.338615</text:p>
          </table:table-cell>
          <table:table-cell office:value-type="string">
            <text:p>12.37981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Dresden (ohne Klinikum)</text:p>
          </table:table-cell>
          <table:table-cell office:value-type="string">
            <text:p>Mommsenstraße 9</text:p>
          </table:table-cell>
          <table:table-cell office:value-type="string">
            <text:p>01069 Dresden</text:p>
          </table:table-cell>
          <table:table-cell office:value-type="float" office:value="13.358">
            <text:p>13,358</text:p>
          </table:table-cell>
          <table:table-cell office:value-type="float" office:value="22546689">
            <text:p>22546689</text:p>
          </table:table-cell>
          <table:table-cell/>
          <table:table-cell office:value-type="string">
            <text:p>51.027132</text:p>
          </table:table-cell>
          <table:table-cell office:value-type="string">
            <text:p>13.72850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Chemnitz</text:p>
          </table:table-cell>
          <table:table-cell office:value-type="string">
            <text:p>Straße der Nationen 62</text:p>
          </table:table-cell>
          <table:table-cell office:value-type="string">
            <text:p>09125 Chemnitz</text:p>
          </table:table-cell>
          <table:table-cell office:value-type="float" office:value="15.442">
            <text:p>15,442</text:p>
          </table:table-cell>
          <table:table-cell office:value-type="float" office:value="7954774">
            <text:p>7954774</text:p>
          </table:table-cell>
          <table:table-cell/>
          <table:table-cell office:value-type="string">
            <text:p>50.839079</text:p>
          </table:table-cell>
          <table:table-cell office:value-type="string">
            <text:p>12.927034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Bergakademie Freiberg</text:p>
          </table:table-cell>
          <table:table-cell office:value-type="string">
            <text:p>Akademiestraße 6</text:p>
          </table:table-cell>
          <table:table-cell office:value-type="string">
            <text:p>09599 Freiberg</text:p>
          </table:table-cell>
          <table:table-cell office:value-type="float" office:value="38.209">
            <text:p>38,209</text:p>
          </table:table-cell>
          <table:table-cell office:value-type="float" office:value="22329156">
            <text:p>22329156</text:p>
          </table:table-cell>
          <table:table-cell/>
          <table:table-cell office:value-type="string">
            <text:p>50.918038</text:p>
          </table:table-cell>
          <table:table-cell office:value-type="string">
            <text:p>13.341102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Internationales Hochschulinstitut Zittau</text:p>
          </table:table-cell>
          <table:table-cell office:value-type="string">
            <text:p>Markt 23</text:p>
          </table:table-cell>
          <table:table-cell office:value-type="string">
            <text:p>02763 Zittau</text:p>
          </table:table-cell>
          <table:table-cell office:value-type="float" office:value="2.456">
            <text:p>2,456</text:p>
          </table:table-cell>
          <table:table-cell office:value-type="float" office:value="44975">
            <text:p>44975</text:p>
          </table:table-cell>
          <table:table-cell/>
          <table:table-cell office:value-type="string">
            <text:p>50.896062</text:p>
          </table:table-cell>
          <table:table-cell office:value-type="string">
            <text:p>14.80585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Palucca Hochschule für Tanz Dresden</text:p>
          </table:table-cell>
          <table:table-cell office:value-type="string">
            <text:p>Basteiplatz 4</text:p>
          </table:table-cell>
          <table:table-cell office:value-type="string">
            <text:p>01277 Dresden</text:p>
          </table:table-cell>
          <table:table-cell office:value-type="float" office:value="29.178">
            <text:p>29,178</text:p>
          </table:table-cell>
          <table:table-cell office:value-type="float" office:value="43586">
            <text:p>43586</text:p>
          </table:table-cell>
          <table:table-cell/>
          <table:table-cell office:value-type="string">
            <text:p>51.028997</text:p>
          </table:table-cell>
          <table:table-cell office:value-type="string">
            <text:p>13.77031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Bildende Künste Dresden</text:p>
          </table:table-cell>
          <table:table-cell office:value-type="string">
            <text:p>Pfotenhauerstraße 81</text:p>
          </table:table-cell>
          <table:table-cell office:value-type="string">
            <text:p>01307 Dresden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058819</text:p>
          </table:table-cell>
          <table:table-cell office:value-type="string">
            <text:p>13.77841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Graphik und Buchkunst Leipzig</text:p>
          </table:table-cell>
          <table:table-cell office:value-type="string">
            <text:p>Wächterstraße 11</text:p>
          </table:table-cell>
          <table:table-cell office:value-type="string">
            <text:p>04107 Leipzi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333507</text:p>
          </table:table-cell>
          <table:table-cell office:value-type="string">
            <text:p>12.36781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und Theater Leipzig</text:p>
          </table:table-cell>
          <table:table-cell office:value-type="string">
            <text:p>Grassistraße 8</text:p>
          </table:table-cell>
          <table:table-cell office:value-type="string">
            <text:p>04107 Leipzig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332944</text:p>
          </table:table-cell>
          <table:table-cell office:value-type="string">
            <text:p>12.367001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Dresden</text:p>
          </table:table-cell>
          <table:table-cell office:value-type="string">
            <text:p>Wettiner Platz 13</text:p>
          </table:table-cell>
          <table:table-cell office:value-type="string">
            <text:p>01067 Dresden</text:p>
          </table:table-cell>
          <table:table-cell office:value-type="float" office:value="19.261">
            <text:p>19,261</text:p>
          </table:table-cell>
          <table:table-cell office:value-type="float" office:value="159535">
            <text:p>159535</text:p>
          </table:table-cell>
          <table:table-cell/>
          <table:table-cell office:value-type="string">
            <text:p>51.05362</text:p>
          </table:table-cell>
          <table:table-cell office:value-type="string">
            <text:p>13.724369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Hochschule Fresenius Idstein in Zwickau (Priv. FH)</text:p>
          </table:table-cell>
          <table:table-cell office:value-type="string">
            <text:p>Lothar-Streit-Str. 10</text:p>
          </table:table-cell>
          <table:table-cell office:value-type="string">
            <text:p>08056 Zwickau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712479</text:p>
          </table:table-cell>
          <table:table-cell office:value-type="string">
            <text:p>12.49591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für Technik und Wirtschaft Dresden</text:p>
          </table:table-cell>
          <table:table-cell office:value-type="string">
            <text:p>Friedrich-List-Platz 1</text:p>
          </table:table-cell>
          <table:table-cell office:value-type="string">
            <text:p>01069 Dresden</text:p>
          </table:table-cell>
          <table:table-cell office:value-type="float" office:value="26.17">
            <text:p>26,17</text:p>
          </table:table-cell>
          <table:table-cell office:value-type="float" office:value="997250">
            <text:p>997250</text:p>
          </table:table-cell>
          <table:table-cell/>
          <table:table-cell office:value-type="string">
            <text:p>51.037822</text:p>
          </table:table-cell>
          <table:table-cell office:value-type="string">
            <text:p>13.734813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für Technik, Wirtschaft und Kultur Leipzig</text:p>
          </table:table-cell>
          <table:table-cell office:value-type="string">
            <text:p>Karl-Liebknecht-Str. 132</text:p>
          </table:table-cell>
          <table:table-cell office:value-type="string">
            <text:p>04277 Leipzig</text:p>
          </table:table-cell>
          <table:table-cell office:value-type="float" office:value="13.06">
            <text:p>13,06</text:p>
          </table:table-cell>
          <table:table-cell office:value-type="float" office:value="583184">
            <text:p>583184</text:p>
          </table:table-cell>
          <table:table-cell/>
          <table:table-cell office:value-type="string">
            <text:p>51.314255</text:p>
          </table:table-cell>
          <table:table-cell office:value-type="string">
            <text:p>12.373239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Mittweida (University of Applied Sciences)</text:p>
          </table:table-cell>
          <table:table-cell office:value-type="string">
            <text:p>Technikumplatz 17</text:p>
          </table:table-cell>
          <table:table-cell office:value-type="string">
            <text:p>09648 Mittweida</text:p>
          </table:table-cell>
          <table:table-cell office:value-type="float" office:value="20.052">
            <text:p>20,052</text:p>
          </table:table-cell>
          <table:table-cell office:value-type="float" office:value="714400">
            <text:p>714400</text:p>
          </table:table-cell>
          <table:table-cell/>
          <table:table-cell office:value-type="string">
            <text:p>50.987201</text:p>
          </table:table-cell>
          <table:table-cell office:value-type="string">
            <text:p>12.973014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Zittau/Görlitz (FH)</text:p>
          </table:table-cell>
          <table:table-cell office:value-type="string">
            <text:p>Theodor-Körner Allee 16</text:p>
          </table:table-cell>
          <table:table-cell office:value-type="string">
            <text:p>02763 Zittau</text:p>
          </table:table-cell>
          <table:table-cell office:value-type="float" office:value="51.438">
            <text:p>51,438</text:p>
          </table:table-cell>
          <table:table-cell office:value-type="float" office:value="1696943">
            <text:p>1696943</text:p>
          </table:table-cell>
          <table:table-cell/>
          <table:table-cell office:value-type="string">
            <text:p>50.893518</text:p>
          </table:table-cell>
          <table:table-cell office:value-type="string">
            <text:p>14.80668</text:p>
          </table:table-cell>
          <table:table-cell table:number-columns-repeated="1012"/>
        </table:table-row>
        <table:table-row table:style-name="ro1">
          <table:table-cell office:value-type="string">
            <text:p>Sachs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Westsächsische H Zwickau</text:p>
          </table:table-cell>
          <table:table-cell office:value-type="string">
            <text:p>Dr.-Friedrichs-Ring 2A</text:p>
          </table:table-cell>
          <table:table-cell office:value-type="string">
            <text:p>08056 Zwickau</text:p>
          </table:table-cell>
          <table:table-cell office:value-type="float" office:value="20.656">
            <text:p>20,656</text:p>
          </table:table-cell>
          <table:table-cell office:value-type="float" office:value="728525">
            <text:p>728525</text:p>
          </table:table-cell>
          <table:table-cell/>
          <table:table-cell office:value-type="string">
            <text:p>50.717063</text:p>
          </table:table-cell>
          <table:table-cell office:value-type="string">
            <text:p>12.492693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Halle (Klinikum)</text:p>
          </table:table-cell>
          <table:table-cell office:value-type="string">
            <text:p>Ernst-Grube-Straße 40</text:p>
          </table:table-cell>
          <table:table-cell office:value-type="string">
            <text:p>06120 Halle</text:p>
          </table:table-cell>
          <table:table-cell office:value-type="float" office:value="30.291">
            <text:p>30,291</text:p>
          </table:table-cell>
          <table:table-cell office:value-type="float" office:value="2631068">
            <text:p>2631068</text:p>
          </table:table-cell>
          <table:table-cell/>
          <table:table-cell office:value-type="string">
            <text:p>51.500408</text:p>
          </table:table-cell>
          <table:table-cell office:value-type="string">
            <text:p>11.935062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Magdeburg (Klinikum)</text:p>
          </table:table-cell>
          <table:table-cell office:value-type="string">
            <text:p>Leipziger Straße 44</text:p>
          </table:table-cell>
          <table:table-cell office:value-type="string">
            <text:p>39120 Magdeburg</text:p>
          </table:table-cell>
          <table:table-cell office:value-type="float" office:value="25.498">
            <text:p>25,498</text:p>
          </table:table-cell>
          <table:table-cell office:value-type="float" office:value="4723755">
            <text:p>4723755</text:p>
          </table:table-cell>
          <table:table-cell/>
          <table:table-cell office:value-type="string">
            <text:p>52.102151</text:p>
          </table:table-cell>
          <table:table-cell office:value-type="string">
            <text:p>11.620403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Halle (ohne Klinikum)</text:p>
          </table:table-cell>
          <table:table-cell office:value-type="string">
            <text:p>Franzosenweg 1a</text:p>
          </table:table-cell>
          <table:table-cell office:value-type="string">
            <text:p>06112 Halle</text:p>
          </table:table-cell>
          <table:table-cell office:value-type="float" office:value="17.364">
            <text:p>17,364</text:p>
          </table:table-cell>
          <table:table-cell office:value-type="float" office:value="5732148">
            <text:p>5732148</text:p>
          </table:table-cell>
          <table:table-cell/>
          <table:table-cell office:value-type="string">
            <text:p>51.486424</text:p>
          </table:table-cell>
          <table:table-cell office:value-type="string">
            <text:p>11.97661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Magdeburg (ohne Klinikum)</text:p>
          </table:table-cell>
          <table:table-cell office:value-type="string">
            <text:p>Universitätsplatz 2</text:p>
          </table:table-cell>
          <table:table-cell office:value-type="string">
            <text:p>39106 Magdeburg</text:p>
          </table:table-cell>
          <table:table-cell office:value-type="float" office:value="27.266">
            <text:p>27,266</text:p>
          </table:table-cell>
          <table:table-cell office:value-type="float" office:value="9885186">
            <text:p>9885186</text:p>
          </table:table-cell>
          <table:table-cell/>
          <table:table-cell office:value-type="string">
            <text:p>52.138922</text:p>
          </table:table-cell>
          <table:table-cell office:value-type="string">
            <text:p>11.64005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privat</text:p>
          </table:table-cell>
          <table:table-cell office:value-type="string">
            <text:p>Theologische Hochschule</text:p>
          </table:table-cell>
          <table:table-cell office:value-type="float" office:value="41">
            <text:p>41</text:p>
          </table:table-cell>
          <table:table-cell office:value-type="string">
            <text:p>Theol. Hochschule Friedensau</text:p>
          </table:table-cell>
          <table:table-cell office:value-type="string">
            <text:p>An der Ihle 19</text:p>
          </table:table-cell>
          <table:table-cell office:value-type="string">
            <text:p>39291 Möckern-Friedensau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2.14298</text:p>
          </table:table-cell>
          <table:table-cell office:value-type="string">
            <text:p>11.95521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privat</text:p>
          </table:table-cell>
          <table:table-cell office:value-type="string">
            <text:p>Kunsthochschule</text:p>
          </table:table-cell>
          <table:table-cell office:value-type="float" office:value="51">
            <text:p>51</text:p>
          </table:table-cell>
          <table:table-cell office:value-type="string">
            <text:p>Evang. Hochschule für Kirchenmusik Halle</text:p>
          </table:table-cell>
          <table:table-cell office:value-type="string">
            <text:p>Kleine Ulrichstraße 35</text:p>
          </table:table-cell>
          <table:table-cell office:value-type="string">
            <text:p>06108 Hall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1.484664</text:p>
          </table:table-cell>
          <table:table-cell office:value-type="string">
            <text:p>11.966433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Burg Giebichenstein Kunsthochschule, Halle</text:p>
          </table:table-cell>
          <table:table-cell office:value-type="string">
            <text:p>Neuwerk 7</text:p>
          </table:table-cell>
          <table:table-cell office:value-type="string">
            <text:p>06108 Halle</text:p>
          </table:table-cell>
          <table:table-cell office:value-type="float" office:value="11.128">
            <text:p>11,128</text:p>
          </table:table-cell>
          <table:table-cell office:value-type="float" office:value="98490">
            <text:p>98490</text:p>
          </table:table-cell>
          <table:table-cell/>
          <table:table-cell office:value-type="string">
            <text:p>51.491393</text:p>
          </table:table-cell>
          <table:table-cell office:value-type="string">
            <text:p>11.957685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Merseburg (FH)</text:p>
          </table:table-cell>
          <table:table-cell office:value-type="string">
            <text:p>Geusaer Straße</text:p>
          </table:table-cell>
          <table:table-cell office:value-type="string">
            <text:p>06217 Merseburg</text:p>
          </table:table-cell>
          <table:table-cell office:value-type="float" office:value="49.352">
            <text:p>49,352</text:p>
          </table:table-cell>
          <table:table-cell office:value-type="float" office:value="644201">
            <text:p>644201</text:p>
          </table:table-cell>
          <table:table-cell/>
          <table:table-cell office:value-type="string">
            <text:p>51.343084</text:p>
          </table:table-cell>
          <table:table-cell office:value-type="string">
            <text:p>11.973017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Magdeburg-Stendal (FH)</text:p>
          </table:table-cell>
          <table:table-cell office:value-type="string">
            <text:p>Osterburger Straße 25</text:p>
          </table:table-cell>
          <table:table-cell office:value-type="string">
            <text:p>39576 Stendal</text:p>
          </table:table-cell>
          <table:table-cell office:value-type="float" office:value="8.537">
            <text:p>8,537</text:p>
          </table:table-cell>
          <table:table-cell office:value-type="float" office:value="389605">
            <text:p>389605</text:p>
          </table:table-cell>
          <table:table-cell/>
          <table:table-cell office:value-type="string">
            <text:p>52.620263</text:p>
          </table:table-cell>
          <table:table-cell office:value-type="string">
            <text:p>11.846823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Harz (FH)</text:p>
          </table:table-cell>
          <table:table-cell office:value-type="string">
            <text:p>Friedrichstr. 57-59</text:p>
          </table:table-cell>
          <table:table-cell office:value-type="string">
            <text:p>38855 Wernigerode</text:p>
          </table:table-cell>
          <table:table-cell office:value-type="float" office:value="12.391">
            <text:p>12,391</text:p>
          </table:table-cell>
          <table:table-cell office:value-type="float" office:value="113378">
            <text:p>113378</text:p>
          </table:table-cell>
          <table:table-cell/>
          <table:table-cell office:value-type="string">
            <text:p>51.826902</text:p>
          </table:table-cell>
          <table:table-cell office:value-type="string">
            <text:p>10.760748</text:p>
          </table:table-cell>
          <table:table-cell table:number-columns-repeated="1012"/>
        </table:table-row>
        <table:table-row table:style-name="ro1">
          <table:table-cell office:value-type="string">
            <text:p>Sachsen-Anhalt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Hochschule Anhalt (FH)</text:p>
          </table:table-cell>
          <table:table-cell office:value-type="string">
            <text:p>Bernburger Str. 55</text:p>
          </table:table-cell>
          <table:table-cell office:value-type="string">
            <text:p>06366 Köthen</text:p>
          </table:table-cell>
          <table:table-cell office:value-type="float" office:value="11.582">
            <text:p>11,582</text:p>
          </table:table-cell>
          <table:table-cell office:value-type="float" office:value="505151">
            <text:p>505151</text:p>
          </table:table-cell>
          <table:table-cell/>
          <table:table-cell office:value-type="string">
            <text:p>51.754947</text:p>
          </table:table-cell>
          <table:table-cell office:value-type="string">
            <text:p>11.967627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Uniklinik</text:p>
          </table:table-cell>
          <table:table-cell office:value-type="float" office:value="12">
            <text:p>12</text:p>
          </table:table-cell>
          <table:table-cell office:value-type="string">
            <text:p>Universität Jena (Klinikum)</text:p>
          </table:table-cell>
          <table:table-cell office:value-type="string">
            <text:p>Bachstrasse 18</text:p>
          </table:table-cell>
          <table:table-cell office:value-type="string">
            <text:p>07743 Jena </text:p>
          </table:table-cell>
          <table:table-cell office:value-type="float" office:value="23.376">
            <text:p>23,376</text:p>
          </table:table-cell>
          <table:table-cell office:value-type="float" office:value="4517463">
            <text:p>4517463</text:p>
          </table:table-cell>
          <table:table-cell/>
          <table:table-cell office:value-type="string">
            <text:p>50.929811</text:p>
          </table:table-cell>
          <table:table-cell office:value-type="string">
            <text:p>11.579644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Jena (ohne Klinikum)</text:p>
          </table:table-cell>
          <table:table-cell office:value-type="string">
            <text:p>Fürstengraben 1</text:p>
          </table:table-cell>
          <table:table-cell office:value-type="string">
            <text:p>07743 Jena</text:p>
          </table:table-cell>
          <table:table-cell office:value-type="float" office:value="3.666">
            <text:p>3,666</text:p>
          </table:table-cell>
          <table:table-cell office:value-type="float" office:value="1857754">
            <text:p>1857754</text:p>
          </table:table-cell>
          <table:table-cell/>
          <table:table-cell office:value-type="string">
            <text:p>50.930002</text:p>
          </table:table-cell>
          <table:table-cell office:value-type="string">
            <text:p>11.589952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Bauhaus-Universität Weimar</text:p>
          </table:table-cell>
          <table:table-cell office:value-type="string">
            <text:p>Geschwister-Scholl-Straße 8</text:p>
          </table:table-cell>
          <table:table-cell office:value-type="string">
            <text:p>99423 Weimar</text:p>
          </table:table-cell>
          <table:table-cell office:value-type="float" office:value="18.68">
            <text:p>18,68</text:p>
          </table:table-cell>
          <table:table-cell office:value-type="float" office:value="2833555">
            <text:p>2833555</text:p>
          </table:table-cell>
          <table:table-cell/>
          <table:table-cell office:value-type="string">
            <text:p>50.974728</text:p>
          </table:table-cell>
          <table:table-cell office:value-type="string">
            <text:p>11.329445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TU Ilmenau</text:p>
          </table:table-cell>
          <table:table-cell office:value-type="string">
            <text:p>Max-Planck-Ring 14</text:p>
          </table:table-cell>
          <table:table-cell office:value-type="string">
            <text:p>98693 Ilmenau</text:p>
          </table:table-cell>
          <table:table-cell office:value-type="float" office:value="16.275">
            <text:p>16,275</text:p>
          </table:table-cell>
          <table:table-cell office:value-type="float" office:value="4071049">
            <text:p>4071049</text:p>
          </table:table-cell>
          <table:table-cell/>
          <table:table-cell office:value-type="string">
            <text:p>50.6811</text:p>
          </table:table-cell>
          <table:table-cell office:value-type="string">
            <text:p>10.93302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Universität</text:p>
          </table:table-cell>
          <table:table-cell office:value-type="float" office:value="13">
            <text:p>13</text:p>
          </table:table-cell>
          <table:table-cell office:value-type="string">
            <text:p>Universität Erfurt</text:p>
          </table:table-cell>
          <table:table-cell office:value-type="string">
            <text:p>Nordhäuser Straße 63</text:p>
          </table:table-cell>
          <table:table-cell office:value-type="string">
            <text:p>99089 Erfurt</text:p>
          </table:table-cell>
          <table:table-cell office:value-type="float" office:value="23.368">
            <text:p>23,368</text:p>
          </table:table-cell>
          <table:table-cell office:value-type="float" office:value="1216330">
            <text:p>1216330</text:p>
          </table:table-cell>
          <table:table-cell/>
          <table:table-cell office:value-type="string">
            <text:p>50.992077</text:p>
          </table:table-cell>
          <table:table-cell office:value-type="string">
            <text:p>11.011022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Kunsthochschule</text:p>
          </table:table-cell>
          <table:table-cell office:value-type="float" office:value="53">
            <text:p>53</text:p>
          </table:table-cell>
          <table:table-cell office:value-type="string">
            <text:p>Hochschule für Musik Weimar</text:p>
          </table:table-cell>
          <table:table-cell office:value-type="string">
            <text:p>Platz der Demokratie 2</text:p>
          </table:table-cell>
          <table:table-cell office:value-type="string">
            <text:p>99423 Weimar</text:p>
          </table:table-cell>
          <table:table-cell office:value-type="float" office:value="19.093">
            <text:p>19,093</text:p>
          </table:table-cell>
          <table:table-cell office:value-type="float" office:value="120070">
            <text:p>120070</text:p>
          </table:table-cell>
          <table:table-cell/>
          <table:table-cell office:value-type="string">
            <text:p>50.978507</text:p>
          </table:table-cell>
          <table:table-cell office:value-type="string">
            <text:p>11.331502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SRH FH für Gesundheit Gera (Priv. FH)</text:p>
          </table:table-cell>
          <table:table-cell office:value-type="string">
            <text:p>Hermann-Drechsler-Straße 2</text:p>
          </table:table-cell>
          <table:table-cell office:value-type="string">
            <text:p>07548 Gera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50.885843</text:p>
          </table:table-cell>
          <table:table-cell office:value-type="string">
            <text:p>12.072413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privat</text:p>
          </table:table-cell>
          <table:table-cell office:value-type="string">
            <text:p>Fachhochschule</text:p>
          </table:table-cell>
          <table:table-cell office:value-type="float" office:value="61">
            <text:p>61</text:p>
          </table:table-cell>
          <table:table-cell office:value-type="string">
            <text:p>FH Kunst Arnstadt (Priv.)</text:p>
          </table:table-cell>
          <table:table-cell office:value-type="string">
            <text:p>Lindenallee 10</text:p>
          </table:table-cell>
          <table:table-cell office:value-type="string">
            <text:p>99310 Arnstadt</text:p>
          </table:table-cell>
          <table:table-cell office:value-type="float" office:value="13.721">
            <text:p>13,721</text:p>
          </table:table-cell>
          <table:table-cell office:value-type="float" office:value="12500">
            <text:p>12500</text:p>
          </table:table-cell>
          <table:table-cell/>
          <table:table-cell office:value-type="string">
            <text:p>50.830447</text:p>
          </table:table-cell>
          <table:table-cell office:value-type="string">
            <text:p>10.951917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Erfurt</text:p>
          </table:table-cell>
          <table:table-cell office:value-type="string">
            <text:p>Altonaer Str. 25</text:p>
          </table:table-cell>
          <table:table-cell office:value-type="string">
            <text:p>99085 Erfurt</text:p>
          </table:table-cell>
          <table:table-cell office:value-type="float" office:value="30.974">
            <text:p>30,974</text:p>
          </table:table-cell>
          <table:table-cell office:value-type="float" office:value="641427">
            <text:p>641427</text:p>
          </table:table-cell>
          <table:table-cell/>
          <table:table-cell office:value-type="string">
            <text:p>50.984658</text:p>
          </table:table-cell>
          <table:table-cell office:value-type="string">
            <text:p>11.041118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Jena</text:p>
          </table:table-cell>
          <table:table-cell office:value-type="string">
            <text:p>Carl-Zeiß-Promenade 2</text:p>
          </table:table-cell>
          <table:table-cell office:value-type="string">
            <text:p>07745 Jena</text:p>
          </table:table-cell>
          <table:table-cell office:value-type="float" office:value="16.758">
            <text:p>16,758</text:p>
          </table:table-cell>
          <table:table-cell office:value-type="float" office:value="409959">
            <text:p>409959</text:p>
          </table:table-cell>
          <table:table-cell/>
          <table:table-cell office:value-type="string">
            <text:p>50.918508</text:p>
          </table:table-cell>
          <table:table-cell office:value-type="string">
            <text:p>11.569529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Schmalkalden</text:p>
          </table:table-cell>
          <table:table-cell office:value-type="string">
            <text:p>Blechhammer 9</text:p>
          </table:table-cell>
          <table:table-cell office:value-type="string">
            <text:p>98574 Schmalkalden</text:p>
          </table:table-cell>
          <table:table-cell office:value-type="float" office:value="16.486">
            <text:p>16,486</text:p>
          </table:table-cell>
          <table:table-cell office:value-type="float" office:value="106016">
            <text:p>106016</text:p>
          </table:table-cell>
          <table:table-cell/>
          <table:table-cell office:value-type="string">
            <text:p>50.717107</text:p>
          </table:table-cell>
          <table:table-cell office:value-type="string">
            <text:p>10.463388</text:p>
          </table:table-cell>
          <table:table-cell table:number-columns-repeated="1012"/>
        </table:table-row>
        <table:table-row table:style-name="ro1">
          <table:table-cell office:value-type="string">
            <text:p>Thüringen</text:p>
          </table:table-cell>
          <table:table-cell office:value-type="string">
            <text:p>staatlich</text:p>
          </table:table-cell>
          <table:table-cell office:value-type="string">
            <text:p>Fachhochschule</text:p>
          </table:table-cell>
          <table:table-cell office:value-type="float" office:value="63">
            <text:p>63</text:p>
          </table:table-cell>
          <table:table-cell office:value-type="string">
            <text:p>FH Nordhausen</text:p>
          </table:table-cell>
          <table:table-cell office:value-type="string">
            <text:p>Weinberghof 4</text:p>
          </table:table-cell>
          <table:table-cell office:value-type="string">
            <text:p>99734 Nordhausen</text:p>
          </table:table-cell>
          <table:table-cell office:value-type="float" office:value="15.626">
            <text:p>15,626</text:p>
          </table:table-cell>
          <table:table-cell office:value-type="float" office:value="171623">
            <text:p>171623</text:p>
          </table:table-cell>
          <table:table-cell/>
          <table:table-cell office:value-type="string">
            <text:p>51.497484</text:p>
          </table:table-cell>
          <table:table-cell office:value-type="string">
            <text:p>10.810062</text:p>
          </table:table-cell>
          <table:table-cell table:number-columns-repeated="1012"/>
        </table:table-row>
        <table:table-row table:style-name="ro1" table:number-rows-repeated="1048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4P0" style:volatile="true">
      <number:number number: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4P1" style:volatile="true">
      <number:text>-</number:text>
      <number:number number:decimal-places="1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4">
      <number:text> - </number:text>
      <style:map style:condition="value()&gt;0" style:apply-style-name="N114P0"/>
      <style:map style:condition="value()&lt;0" style:apply-style-name="N114P1"/>
    </number:number-style>
    <number:number-style style:name="N117P0" style:volatile="true"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7P1" style:volatile="true">
      <number:text>-</number:text>
      <number:number number:decimal-places="0" number:min-integer-digits="1">
        <number:embedded-text number:position="6"> </number:embedded-text>
        <number:embedded-text number:position="3"> </number:embedded-text>
      </number:number>
      <number:text> </number:text>
    </number:number-style>
    <number:number-style style:name="N117">
      <number:text> - </number:text>
      <style:map style:condition="value()&gt;0" style:apply-style-name="N117P0"/>
      <style:map style:condition="value()&lt;0" style:apply-style-name="N117P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0">00.00.0000</text:date>, <text:time style:data-style-name="N2" text:time-value="0000-00-00T11:03:47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2" style:display-name="PageStyle_Tabelle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Tabelle3" style:display-name="PageStyle_Tabelle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d Kramer</meta:initial-creator>
    <meta:creation-date>2012-11-30T19:23:03</meta:creation-date>
    <dc:date>2013-01-10T11:19:08</dc:date>
    <meta:editing-cycles>6</meta:editing-cycles>
    <meta:editing-duration>PT1H7M15S</meta:editing-duration>
    <meta:generator>LibreOffice/3.6$Linux_x86 LibreOffice_project/360m1$Build-2</meta:generator>
    <meta:document-statistic meta:table-count="1" meta:cell-count="4000" meta:object-count="0"/>
  </office:meta>
</office:document-meta>
</file>